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1x1x1</text:p>
          </table:table-cell>
          <table:table-cell table:number-columns-repeated="4"/>
          <table:table-cell office:value-type="string" calcext:value-type="string">
            <text:p>2x1x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-2.97763" calcext:value-type="float">
            <text:p>-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0.8559" calcext:value-type="float">
            <text:p>10.8559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-2.97763" calcext:value-type="float">
            <text:p>-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0.15927" calcext:value-type="float">
            <text:p>10.159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0.83778" calcext:value-type="float">
            <text:p>10.837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0.83778" calcext:value-type="float">
            <text:p>10.83778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0.19992" calcext:value-type="float">
            <text:p>10.19992</text:p>
          </table:table-cell>
          <table:table-cell office:value-type="float" office:value="11.78438" calcext:value-type="float">
            <text:p>11.7843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0.19992" calcext:value-type="float">
            <text:p>10.19992</text:p>
          </table:table-cell>
          <table:table-cell office:value-type="float" office:value="11.78438" calcext:value-type="float">
            <text:p>11.7843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69399" calcext:value-type="float">
            <text:p>-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8.96678" calcext:value-type="float">
            <text:p>8.966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69399" calcext:value-type="float">
            <text:p>-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1.38398" calcext:value-type="float">
            <text:p>-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7.76689" calcext:value-type="float">
            <text:p>7.76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1.38398" calcext:value-type="float">
            <text:p>-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2.33506" calcext:value-type="float">
            <text:p>-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7.76504" calcext:value-type="float">
            <text:p>7.7650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2.33506" calcext:value-type="float">
            <text:p>-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69266" calcext:value-type="float">
            <text:p>-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6.57256" calcext:value-type="float">
            <text:p>6.572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69266" calcext:value-type="float">
            <text:p>-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16686" calcext:value-type="float">
            <text:p>-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5.75353" calcext:value-type="float">
            <text:p>5.7535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16686" calcext:value-type="float">
            <text:p>-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64711" calcext:value-type="float">
            <text:p>-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0.22213" calcext:value-type="float">
            <text:p>10.2221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64711" calcext:value-type="float">
            <text:p>-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01839" calcext:value-type="float">
            <text:p>-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9.57689" calcext:value-type="float">
            <text:p>9.57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01839" calcext:value-type="float">
            <text:p>-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2.18587" calcext:value-type="float">
            <text:p>-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9.14611" calcext:value-type="float">
            <text:p>9.1461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2.18587" calcext:value-type="float">
            <text:p>-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75403" calcext:value-type="float">
            <text:p>-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0.68063" calcext:value-type="float">
            <text:p>10.6806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75403" calcext:value-type="float">
            <text:p>-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0.68063" calcext:value-type="float">
            <text:p>10.680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5.65582" calcext:value-type="float">
            <text:p>-5.65582</text:p>
          </table:table-cell>
          <table:table-cell office:value-type="float" office:value="12.11716" calcext:value-type="float">
            <text:p>12.11716</text:p>
          </table:table-cell>
          <table:table-cell office:value-type="float" office:value="11.34436" calcext:value-type="float">
            <text:p>11.3443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5.65582" calcext:value-type="float">
            <text:p>-5.65582</text:p>
          </table:table-cell>
          <table:table-cell office:value-type="float" office:value="12.11716" calcext:value-type="float">
            <text:p>12.11716</text:p>
          </table:table-cell>
          <table:table-cell office:value-type="float" office:value="11.34436" calcext:value-type="float">
            <text:p>11.3443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5.56924" calcext:value-type="float">
            <text:p>-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1.54588" calcext:value-type="float">
            <text:p>11.5458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5.56924" calcext:value-type="float">
            <text:p>-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91885" calcext:value-type="float">
            <text:p>-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9.8727" calcext:value-type="float">
            <text:p>9.87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91885" calcext:value-type="float">
            <text:p>-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11368" calcext:value-type="float">
            <text:p>-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11368" calcext:value-type="float">
            <text:p>-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5.58922" calcext:value-type="float">
            <text:p>-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5.58922" calcext:value-type="float">
            <text:p>-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57385" calcext:value-type="float">
            <text:p>-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9.63235" calcext:value-type="float">
            <text:p>9.632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57385" calcext:value-type="float">
            <text:p>-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2.4283" calcext:value-type="float">
            <text:p>-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0.03909" calcext:value-type="float">
            <text:p>10.039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2.4283" calcext:value-type="float">
            <text:p>-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74097" calcext:value-type="float">
            <text:p>-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0.5697" calcext:value-type="float">
            <text:p>10.56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74097" calcext:value-type="float">
            <text:p>-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2.37102" calcext:value-type="float">
            <text:p>-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9.61571" calcext:value-type="float">
            <text:p>9.615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2.37102" calcext:value-type="float">
            <text:p>-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59578" calcext:value-type="float">
            <text:p>-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9.81723" calcext:value-type="float">
            <text:p>9.8172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59578" calcext:value-type="float">
            <text:p>-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2.97577" calcext:value-type="float">
            <text:p>-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2.853" calcext:value-type="float">
            <text:p>12.8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2.97577" calcext:value-type="float">
            <text:p>-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60315" calcext:value-type="float">
            <text:p>-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3.30411" calcext:value-type="float">
            <text:p>13.30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60315" calcext:value-type="float">
            <text:p>-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3.95348" calcext:value-type="float">
            <text:p>-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2.74761" calcext:value-type="float">
            <text:p>12.747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3.95348" calcext:value-type="float">
            <text:p>-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2.60546" calcext:value-type="float">
            <text:p>-2.60546</text:p>
          </table:table-cell>
          <table:table-cell office:value-type="float" office:value="10.33143" calcext:value-type="float">
            <text:p>10.33143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2.60546" calcext:value-type="float">
            <text:p>-2.60546</text:p>
          </table:table-cell>
          <table:table-cell office:value-type="float" office:value="10.33143" calcext:value-type="float">
            <text:p>10.33143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2.04867" calcext:value-type="float">
            <text:p>-2.04867</text:p>
          </table:table-cell>
          <table:table-cell office:value-type="float" office:value="11.44348" calcext:value-type="float">
            <text:p>11.44348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2.04867" calcext:value-type="float">
            <text:p>-2.04867</text:p>
          </table:table-cell>
          <table:table-cell office:value-type="float" office:value="11.44348" calcext:value-type="float">
            <text:p>11.44348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1.86485" calcext:value-type="float">
            <text:p>-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2.83451" calcext:value-type="float">
            <text:p>12.8345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1.86485" calcext:value-type="float">
            <text:p>-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6.36045" calcext:value-type="float">
            <text:p>16.3604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6118" calcext:value-type="float">
            <text:p>1.6118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6.36045" calcext:value-type="float">
            <text:p>16.3604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36174" calcext:value-type="float">
            <text:p>17.36174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0.91517" calcext:value-type="float">
            <text:p>0.915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36174" calcext:value-type="float">
            <text:p>17.36174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87191" calcext:value-type="float">
            <text:p>17.87191</text:p>
          </table:table-cell>
          <table:table-cell office:value-type="float" office:value="5.0642" calcext:value-type="float">
            <text:p>5.0642</text:p>
          </table:table-cell>
          <table:table-cell office:value-type="float" office:value="1.59368" calcext:value-type="float">
            <text:p>1.593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87191" calcext:value-type="float">
            <text:p>17.87191</text:p>
          </table:table-cell>
          <table:table-cell office:value-type="float" office:value="5.0642" calcext:value-type="float">
            <text:p>5.0642</text:p>
          </table:table-cell>
          <table:table-cell office:value-type="float" office:value="1.59368" calcext:value-type="float">
            <text:p>1.59368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7.80798" calcext:value-type="float">
            <text:p>17.80798</text:p>
          </table:table-cell>
          <table:table-cell office:value-type="float" office:value="5.10111" calcext:value-type="float">
            <text:p>5.10111</text:p>
          </table:table-cell>
          <table:table-cell office:value-type="float" office:value="2.54028" calcext:value-type="float">
            <text:p>2.5402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7.80798" calcext:value-type="float">
            <text:p>17.80798</text:p>
          </table:table-cell>
          <table:table-cell office:value-type="float" office:value="5.10111" calcext:value-type="float">
            <text:p>5.10111</text:p>
          </table:table-cell>
          <table:table-cell office:value-type="float" office:value="2.54028" calcext:value-type="float">
            <text:p>2.5402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66811" calcext:value-type="float">
            <text:p>17.66811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18.21088" calcext:value-type="float">
            <text:p>18.2108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66811" calcext:value-type="float">
            <text:p>17.66811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37506" calcext:value-type="float">
            <text:p>17.37506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7.01099" calcext:value-type="float">
            <text:p>17.010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37506" calcext:value-type="float">
            <text:p>17.37506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6.87156" calcext:value-type="float">
            <text:p>16.87156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7.00914" calcext:value-type="float">
            <text:p>17.0091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6.87156" calcext:value-type="float">
            <text:p>16.87156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81064" calcext:value-type="float">
            <text:p>17.81064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5.81666" calcext:value-type="float">
            <text:p>15.8166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81064" calcext:value-type="float">
            <text:p>17.81064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7.63748" calcext:value-type="float">
            <text:p>17.63748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4.99763" calcext:value-type="float">
            <text:p>14.9976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7.63748" calcext:value-type="float">
            <text:p>17.63748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4.4952" calcext:value-type="float">
            <text:p>14.4952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0.97803" calcext:value-type="float">
            <text:p>0.978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4.4952" calcext:value-type="float">
            <text:p>14.4952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07828" calcext:value-type="float">
            <text:p>14.07828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0.33279" calcext:value-type="float">
            <text:p>0.33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07828" calcext:value-type="float">
            <text:p>14.07828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4.62441" calcext:value-type="float">
            <text:p>14.62441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18.39021" calcext:value-type="float">
            <text:p>18.3902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4.62441" calcext:value-type="float">
            <text:p>14.62441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3.32035" calcext:value-type="float">
            <text:p>13.32035</text:p>
          </table:table-cell>
          <table:table-cell office:value-type="float" office:value="2.20102" calcext:value-type="float">
            <text:p>2.20102</text:p>
          </table:table-cell>
          <table:table-cell office:value-type="float" office:value="1.43653" calcext:value-type="float">
            <text:p>1.4365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.32035" calcext:value-type="float">
            <text:p>13.32035</text:p>
          </table:table-cell>
          <table:table-cell office:value-type="float" office:value="2.20102" calcext:value-type="float">
            <text:p>2.20102</text:p>
          </table:table-cell>
          <table:table-cell office:value-type="float" office:value="1.43653" calcext:value-type="float">
            <text:p>1.436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.31902" calcext:value-type="float">
            <text:p>13.31902</text:p>
          </table:table-cell>
          <table:table-cell office:value-type="float" office:value="1.1605" calcext:value-type="float">
            <text:p>1.1605</text:p>
          </table:table-cell>
          <table:table-cell office:value-type="float" office:value="2.10026" calcext:value-type="float">
            <text:p>2.1002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3.31902" calcext:value-type="float">
            <text:p>13.31902</text:p>
          </table:table-cell>
          <table:table-cell office:value-type="float" office:value="1.1605" calcext:value-type="float">
            <text:p>1.1605</text:p>
          </table:table-cell>
          <table:table-cell office:value-type="float" office:value="2.10026" calcext:value-type="float">
            <text:p>2.1002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.30178" calcext:value-type="float">
            <text:p>2.301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05671" calcext:value-type="float">
            <text:p>17.05671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0.6286" calcext:value-type="float">
            <text:p>0.628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05671" calcext:value-type="float">
            <text:p>17.05671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41334" calcext:value-type="float">
            <text:p>16.413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41334" calcext:value-type="float">
            <text:p>16.41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46226" calcext:value-type="float">
            <text:p>15.462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46226" calcext:value-type="float">
            <text:p>15.46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41006" calcext:value-type="float">
            <text:p>18.4100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38825" calcext:value-type="float">
            <text:p>0.388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41006" calcext:value-type="float">
            <text:p>18.4100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9.62221" calcext:value-type="float">
            <text:p>19.62221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0.79499" calcext:value-type="float">
            <text:p>0.794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.62221" calcext:value-type="float">
            <text:p>19.62221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9.6302" calcext:value-type="float">
            <text:p>19.6302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1.3256" calcext:value-type="float">
            <text:p>1.32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9.6302" calcext:value-type="float">
            <text:p>19.6302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0.80772" calcext:value-type="float">
            <text:p>20.80772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0.37161" calcext:value-type="float">
            <text:p>0.371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.80772" calcext:value-type="float">
            <text:p>20.80772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1.63891" calcext:value-type="float">
            <text:p>21.63891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0.57313" calcext:value-type="float">
            <text:p>0.5731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1.63891" calcext:value-type="float">
            <text:p>21.63891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.8609" calcext:value-type="float">
            <text:p>16.8609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3.6089" calcext:value-type="float">
            <text:p>3.608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.8609" calcext:value-type="float">
            <text:p>16.8609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61217" calcext:value-type="float">
            <text:p>17.61217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4.06001" calcext:value-type="float">
            <text:p>4.060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61217" calcext:value-type="float">
            <text:p>17.61217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8.03043" calcext:value-type="float">
            <text:p>18.03043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3.50351" calcext:value-type="float">
            <text:p>3.503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8.03043" calcext:value-type="float">
            <text:p>18.03043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39069" calcext:value-type="float">
            <text:p>16.39069</text:p>
          </table:table-cell>
          <table:table-cell office:value-type="float" office:value="2.90932" calcext:value-type="float">
            <text:p>2.90932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39069" calcext:value-type="float">
            <text:p>16.39069</text:p>
          </table:table-cell>
          <table:table-cell office:value-type="float" office:value="2.90932" calcext:value-type="float">
            <text:p>2.90932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.70602" calcext:value-type="float">
            <text:p>15.70602</text:p>
          </table:table-cell>
          <table:table-cell office:value-type="float" office:value="3.94754" calcext:value-type="float">
            <text:p>3.94754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5.70602" calcext:value-type="float">
            <text:p>15.70602</text:p>
          </table:table-cell>
          <table:table-cell office:value-type="float" office:value="3.94754" calcext:value-type="float">
            <text:p>3.9475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5.40232" calcext:value-type="float">
            <text:p>15.40232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3.59041" calcext:value-type="float">
            <text:p>3.5904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.40232" calcext:value-type="float">
            <text:p>15.40232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6.01773" calcext:value-type="float">
            <text:p>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0.8559" calcext:value-type="float">
            <text:p>10.8559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6.01773" calcext:value-type="float">
            <text:p>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.15231" calcext:value-type="float">
            <text:p>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0.15927" calcext:value-type="float">
            <text:p>10.159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.15231" calcext:value-type="float">
            <text:p>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55023" calcext:value-type="float">
            <text:p>4.55023</text:p>
          </table:table-cell>
          <table:table-cell office:value-type="float" office:value="18.00963" calcext:value-type="float">
            <text:p>18.00963</text:p>
          </table:table-cell>
          <table:table-cell office:value-type="float" office:value="10.83778" calcext:value-type="float">
            <text:p>10.837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55023" calcext:value-type="float">
            <text:p>4.55023</text:p>
          </table:table-cell>
          <table:table-cell office:value-type="float" office:value="18.00963" calcext:value-type="float">
            <text:p>18.00963</text:p>
          </table:table-cell>
          <table:table-cell office:value-type="float" office:value="10.83778" calcext:value-type="float">
            <text:p>10.83778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48629" calcext:value-type="float">
            <text:p>4.48629</text:p>
          </table:table-cell>
          <table:table-cell office:value-type="float" office:value="17.97272" calcext:value-type="float">
            <text:p>17.97272</text:p>
          </table:table-cell>
          <table:table-cell office:value-type="float" office:value="11.78438" calcext:value-type="float">
            <text:p>11.7843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48629" calcext:value-type="float">
            <text:p>4.48629</text:p>
          </table:table-cell>
          <table:table-cell office:value-type="float" office:value="17.97272" calcext:value-type="float">
            <text:p>17.97272</text:p>
          </table:table-cell>
          <table:table-cell office:value-type="float" office:value="11.78438" calcext:value-type="float">
            <text:p>11.7843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04175" calcext:value-type="float">
            <text:p>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8.96678" calcext:value-type="float">
            <text:p>8.966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04175" calcext:value-type="float">
            <text:p>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4387" calcext:value-type="float">
            <text:p>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7.76689" calcext:value-type="float">
            <text:p>7.76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4387" calcext:value-type="float">
            <text:p>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88626" calcext:value-type="float">
            <text:p>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7.76504" calcext:value-type="float">
            <text:p>7.7650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88626" calcext:value-type="float">
            <text:p>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18295" calcext:value-type="float">
            <text:p>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6.57256" calcext:value-type="float">
            <text:p>6.572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18295" calcext:value-type="float">
            <text:p>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48399" calcext:value-type="float">
            <text:p>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5.75353" calcext:value-type="float">
            <text:p>5.7535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48399" calcext:value-type="float">
            <text:p>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.82197" calcext:value-type="float">
            <text:p>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0.22213" calcext:value-type="float">
            <text:p>10.2221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82197" calcext:value-type="float">
            <text:p>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77632" calcext:value-type="float">
            <text:p>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9.57689" calcext:value-type="float">
            <text:p>9.57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77632" calcext:value-type="float">
            <text:p>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48993" calcext:value-type="float">
            <text:p>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14611" calcext:value-type="float">
            <text:p>9.1461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48993" calcext:value-type="float">
            <text:p>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75403" calcext:value-type="float">
            <text:p>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0.68063" calcext:value-type="float">
            <text:p>10.6806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75403" calcext:value-type="float">
            <text:p>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0.68063" calcext:value-type="float">
            <text:p>10.680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.65449" calcext:value-type="float">
            <text:p>5.65449</text:p>
          </table:table-cell>
          <table:table-cell office:value-type="float" office:value="12.11486" calcext:value-type="float">
            <text:p>12.11486</text:p>
          </table:table-cell>
          <table:table-cell office:value-type="float" office:value="11.34436" calcext:value-type="float">
            <text:p>11.3443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.65449" calcext:value-type="float">
            <text:p>5.65449</text:p>
          </table:table-cell>
          <table:table-cell office:value-type="float" office:value="12.11486" calcext:value-type="float">
            <text:p>12.11486</text:p>
          </table:table-cell>
          <table:table-cell office:value-type="float" office:value="11.34436" calcext:value-type="float">
            <text:p>11.3443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6.68016" calcext:value-type="float">
            <text:p>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1.54588" calcext:value-type="float">
            <text:p>11.5458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.68016" calcext:value-type="float">
            <text:p>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.65521" calcext:value-type="float">
            <text:p>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9.8727" calcext:value-type="float">
            <text:p>9.87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7.65521" calcext:value-type="float">
            <text:p>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20667" calcext:value-type="float">
            <text:p>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20667" calcext:value-type="float">
            <text:p>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73113" calcext:value-type="float">
            <text:p>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73113" calcext:value-type="float">
            <text:p>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9.63235" calcext:value-type="float">
            <text:p>9.632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73016" calcext:value-type="float">
            <text:p>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0.03909" calcext:value-type="float">
            <text:p>10.039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73016" calcext:value-type="float">
            <text:p>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05082" calcext:value-type="float">
            <text:p>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0.5697" calcext:value-type="float">
            <text:p>10.56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05082" calcext:value-type="float">
            <text:p>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85839" calcext:value-type="float">
            <text:p>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9.61571" calcext:value-type="float">
            <text:p>9.615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85839" calcext:value-type="float">
            <text:p>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91434" calcext:value-type="float">
            <text:p>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9.81723" calcext:value-type="float">
            <text:p>9.8172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91434" calcext:value-type="float">
            <text:p>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.51632" calcext:value-type="float">
            <text:p>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2.853" calcext:value-type="float">
            <text:p>12.8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6.51632" calcext:value-type="float">
            <text:p>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3.30411" calcext:value-type="float">
            <text:p>13.30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2.74761" calcext:value-type="float">
            <text:p>12.747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6758" calcext:value-type="float">
            <text:p>5.6758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6758" calcext:value-type="float">
            <text:p>5.6758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.43434" calcext:value-type="float">
            <text:p>4.43434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43434" calcext:value-type="float">
            <text:p>4.43434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3.94682" calcext:value-type="float">
            <text:p>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2.83451" calcext:value-type="float">
            <text:p>12.8345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.94682" calcext:value-type="float">
            <text:p>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6.29798" calcext:value-type="float">
            <text:p>16.29798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1.6118" calcext:value-type="float">
            <text:p>1.6118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6.29798" calcext:value-type="float">
            <text:p>16.29798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0.91517" calcext:value-type="float">
            <text:p>0.915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3.31902" calcext:value-type="float">
            <text:p>13.31902</text:p>
          </table:table-cell>
          <table:table-cell office:value-type="float" office:value="12.94543" calcext:value-type="float">
            <text:p>12.94543</text:p>
          </table:table-cell>
          <table:table-cell office:value-type="float" office:value="1.59368" calcext:value-type="float">
            <text:p>1.593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.31902" calcext:value-type="float">
            <text:p>13.31902</text:p>
          </table:table-cell>
          <table:table-cell office:value-type="float" office:value="12.94543" calcext:value-type="float">
            <text:p>12.94543</text:p>
          </table:table-cell>
          <table:table-cell office:value-type="float" office:value="1.59368" calcext:value-type="float">
            <text:p>1.59368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3.31902" calcext:value-type="float">
            <text:p>13.31902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2.54028" calcext:value-type="float">
            <text:p>2.5402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3.31902" calcext:value-type="float">
            <text:p>13.31902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2.54028" calcext:value-type="float">
            <text:p>2.5402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01434" calcext:value-type="float">
            <text:p>14.01434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18.21088" calcext:value-type="float">
            <text:p>18.2108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01434" calcext:value-type="float">
            <text:p>14.01434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70433" calcext:value-type="float">
            <text:p>14.70433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7.01099" calcext:value-type="float">
            <text:p>17.010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70433" calcext:value-type="float">
            <text:p>14.70433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65541" calcext:value-type="float">
            <text:p>15.65541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7.00914" calcext:value-type="float">
            <text:p>17.0091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65541" calcext:value-type="float">
            <text:p>15.65541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01301" calcext:value-type="float">
            <text:p>14.01301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5.81666" calcext:value-type="float">
            <text:p>15.8166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01301" calcext:value-type="float">
            <text:p>14.01301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4.48721" calcext:value-type="float">
            <text:p>14.48721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4.99763" calcext:value-type="float">
            <text:p>14.9976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4.48721" calcext:value-type="float">
            <text:p>14.48721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.96746" calcext:value-type="float">
            <text:p>16.96746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0.97803" calcext:value-type="float">
            <text:p>0.978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.96746" calcext:value-type="float">
            <text:p>16.96746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33874" calcext:value-type="float">
            <text:p>16.33874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0.33279" calcext:value-type="float">
            <text:p>0.33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33874" calcext:value-type="float">
            <text:p>16.33874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50622" calcext:value-type="float">
            <text:p>15.50622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18.39021" calcext:value-type="float">
            <text:p>18.3902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50622" calcext:value-type="float">
            <text:p>15.50622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07438" calcext:value-type="float">
            <text:p>18.07438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1.43653" calcext:value-type="float">
            <text:p>1.4365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07438" calcext:value-type="float">
            <text:p>18.07438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1.43653" calcext:value-type="float">
            <text:p>1.436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8.97617" calcext:value-type="float">
            <text:p>18.97617</text:p>
          </table:table-cell>
          <table:table-cell office:value-type="float" office:value="10.95436" calcext:value-type="float">
            <text:p>10.95436</text:p>
          </table:table-cell>
          <table:table-cell office:value-type="float" office:value="2.10026" calcext:value-type="float">
            <text:p>2.1002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8.97617" calcext:value-type="float">
            <text:p>18.97617</text:p>
          </table:table-cell>
          <table:table-cell office:value-type="float" office:value="10.95436" calcext:value-type="float">
            <text:p>10.95436</text:p>
          </table:table-cell>
          <table:table-cell office:value-type="float" office:value="2.10026" calcext:value-type="float">
            <text:p>2.1002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8.88959" calcext:value-type="float">
            <text:p>18.88959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2.30178" calcext:value-type="float">
            <text:p>2.301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8.88959" calcext:value-type="float">
            <text:p>18.88959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2392" calcext:value-type="float">
            <text:p>17.2392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0.6286" calcext:value-type="float">
            <text:p>0.628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2392" calcext:value-type="float">
            <text:p>17.2392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.20667" calcext:value-type="float">
            <text:p>-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20667" calcext:value-type="float">
            <text:p>-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7.73113" calcext:value-type="float">
            <text:p>-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7.73113" calcext:value-type="float">
            <text:p>-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8942" calcext:value-type="float">
            <text:p>16.8942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0.38825" calcext:value-type="float">
            <text:p>0.388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8942" calcext:value-type="float">
            <text:p>16.8942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.74865" calcext:value-type="float">
            <text:p>15.7486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0.79499" calcext:value-type="float">
            <text:p>0.794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.74865" calcext:value-type="float">
            <text:p>15.7486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1.3256" calcext:value-type="float">
            <text:p>1.32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.69137" calcext:value-type="float">
            <text:p>15.69137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0.37161" calcext:value-type="float">
            <text:p>0.371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.69137" calcext:value-type="float">
            <text:p>15.69137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4.91613" calcext:value-type="float">
            <text:p>14.91613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0.57313" calcext:value-type="float">
            <text:p>0.5731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4.91613" calcext:value-type="float">
            <text:p>14.91613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.29612" calcext:value-type="float">
            <text:p>16.29612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3.6089" calcext:value-type="float">
            <text:p>3.608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.29612" calcext:value-type="float">
            <text:p>16.29612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9235" calcext:value-type="float">
            <text:p>16.9235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4.06001" calcext:value-type="float">
            <text:p>4.060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9235" calcext:value-type="float">
            <text:p>16.9235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7.27383" calcext:value-type="float">
            <text:p>17.27383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3.50351" calcext:value-type="float">
            <text:p>3.503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7.27383" calcext:value-type="float">
            <text:p>17.27383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.92581" calcext:value-type="float">
            <text:p>15.92581</text:p>
          </table:table-cell>
          <table:table-cell office:value-type="float" office:value="12.74009" calcext:value-type="float">
            <text:p>12.74009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.92581" calcext:value-type="float">
            <text:p>15.92581</text:p>
          </table:table-cell>
          <table:table-cell office:value-type="float" office:value="12.74009" calcext:value-type="float">
            <text:p>12.74009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.36902" calcext:value-type="float">
            <text:p>15.36902</text:p>
          </table:table-cell>
          <table:table-cell office:value-type="float" office:value="11.62805" calcext:value-type="float">
            <text:p>11.62805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5.36902" calcext:value-type="float">
            <text:p>15.36902</text:p>
          </table:table-cell>
          <table:table-cell office:value-type="float" office:value="11.62805" calcext:value-type="float">
            <text:p>11.62805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5.1852" calcext:value-type="float">
            <text:p>15.1852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3.59041" calcext:value-type="float">
            <text:p>3.5904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.1852" calcext:value-type="float">
            <text:p>15.1852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-3.0401" calcext:value-type="float">
            <text:p>-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0.8559" calcext:value-type="float">
            <text:p>10.8559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-3.0401" calcext:value-type="float">
            <text:p>-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4.04139" calcext:value-type="float">
            <text:p>-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0.15927" calcext:value-type="float">
            <text:p>10.159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4.04139" calcext:value-type="float">
            <text:p>-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55156" calcext:value-type="float">
            <text:p>-4.55156</text:p>
          </table:table-cell>
          <table:table-cell office:value-type="float" office:value="18.00732" calcext:value-type="float">
            <text:p>18.00732</text:p>
          </table:table-cell>
          <table:table-cell office:value-type="float" office:value="10.83778" calcext:value-type="float">
            <text:p>10.837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55156" calcext:value-type="float">
            <text:p>-4.55156</text:p>
          </table:table-cell>
          <table:table-cell office:value-type="float" office:value="18.00732" calcext:value-type="float">
            <text:p>18.00732</text:p>
          </table:table-cell>
          <table:table-cell office:value-type="float" office:value="10.83778" calcext:value-type="float">
            <text:p>10.83778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4.48763" calcext:value-type="float">
            <text:p>-4.48763</text:p>
          </table:table-cell>
          <table:table-cell office:value-type="float" office:value="17.97041" calcext:value-type="float">
            <text:p>17.97041</text:p>
          </table:table-cell>
          <table:table-cell office:value-type="float" office:value="11.78438" calcext:value-type="float">
            <text:p>11.7843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4.48763" calcext:value-type="float">
            <text:p>-4.48763</text:p>
          </table:table-cell>
          <table:table-cell office:value-type="float" office:value="17.97041" calcext:value-type="float">
            <text:p>17.97041</text:p>
          </table:table-cell>
          <table:table-cell office:value-type="float" office:value="11.78438" calcext:value-type="float">
            <text:p>11.7843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34776" calcext:value-type="float">
            <text:p>-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8.96678" calcext:value-type="float">
            <text:p>8.966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34776" calcext:value-type="float">
            <text:p>-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05471" calcext:value-type="float">
            <text:p>-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7.76689" calcext:value-type="float">
            <text:p>7.76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05471" calcext:value-type="float">
            <text:p>-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3.55121" calcext:value-type="float">
            <text:p>-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7.76504" calcext:value-type="float">
            <text:p>7.7650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3.55121" calcext:value-type="float">
            <text:p>-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49029" calcext:value-type="float">
            <text:p>-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6.57256" calcext:value-type="float">
            <text:p>6.572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49029" calcext:value-type="float">
            <text:p>-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4.31713" calcext:value-type="float">
            <text:p>-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5.75353" calcext:value-type="float">
            <text:p>5.7535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4.31713" calcext:value-type="float">
            <text:p>-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1.17485" calcext:value-type="float">
            <text:p>-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0.22213" calcext:value-type="float">
            <text:p>10.2221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1.17485" calcext:value-type="float">
            <text:p>-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75793" calcext:value-type="float">
            <text:p>-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9.57689" calcext:value-type="float">
            <text:p>9.57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75793" calcext:value-type="float">
            <text:p>-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30406" calcext:value-type="float">
            <text:p>-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9.14611" calcext:value-type="float">
            <text:p>9.1461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30406" calcext:value-type="float">
            <text:p>-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10.68063" calcext:value-type="float">
            <text:p>10.6806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10.68063" calcext:value-type="float">
            <text:p>10.680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21.91103" calcext:value-type="float">
            <text:p>21.91103</text:p>
          </table:table-cell>
          <table:table-cell office:value-type="float" office:value="11.34436" calcext:value-type="float">
            <text:p>11.3443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21.91103" calcext:value-type="float">
            <text:p>21.91103</text:p>
          </table:table-cell>
          <table:table-cell office:value-type="float" office:value="11.34436" calcext:value-type="float">
            <text:p>11.3443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1.54588" calcext:value-type="float">
            <text:p>11.5458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73636" calcext:value-type="float">
            <text:p>-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9.8727" calcext:value-type="float">
            <text:p>9.87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73636" calcext:value-type="float">
            <text:p>-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22736" calcext:value-type="float">
            <text:p>10.22736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22736" calcext:value-type="float">
            <text:p>10.22736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17844" calcext:value-type="float">
            <text:p>11.17844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17844" calcext:value-type="float">
            <text:p>11.17844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08971" calcext:value-type="float">
            <text:p>-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9.63235" calcext:value-type="float">
            <text:p>9.632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08971" calcext:value-type="float">
            <text:p>-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6.30186" calcext:value-type="float">
            <text:p>-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0.03909" calcext:value-type="float">
            <text:p>10.039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6.30186" calcext:value-type="float">
            <text:p>-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6.30985" calcext:value-type="float">
            <text:p>-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0.5697" calcext:value-type="float">
            <text:p>10.56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6.30985" calcext:value-type="float">
            <text:p>-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7.48737" calcext:value-type="float">
            <text:p>-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9.61571" calcext:value-type="float">
            <text:p>9.615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7.48737" calcext:value-type="float">
            <text:p>-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8.31856" calcext:value-type="float">
            <text:p>-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9.81723" calcext:value-type="float">
            <text:p>9.8172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.31856" calcext:value-type="float">
            <text:p>-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54055" calcext:value-type="float">
            <text:p>-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2.853" calcext:value-type="float">
            <text:p>12.8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54055" calcext:value-type="float">
            <text:p>-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29182" calcext:value-type="float">
            <text:p>-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3.30411" calcext:value-type="float">
            <text:p>13.30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29182" calcext:value-type="float">
            <text:p>-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4.71008" calcext:value-type="float">
            <text:p>-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2.74761" calcext:value-type="float">
            <text:p>12.747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4.71008" calcext:value-type="float">
            <text:p>-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07034" calcext:value-type="float">
            <text:p>-3.07034</text:p>
          </table:table-cell>
          <table:table-cell office:value-type="float" office:value="20.1622" calcext:value-type="float">
            <text:p>20.1622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07034" calcext:value-type="float">
            <text:p>-3.07034</text:p>
          </table:table-cell>
          <table:table-cell office:value-type="float" office:value="20.1622" calcext:value-type="float">
            <text:p>20.1622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2.38567" calcext:value-type="float">
            <text:p>-2.38567</text:p>
          </table:table-cell>
          <table:table-cell office:value-type="float" office:value="19.12399" calcext:value-type="float">
            <text:p>19.12399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2.38567" calcext:value-type="float">
            <text:p>-2.38567</text:p>
          </table:table-cell>
          <table:table-cell office:value-type="float" office:value="19.12399" calcext:value-type="float">
            <text:p>19.1239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2.83451" calcext:value-type="float">
            <text:p>12.8345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7.30262" calcext:value-type="float">
            <text:p>7.30262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1.6118" calcext:value-type="float">
            <text:p>1.6118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7.30262" calcext:value-type="float">
            <text:p>7.30262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.16804" calcext:value-type="float">
            <text:p>8.16804</text:p>
          </table:table-cell>
          <table:table-cell office:value-type="float" office:value="5.9986" calcext:value-type="float">
            <text:p>5.9986</text:p>
          </table:table-cell>
          <table:table-cell office:value-type="float" office:value="0.91517" calcext:value-type="float">
            <text:p>0.915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.16804" calcext:value-type="float">
            <text:p>8.16804</text:p>
          </table:table-cell>
          <table:table-cell office:value-type="float" office:value="5.9986" calcext:value-type="float">
            <text:p>5.9986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77012" calcext:value-type="float">
            <text:p>8.77012</text:p>
          </table:table-cell>
          <table:table-cell office:value-type="float" office:value="5.06189" calcext:value-type="float">
            <text:p>5.06189</text:p>
          </table:table-cell>
          <table:table-cell office:value-type="float" office:value="1.59368" calcext:value-type="float">
            <text:p>1.593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77012" calcext:value-type="float">
            <text:p>8.77012</text:p>
          </table:table-cell>
          <table:table-cell office:value-type="float" office:value="5.06189" calcext:value-type="float">
            <text:p>5.06189</text:p>
          </table:table-cell>
          <table:table-cell office:value-type="float" office:value="1.59368" calcext:value-type="float">
            <text:p>1.59368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83406" calcext:value-type="float">
            <text:p>8.83406</text:p>
          </table:table-cell>
          <table:table-cell office:value-type="float" office:value="5.09881" calcext:value-type="float">
            <text:p>5.09881</text:p>
          </table:table-cell>
          <table:table-cell office:value-type="float" office:value="2.54028" calcext:value-type="float">
            <text:p>2.5402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83406" calcext:value-type="float">
            <text:p>8.83406</text:p>
          </table:table-cell>
          <table:table-cell office:value-type="float" office:value="5.09881" calcext:value-type="float">
            <text:p>5.09881</text:p>
          </table:table-cell>
          <table:table-cell office:value-type="float" office:value="2.54028" calcext:value-type="float">
            <text:p>2.5402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2786" calcext:value-type="float">
            <text:p>8.2786</text:p>
          </table:table-cell>
          <table:table-cell office:value-type="float" office:value="5.581" calcext:value-type="float">
            <text:p>5.581</text:p>
          </table:table-cell>
          <table:table-cell office:value-type="float" office:value="18.21088" calcext:value-type="float">
            <text:p>18.2108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2786" calcext:value-type="float">
            <text:p>8.2786</text:p>
          </table:table-cell>
          <table:table-cell office:value-type="float" office:value="5.581" calcext:value-type="float">
            <text:p>5.581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88165" calcext:value-type="float">
            <text:p>7.8816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7.01099" calcext:value-type="float">
            <text:p>17.010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88165" calcext:value-type="float">
            <text:p>7.8816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43409" calcext:value-type="float">
            <text:p>7.43409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7.00914" calcext:value-type="float">
            <text:p>17.0091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43409" calcext:value-type="float">
            <text:p>7.43409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1374" calcext:value-type="float">
            <text:p>8.1374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5.81666" calcext:value-type="float">
            <text:p>15.8166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1374" calcext:value-type="float">
            <text:p>8.1374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83636" calcext:value-type="float">
            <text:p>7.83636</text:p>
          </table:table-cell>
          <table:table-cell office:value-type="float" office:value="5.8717" calcext:value-type="float">
            <text:p>5.8717</text:p>
          </table:table-cell>
          <table:table-cell office:value-type="float" office:value="14.99763" calcext:value-type="float">
            <text:p>14.9976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83636" calcext:value-type="float">
            <text:p>7.83636</text:p>
          </table:table-cell>
          <table:table-cell office:value-type="float" office:value="5.8717" calcext:value-type="float">
            <text:p>5.8717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.49838" calcext:value-type="float">
            <text:p>8.49838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0.97803" calcext:value-type="float">
            <text:p>0.978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.49838" calcext:value-type="float">
            <text:p>8.49838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54403" calcext:value-type="float">
            <text:p>9.54403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0.33279" calcext:value-type="float">
            <text:p>0.33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54403" calcext:value-type="float">
            <text:p>9.54403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83042" calcext:value-type="float">
            <text:p>9.83042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18.39021" calcext:value-type="float">
            <text:p>18.3902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83042" calcext:value-type="float">
            <text:p>9.83042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56632" calcext:value-type="float">
            <text:p>8.56632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1.43653" calcext:value-type="float">
            <text:p>1.4365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56632" calcext:value-type="float">
            <text:p>8.56632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1.43653" calcext:value-type="float">
            <text:p>1.436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.66586" calcext:value-type="float">
            <text:p>7.66586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2.10026" calcext:value-type="float">
            <text:p>2.1002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7.66586" calcext:value-type="float">
            <text:p>7.66586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2.10026" calcext:value-type="float">
            <text:p>2.1002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6.64019" calcext:value-type="float">
            <text:p>6.64019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2.30178" calcext:value-type="float">
            <text:p>2.301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.64019" calcext:value-type="float">
            <text:p>6.64019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.66514" calcext:value-type="float">
            <text:p>5.66514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0.6286" calcext:value-type="float">
            <text:p>0.628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.66514" calcext:value-type="float">
            <text:p>5.66514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11368" calcext:value-type="float">
            <text:p>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11368" calcext:value-type="float">
            <text:p>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58922" calcext:value-type="float">
            <text:p>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58922" calcext:value-type="float">
            <text:p>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0.38825" calcext:value-type="float">
            <text:p>0.388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59019" calcext:value-type="float">
            <text:p>4.59019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0.79499" calcext:value-type="float">
            <text:p>0.794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59019" calcext:value-type="float">
            <text:p>4.59019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26953" calcext:value-type="float">
            <text:p>5.26953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1.3256" calcext:value-type="float">
            <text:p>1.32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26953" calcext:value-type="float">
            <text:p>5.26953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46196" calcext:value-type="float">
            <text:p>3.46196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37161" calcext:value-type="float">
            <text:p>0.371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46196" calcext:value-type="float">
            <text:p>3.46196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40601" calcext:value-type="float">
            <text:p>3.40601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0.57313" calcext:value-type="float">
            <text:p>0.5731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40601" calcext:value-type="float">
            <text:p>3.40601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.80403" calcext:value-type="float">
            <text:p>6.80403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3.6089" calcext:value-type="float">
            <text:p>3.608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6.80403" calcext:value-type="float">
            <text:p>6.80403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42538" calcext:value-type="float">
            <text:p>5.42538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4.06001" calcext:value-type="float">
            <text:p>4.060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42538" calcext:value-type="float">
            <text:p>5.42538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3.50351" calcext:value-type="float">
            <text:p>3.503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64455" calcext:value-type="float">
            <text:p>7.64455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64455" calcext:value-type="float">
            <text:p>7.64455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.88601" calcext:value-type="float">
            <text:p>8.88601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.88601" calcext:value-type="float">
            <text:p>8.88601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9.37353" calcext:value-type="float">
            <text:p>9.37353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3.59041" calcext:value-type="float">
            <text:p>3.5904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9.37353" calcext:value-type="float">
            <text:p>9.37353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3.0401" calcext:value-type="float">
            <text:p>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6.8764" calcext:value-type="float">
            <text:p>16.8764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3.0401" calcext:value-type="float">
            <text:p>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.04139" calcext:value-type="float">
            <text:p>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7.57303" calcext:value-type="float">
            <text:p>17.573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04139" calcext:value-type="float">
            <text:p>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55156" calcext:value-type="float">
            <text:p>4.55156</text:p>
          </table:table-cell>
          <table:table-cell office:value-type="float" office:value="18.00732" calcext:value-type="float">
            <text:p>18.00732</text:p>
          </table:table-cell>
          <table:table-cell office:value-type="float" office:value="16.89452" calcext:value-type="float">
            <text:p>16.8945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55156" calcext:value-type="float">
            <text:p>4.55156</text:p>
          </table:table-cell>
          <table:table-cell office:value-type="float" office:value="18.00732" calcext:value-type="float">
            <text:p>18.00732</text:p>
          </table:table-cell>
          <table:table-cell office:value-type="float" office:value="16.89452" calcext:value-type="float">
            <text:p>16.8945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48763" calcext:value-type="float">
            <text:p>4.48763</text:p>
          </table:table-cell>
          <table:table-cell office:value-type="float" office:value="17.97041" calcext:value-type="float">
            <text:p>17.97041</text:p>
          </table:table-cell>
          <table:table-cell office:value-type="float" office:value="15.94792" calcext:value-type="float">
            <text:p>15.9479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48763" calcext:value-type="float">
            <text:p>4.48763</text:p>
          </table:table-cell>
          <table:table-cell office:value-type="float" office:value="17.97041" calcext:value-type="float">
            <text:p>17.97041</text:p>
          </table:table-cell>
          <table:table-cell office:value-type="float" office:value="15.94792" calcext:value-type="float">
            <text:p>15.9479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34776" calcext:value-type="float">
            <text:p>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0.27732" calcext:value-type="float">
            <text:p>0.2773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34776" calcext:value-type="float">
            <text:p>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05471" calcext:value-type="float">
            <text:p>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1.47721" calcext:value-type="float">
            <text:p>1.477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05471" calcext:value-type="float">
            <text:p>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55121" calcext:value-type="float">
            <text:p>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1.47906" calcext:value-type="float">
            <text:p>1.4790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55121" calcext:value-type="float">
            <text:p>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49029" calcext:value-type="float">
            <text:p>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2.67154" calcext:value-type="float">
            <text:p>2.671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49029" calcext:value-type="float">
            <text:p>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31713" calcext:value-type="float">
            <text:p>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3.49057" calcext:value-type="float">
            <text:p>3.4905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31713" calcext:value-type="float">
            <text:p>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.17485" calcext:value-type="float">
            <text:p>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7.51017" calcext:value-type="float">
            <text:p>17.510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.17485" calcext:value-type="float">
            <text:p>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75793" calcext:value-type="float">
            <text:p>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18.15541" calcext:value-type="float">
            <text:p>18.155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75793" calcext:value-type="float">
            <text:p>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30406" calcext:value-type="float">
            <text:p>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0.09799" calcext:value-type="float">
            <text:p>0.0979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30406" calcext:value-type="float">
            <text:p>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17.05167" calcext:value-type="float">
            <text:p>17.051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17.05167" calcext:value-type="float">
            <text:p>17.051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21.91103" calcext:value-type="float">
            <text:p>21.91103</text:p>
          </table:table-cell>
          <table:table-cell office:value-type="float" office:value="16.38794" calcext:value-type="float">
            <text:p>16.3879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21.91103" calcext:value-type="float">
            <text:p>21.91103</text:p>
          </table:table-cell>
          <table:table-cell office:value-type="float" office:value="16.38794" calcext:value-type="float">
            <text:p>16.3879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6.18642" calcext:value-type="float">
            <text:p>16.186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17.8596" calcext:value-type="float">
            <text:p>17.85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08971" calcext:value-type="float">
            <text:p>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18.09995" calcext:value-type="float">
            <text:p>18.0999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08971" calcext:value-type="float">
            <text:p>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.30186" calcext:value-type="float">
            <text:p>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7.69321" calcext:value-type="float">
            <text:p>17.693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.30186" calcext:value-type="float">
            <text:p>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.30985" calcext:value-type="float">
            <text:p>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7.1626" calcext:value-type="float">
            <text:p>17.162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6.30985" calcext:value-type="float">
            <text:p>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48737" calcext:value-type="float">
            <text:p>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18.11659" calcext:value-type="float">
            <text:p>18.1165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48737" calcext:value-type="float">
            <text:p>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31856" calcext:value-type="float">
            <text:p>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17.91507" calcext:value-type="float">
            <text:p>17.915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31856" calcext:value-type="float">
            <text:p>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54055" calcext:value-type="float">
            <text:p>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4.8793" calcext:value-type="float">
            <text:p>14.87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4055" calcext:value-type="float">
            <text:p>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29182" calcext:value-type="float">
            <text:p>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4.42819" calcext:value-type="float">
            <text:p>14.428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29182" calcext:value-type="float">
            <text:p>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71008" calcext:value-type="float">
            <text:p>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4.98469" calcext:value-type="float">
            <text:p>14.9846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71008" calcext:value-type="float">
            <text:p>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07034" calcext:value-type="float">
            <text:p>3.07034</text:p>
          </table:table-cell>
          <table:table-cell office:value-type="float" office:value="20.1622" calcext:value-type="float">
            <text:p>20.1622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07034" calcext:value-type="float">
            <text:p>3.07034</text:p>
          </table:table-cell>
          <table:table-cell office:value-type="float" office:value="20.1622" calcext:value-type="float">
            <text:p>20.1622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.38567" calcext:value-type="float">
            <text:p>2.38567</text:p>
          </table:table-cell>
          <table:table-cell office:value-type="float" office:value="19.12399" calcext:value-type="float">
            <text:p>19.12399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.38567" calcext:value-type="float">
            <text:p>2.38567</text:p>
          </table:table-cell>
          <table:table-cell office:value-type="float" office:value="19.12399" calcext:value-type="float">
            <text:p>19.1239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2.08197" calcext:value-type="float">
            <text:p>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4.89779" calcext:value-type="float">
            <text:p>14.8977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.08197" calcext:value-type="float">
            <text:p>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0.34272" calcext:value-type="float">
            <text:p>10.34272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7.6323" calcext:value-type="float">
            <text:p>7.6323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0.34272" calcext:value-type="float">
            <text:p>10.34272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8.32893" calcext:value-type="float">
            <text:p>8.328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3.32168" calcext:value-type="float">
            <text:p>13.32168</text:p>
          </table:table-cell>
          <table:table-cell office:value-type="float" office:value="12.94543" calcext:value-type="float">
            <text:p>12.94543</text:p>
          </table:table-cell>
          <table:table-cell office:value-type="float" office:value="7.65042" calcext:value-type="float">
            <text:p>7.650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.32168" calcext:value-type="float">
            <text:p>13.32168</text:p>
          </table:table-cell>
          <table:table-cell office:value-type="float" office:value="12.94543" calcext:value-type="float">
            <text:p>12.94543</text:p>
          </table:table-cell>
          <table:table-cell office:value-type="float" office:value="7.65042" calcext:value-type="float">
            <text:p>7.6504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3.32168" calcext:value-type="float">
            <text:p>13.32168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6.70382" calcext:value-type="float">
            <text:p>6.7038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3.32168" calcext:value-type="float">
            <text:p>13.32168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6.70382" calcext:value-type="float">
            <text:p>6.7038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62636" calcext:value-type="float">
            <text:p>12.62636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9.52142" calcext:value-type="float">
            <text:p>9.521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.62636" calcext:value-type="float">
            <text:p>12.62636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.93637" calcext:value-type="float">
            <text:p>11.93637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0.72131" calcext:value-type="float">
            <text:p>10.72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1.93637" calcext:value-type="float">
            <text:p>11.93637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0.98529" calcext:value-type="float">
            <text:p>10.98529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0.72316" calcext:value-type="float">
            <text:p>10.723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0.98529" calcext:value-type="float">
            <text:p>10.98529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62769" calcext:value-type="float">
            <text:p>12.62769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1.91564" calcext:value-type="float">
            <text:p>11.915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.62769" calcext:value-type="float">
            <text:p>12.62769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2.15349" calcext:value-type="float">
            <text:p>12.15349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2.73467" calcext:value-type="float">
            <text:p>12.7346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2.15349" calcext:value-type="float">
            <text:p>12.15349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67324" calcext:value-type="float">
            <text:p>9.67324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8.26607" calcext:value-type="float">
            <text:p>8.2660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67324" calcext:value-type="float">
            <text:p>9.67324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30196" calcext:value-type="float">
            <text:p>10.30196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8.91131" calcext:value-type="float">
            <text:p>8.91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30196" calcext:value-type="float">
            <text:p>10.30196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13448" calcext:value-type="float">
            <text:p>11.13448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9.34209" calcext:value-type="float">
            <text:p>9.3420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13448" calcext:value-type="float">
            <text:p>11.13448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56632" calcext:value-type="float">
            <text:p>8.56632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7.80757" calcext:value-type="float">
            <text:p>7.8075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56632" calcext:value-type="float">
            <text:p>8.56632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7.80757" calcext:value-type="float">
            <text:p>7.807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.66453" calcext:value-type="float">
            <text:p>7.66453</text:p>
          </table:table-cell>
          <table:table-cell office:value-type="float" office:value="10.95436" calcext:value-type="float">
            <text:p>10.95436</text:p>
          </table:table-cell>
          <table:table-cell office:value-type="float" office:value="7.14384" calcext:value-type="float">
            <text:p>7.1438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7.66453" calcext:value-type="float">
            <text:p>7.66453</text:p>
          </table:table-cell>
          <table:table-cell office:value-type="float" office:value="10.95436" calcext:value-type="float">
            <text:p>10.95436</text:p>
          </table:table-cell>
          <table:table-cell office:value-type="float" office:value="7.14384" calcext:value-type="float">
            <text:p>7.1438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7.75111" calcext:value-type="float">
            <text:p>7.75111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6.94232" calcext:value-type="float">
            <text:p>6.9423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.75111" calcext:value-type="float">
            <text:p>7.75111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4015" calcext:value-type="float">
            <text:p>9.4015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8.6155" calcext:value-type="float">
            <text:p>8.61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4015" calcext:value-type="float">
            <text:p>9.4015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7465" calcext:value-type="float">
            <text:p>9.7465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8.85585" calcext:value-type="float">
            <text:p>8.855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7465" calcext:value-type="float">
            <text:p>9.7465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89205" calcext:value-type="float">
            <text:p>10.8920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8.44911" calcext:value-type="float">
            <text:p>8.449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89205" calcext:value-type="float">
            <text:p>10.8920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57938" calcext:value-type="float">
            <text:p>11.57938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7.9185" calcext:value-type="float">
            <text:p>7.918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57938" calcext:value-type="float">
            <text:p>11.57938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94933" calcext:value-type="float">
            <text:p>10.94933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8.87249" calcext:value-type="float">
            <text:p>8.8724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94933" calcext:value-type="float">
            <text:p>10.94933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72457" calcext:value-type="float">
            <text:p>11.72457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8.67097" calcext:value-type="float">
            <text:p>8.670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72457" calcext:value-type="float">
            <text:p>11.72457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.34458" calcext:value-type="float">
            <text:p>10.34458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5.6352" calcext:value-type="float">
            <text:p>5.635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.34458" calcext:value-type="float">
            <text:p>10.34458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7172" calcext:value-type="float">
            <text:p>9.7172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5.18409" calcext:value-type="float">
            <text:p>5.184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7172" calcext:value-type="float">
            <text:p>9.7172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36687" calcext:value-type="float">
            <text:p>9.36687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5.74059" calcext:value-type="float">
            <text:p>5.7405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36687" calcext:value-type="float">
            <text:p>9.36687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71489" calcext:value-type="float">
            <text:p>10.71489</text:p>
          </table:table-cell>
          <table:table-cell office:value-type="float" office:value="12.74009" calcext:value-type="float">
            <text:p>12.74009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71489" calcext:value-type="float">
            <text:p>10.71489</text:p>
          </table:table-cell>
          <table:table-cell office:value-type="float" office:value="12.74009" calcext:value-type="float">
            <text:p>12.74009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1.27168" calcext:value-type="float">
            <text:p>11.27168</text:p>
          </table:table-cell>
          <table:table-cell office:value-type="float" office:value="11.62805" calcext:value-type="float">
            <text:p>11.62805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1.27168" calcext:value-type="float">
            <text:p>11.27168</text:p>
          </table:table-cell>
          <table:table-cell office:value-type="float" office:value="11.62805" calcext:value-type="float">
            <text:p>11.62805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1.4555" calcext:value-type="float">
            <text:p>11.4555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5.65369" calcext:value-type="float">
            <text:p>5.6536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1.4555" calcext:value-type="float">
            <text:p>11.4555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-6.01773" calcext:value-type="float">
            <text:p>-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6.8764" calcext:value-type="float">
            <text:p>16.8764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-6.01773" calcext:value-type="float">
            <text:p>-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5.15231" calcext:value-type="float">
            <text:p>-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7.57303" calcext:value-type="float">
            <text:p>17.573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5.15231" calcext:value-type="float">
            <text:p>-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55023" calcext:value-type="float">
            <text:p>-4.55023</text:p>
          </table:table-cell>
          <table:table-cell office:value-type="float" office:value="18.00963" calcext:value-type="float">
            <text:p>18.00963</text:p>
          </table:table-cell>
          <table:table-cell office:value-type="float" office:value="16.89452" calcext:value-type="float">
            <text:p>16.8945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55023" calcext:value-type="float">
            <text:p>-4.55023</text:p>
          </table:table-cell>
          <table:table-cell office:value-type="float" office:value="18.00963" calcext:value-type="float">
            <text:p>18.00963</text:p>
          </table:table-cell>
          <table:table-cell office:value-type="float" office:value="16.89452" calcext:value-type="float">
            <text:p>16.8945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4.48629" calcext:value-type="float">
            <text:p>-4.48629</text:p>
          </table:table-cell>
          <table:table-cell office:value-type="float" office:value="17.97272" calcext:value-type="float">
            <text:p>17.97272</text:p>
          </table:table-cell>
          <table:table-cell office:value-type="float" office:value="15.94792" calcext:value-type="float">
            <text:p>15.9479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4.48629" calcext:value-type="float">
            <text:p>-4.48629</text:p>
          </table:table-cell>
          <table:table-cell office:value-type="float" office:value="17.97272" calcext:value-type="float">
            <text:p>17.97272</text:p>
          </table:table-cell>
          <table:table-cell office:value-type="float" office:value="15.94792" calcext:value-type="float">
            <text:p>15.9479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04175" calcext:value-type="float">
            <text:p>-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0.27732" calcext:value-type="float">
            <text:p>0.2773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04175" calcext:value-type="float">
            <text:p>-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4387" calcext:value-type="float">
            <text:p>-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1.47721" calcext:value-type="float">
            <text:p>1.477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4387" calcext:value-type="float">
            <text:p>-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5.88626" calcext:value-type="float">
            <text:p>-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1.47906" calcext:value-type="float">
            <text:p>1.4790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5.88626" calcext:value-type="float">
            <text:p>-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18295" calcext:value-type="float">
            <text:p>-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2.67154" calcext:value-type="float">
            <text:p>2.671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18295" calcext:value-type="float">
            <text:p>-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5.48399" calcext:value-type="float">
            <text:p>-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3.49057" calcext:value-type="float">
            <text:p>3.4905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5.48399" calcext:value-type="float">
            <text:p>-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4.82197" calcext:value-type="float">
            <text:p>-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7.51017" calcext:value-type="float">
            <text:p>17.510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4.82197" calcext:value-type="float">
            <text:p>-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77632" calcext:value-type="float">
            <text:p>-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18.15541" calcext:value-type="float">
            <text:p>18.155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77632" calcext:value-type="float">
            <text:p>-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3.48993" calcext:value-type="float">
            <text:p>-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0.09799" calcext:value-type="float">
            <text:p>0.0979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3.48993" calcext:value-type="float">
            <text:p>-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75403" calcext:value-type="float">
            <text:p>-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7.05167" calcext:value-type="float">
            <text:p>17.051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75403" calcext:value-type="float">
            <text:p>-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7.05167" calcext:value-type="float">
            <text:p>17.051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5.65449" calcext:value-type="float">
            <text:p>-5.65449</text:p>
          </table:table-cell>
          <table:table-cell office:value-type="float" office:value="12.11486" calcext:value-type="float">
            <text:p>12.11486</text:p>
          </table:table-cell>
          <table:table-cell office:value-type="float" office:value="16.38794" calcext:value-type="float">
            <text:p>16.3879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5.65449" calcext:value-type="float">
            <text:p>-5.65449</text:p>
          </table:table-cell>
          <table:table-cell office:value-type="float" office:value="12.11486" calcext:value-type="float">
            <text:p>12.11486</text:p>
          </table:table-cell>
          <table:table-cell office:value-type="float" office:value="16.38794" calcext:value-type="float">
            <text:p>16.3879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6.68016" calcext:value-type="float">
            <text:p>-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6.18642" calcext:value-type="float">
            <text:p>16.186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6.68016" calcext:value-type="float">
            <text:p>-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7.65521" calcext:value-type="float">
            <text:p>-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17.8596" calcext:value-type="float">
            <text:p>17.85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7.65521" calcext:value-type="float">
            <text:p>-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18.09995" calcext:value-type="float">
            <text:p>18.0999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.73016" calcext:value-type="float">
            <text:p>-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7.69321" calcext:value-type="float">
            <text:p>17.693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73016" calcext:value-type="float">
            <text:p>-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8.05082" calcext:value-type="float">
            <text:p>-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7.1626" calcext:value-type="float">
            <text:p>17.162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.05082" calcext:value-type="float">
            <text:p>-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9.85839" calcext:value-type="float">
            <text:p>-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18.11659" calcext:value-type="float">
            <text:p>18.1165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9.85839" calcext:value-type="float">
            <text:p>-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9.91434" calcext:value-type="float">
            <text:p>-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17.91507" calcext:value-type="float">
            <text:p>17.915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9.91434" calcext:value-type="float">
            <text:p>-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6.51632" calcext:value-type="float">
            <text:p>-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4.8793" calcext:value-type="float">
            <text:p>14.87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6.51632" calcext:value-type="float">
            <text:p>-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7.89497" calcext:value-type="float">
            <text:p>-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4.42819" calcext:value-type="float">
            <text:p>14.428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7.89497" calcext:value-type="float">
            <text:p>-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4.98469" calcext:value-type="float">
            <text:p>14.9846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6758" calcext:value-type="float">
            <text:p>-5.6758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6758" calcext:value-type="float">
            <text:p>-5.6758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4.43434" calcext:value-type="float">
            <text:p>-4.43434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4.43434" calcext:value-type="float">
            <text:p>-4.43434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3.94682" calcext:value-type="float">
            <text:p>-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4.89779" calcext:value-type="float">
            <text:p>14.8977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3.94682" calcext:value-type="float">
            <text:p>-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0.28025" calcext:value-type="float">
            <text:p>10.2802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7.6323" calcext:value-type="float">
            <text:p>7.6323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0.28025" calcext:value-type="float">
            <text:p>10.2802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27896" calcext:value-type="float">
            <text:p>9.27896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8.32893" calcext:value-type="float">
            <text:p>8.328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27896" calcext:value-type="float">
            <text:p>9.27896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76879" calcext:value-type="float">
            <text:p>8.76879</text:p>
          </table:table-cell>
          <table:table-cell office:value-type="float" office:value="5.0642" calcext:value-type="float">
            <text:p>5.0642</text:p>
          </table:table-cell>
          <table:table-cell office:value-type="float" office:value="7.65042" calcext:value-type="float">
            <text:p>7.650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76879" calcext:value-type="float">
            <text:p>8.76879</text:p>
          </table:table-cell>
          <table:table-cell office:value-type="float" office:value="5.0642" calcext:value-type="float">
            <text:p>5.0642</text:p>
          </table:table-cell>
          <table:table-cell office:value-type="float" office:value="7.65042" calcext:value-type="float">
            <text:p>7.6504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5.10111" calcext:value-type="float">
            <text:p>5.10111</text:p>
          </table:table-cell>
          <table:table-cell office:value-type="float" office:value="6.70382" calcext:value-type="float">
            <text:p>6.7038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5.10111" calcext:value-type="float">
            <text:p>5.10111</text:p>
          </table:table-cell>
          <table:table-cell office:value-type="float" office:value="6.70382" calcext:value-type="float">
            <text:p>6.7038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97259" calcext:value-type="float">
            <text:p>8.97259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9.52142" calcext:value-type="float">
            <text:p>9.521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97259" calcext:value-type="float">
            <text:p>8.97259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26564" calcext:value-type="float">
            <text:p>9.26564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0.72131" calcext:value-type="float">
            <text:p>10.72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26564" calcext:value-type="float">
            <text:p>9.26564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76914" calcext:value-type="float">
            <text:p>9.76914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0.72316" calcext:value-type="float">
            <text:p>10.723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76914" calcext:value-type="float">
            <text:p>9.76914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83006" calcext:value-type="float">
            <text:p>8.83006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1.91564" calcext:value-type="float">
            <text:p>11.915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83006" calcext:value-type="float">
            <text:p>8.83006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00322" calcext:value-type="float">
            <text:p>9.00322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2.73467" calcext:value-type="float">
            <text:p>12.7346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00322" calcext:value-type="float">
            <text:p>9.00322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.1455" calcext:value-type="float">
            <text:p>12.1455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8.26607" calcext:value-type="float">
            <text:p>8.2660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2.1455" calcext:value-type="float">
            <text:p>12.1455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56242" calcext:value-type="float">
            <text:p>12.56242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8.91131" calcext:value-type="float">
            <text:p>8.91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.56242" calcext:value-type="float">
            <text:p>12.56242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2.01629" calcext:value-type="float">
            <text:p>12.01629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9.34209" calcext:value-type="float">
            <text:p>9.3420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2.01629" calcext:value-type="float">
            <text:p>12.01629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3.32035" calcext:value-type="float">
            <text:p>13.32035</text:p>
          </table:table-cell>
          <table:table-cell office:value-type="float" office:value="2.20102" calcext:value-type="float">
            <text:p>2.20102</text:p>
          </table:table-cell>
          <table:table-cell office:value-type="float" office:value="7.80757" calcext:value-type="float">
            <text:p>7.8075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.32035" calcext:value-type="float">
            <text:p>13.32035</text:p>
          </table:table-cell>
          <table:table-cell office:value-type="float" office:value="2.20102" calcext:value-type="float">
            <text:p>2.20102</text:p>
          </table:table-cell>
          <table:table-cell office:value-type="float" office:value="7.80757" calcext:value-type="float">
            <text:p>7.807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.32168" calcext:value-type="float">
            <text:p>13.32168</text:p>
          </table:table-cell>
          <table:table-cell office:value-type="float" office:value="1.1605" calcext:value-type="float">
            <text:p>1.1605</text:p>
          </table:table-cell>
          <table:table-cell office:value-type="float" office:value="7.14384" calcext:value-type="float">
            <text:p>7.1438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3.32168" calcext:value-type="float">
            <text:p>13.32168</text:p>
          </table:table-cell>
          <table:table-cell office:value-type="float" office:value="1.1605" calcext:value-type="float">
            <text:p>1.1605</text:p>
          </table:table-cell>
          <table:table-cell office:value-type="float" office:value="7.14384" calcext:value-type="float">
            <text:p>7.1438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6.94232" calcext:value-type="float">
            <text:p>6.9423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58399" calcext:value-type="float">
            <text:p>9.58399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8.6155" calcext:value-type="float">
            <text:p>8.61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58399" calcext:value-type="float">
            <text:p>9.58399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23064" calcext:value-type="float">
            <text:p>8.23064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8.85585" calcext:value-type="float">
            <text:p>8.855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23064" calcext:value-type="float">
            <text:p>8.23064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01849" calcext:value-type="float">
            <text:p>7.01849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8.44911" calcext:value-type="float">
            <text:p>8.449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01849" calcext:value-type="float">
            <text:p>7.01849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0105" calcext:value-type="float">
            <text:p>7.0105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7.9185" calcext:value-type="float">
            <text:p>7.918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0105" calcext:value-type="float">
            <text:p>7.0105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83298" calcext:value-type="float">
            <text:p>5.83298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8.87249" calcext:value-type="float">
            <text:p>8.8724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83298" calcext:value-type="float">
            <text:p>5.83298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00179" calcext:value-type="float">
            <text:p>5.00179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8.67097" calcext:value-type="float">
            <text:p>8.670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00179" calcext:value-type="float">
            <text:p>5.00179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7798" calcext:value-type="float">
            <text:p>9.7798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5.6352" calcext:value-type="float">
            <text:p>5.635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7798" calcext:value-type="float">
            <text:p>9.7798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02853" calcext:value-type="float">
            <text:p>9.02853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5.18409" calcext:value-type="float">
            <text:p>5.184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02853" calcext:value-type="float">
            <text:p>9.02853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61027" calcext:value-type="float">
            <text:p>8.61027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5.74059" calcext:value-type="float">
            <text:p>5.7405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61027" calcext:value-type="float">
            <text:p>8.61027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25001" calcext:value-type="float">
            <text:p>10.25001</text:p>
          </table:table-cell>
          <table:table-cell office:value-type="float" office:value="2.90932" calcext:value-type="float">
            <text:p>2.90932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25001" calcext:value-type="float">
            <text:p>10.25001</text:p>
          </table:table-cell>
          <table:table-cell office:value-type="float" office:value="2.90932" calcext:value-type="float">
            <text:p>2.90932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.93468" calcext:value-type="float">
            <text:p>10.93468</text:p>
          </table:table-cell>
          <table:table-cell office:value-type="float" office:value="3.94754" calcext:value-type="float">
            <text:p>3.94754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.93468" calcext:value-type="float">
            <text:p>10.93468</text:p>
          </table:table-cell>
          <table:table-cell office:value-type="float" office:value="3.94754" calcext:value-type="float">
            <text:p>3.9475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1.23838" calcext:value-type="float">
            <text:p>11.23838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5.65369" calcext:value-type="float">
            <text:p>5.6536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1.23838" calcext:value-type="float">
            <text:p>11.23838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2.97763" calcext:value-type="float">
            <text:p>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6.8764" calcext:value-type="float">
            <text:p>16.8764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2.97763" calcext:value-type="float">
            <text:p>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7.57303" calcext:value-type="float">
            <text:p>17.573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6.89452" calcext:value-type="float">
            <text:p>16.8945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6.89452" calcext:value-type="float">
            <text:p>16.8945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10.19992" calcext:value-type="float">
            <text:p>10.19992</text:p>
          </table:table-cell>
          <table:table-cell office:value-type="float" office:value="15.94792" calcext:value-type="float">
            <text:p>15.9479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0.00133" calcext:value-type="float">
            <text:p>-0.00133</text:p>
          </table:table-cell>
          <table:table-cell office:value-type="float" office:value="10.19992" calcext:value-type="float">
            <text:p>10.19992</text:p>
          </table:table-cell>
          <table:table-cell office:value-type="float" office:value="15.94792" calcext:value-type="float">
            <text:p>15.9479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69399" calcext:value-type="float">
            <text:p>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0.27732" calcext:value-type="float">
            <text:p>0.2773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69399" calcext:value-type="float">
            <text:p>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.38398" calcext:value-type="float">
            <text:p>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1.47721" calcext:value-type="float">
            <text:p>1.477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38398" calcext:value-type="float">
            <text:p>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.33506" calcext:value-type="float">
            <text:p>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1.47906" calcext:value-type="float">
            <text:p>1.4790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.33506" calcext:value-type="float">
            <text:p>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69266" calcext:value-type="float">
            <text:p>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2.67154" calcext:value-type="float">
            <text:p>2.671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69266" calcext:value-type="float">
            <text:p>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3.49057" calcext:value-type="float">
            <text:p>3.4905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7.51017" calcext:value-type="float">
            <text:p>17.510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01839" calcext:value-type="float">
            <text:p>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18.15541" calcext:value-type="float">
            <text:p>18.155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01839" calcext:value-type="float">
            <text:p>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.18587" calcext:value-type="float">
            <text:p>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0.09799" calcext:value-type="float">
            <text:p>0.0979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.18587" calcext:value-type="float">
            <text:p>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75403" calcext:value-type="float">
            <text:p>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7.05167" calcext:value-type="float">
            <text:p>17.051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75403" calcext:value-type="float">
            <text:p>4.7540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7.05167" calcext:value-type="float">
            <text:p>17.051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.65582" calcext:value-type="float">
            <text:p>5.65582</text:p>
          </table:table-cell>
          <table:table-cell office:value-type="float" office:value="12.11716" calcext:value-type="float">
            <text:p>12.11716</text:p>
          </table:table-cell>
          <table:table-cell office:value-type="float" office:value="16.38794" calcext:value-type="float">
            <text:p>16.3879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.65582" calcext:value-type="float">
            <text:p>5.65582</text:p>
          </table:table-cell>
          <table:table-cell office:value-type="float" office:value="12.11716" calcext:value-type="float">
            <text:p>12.11716</text:p>
          </table:table-cell>
          <table:table-cell office:value-type="float" office:value="16.38794" calcext:value-type="float">
            <text:p>16.3879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5.56924" calcext:value-type="float">
            <text:p>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6.18642" calcext:value-type="float">
            <text:p>16.186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.56924" calcext:value-type="float">
            <text:p>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91885" calcext:value-type="float">
            <text:p>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17.8596" calcext:value-type="float">
            <text:p>17.85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91885" calcext:value-type="float">
            <text:p>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57385" calcext:value-type="float">
            <text:p>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18.09995" calcext:value-type="float">
            <text:p>18.0999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57385" calcext:value-type="float">
            <text:p>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.4283" calcext:value-type="float">
            <text:p>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7.69321" calcext:value-type="float">
            <text:p>17.693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4283" calcext:value-type="float">
            <text:p>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74097" calcext:value-type="float">
            <text:p>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7.1626" calcext:value-type="float">
            <text:p>17.162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74097" calcext:value-type="float">
            <text:p>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.37102" calcext:value-type="float">
            <text:p>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18.11659" calcext:value-type="float">
            <text:p>18.1165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37102" calcext:value-type="float">
            <text:p>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59578" calcext:value-type="float">
            <text:p>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17.91507" calcext:value-type="float">
            <text:p>17.915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59578" calcext:value-type="float">
            <text:p>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.97577" calcext:value-type="float">
            <text:p>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4.8793" calcext:value-type="float">
            <text:p>14.87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.97577" calcext:value-type="float">
            <text:p>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60315" calcext:value-type="float">
            <text:p>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4.42819" calcext:value-type="float">
            <text:p>14.428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60315" calcext:value-type="float">
            <text:p>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95348" calcext:value-type="float">
            <text:p>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4.98469" calcext:value-type="float">
            <text:p>14.9846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95348" calcext:value-type="float">
            <text:p>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.60546" calcext:value-type="float">
            <text:p>2.60546</text:p>
          </table:table-cell>
          <table:table-cell office:value-type="float" office:value="10.33143" calcext:value-type="float">
            <text:p>10.33143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60546" calcext:value-type="float">
            <text:p>2.60546</text:p>
          </table:table-cell>
          <table:table-cell office:value-type="float" office:value="10.33143" calcext:value-type="float">
            <text:p>10.33143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.04867" calcext:value-type="float">
            <text:p>2.04867</text:p>
          </table:table-cell>
          <table:table-cell office:value-type="float" office:value="11.44348" calcext:value-type="float">
            <text:p>11.44348</text:p>
          </table:table-cell>
          <table:table-cell office:value-type="float" office:value="13.86615" calcext:value-type="float">
            <text:p>13.8661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.04867" calcext:value-type="float">
            <text:p>2.04867</text:p>
          </table:table-cell>
          <table:table-cell office:value-type="float" office:value="11.44348" calcext:value-type="float">
            <text:p>11.44348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.86485" calcext:value-type="float">
            <text:p>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4.89779" calcext:value-type="float">
            <text:p>14.8977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.86485" calcext:value-type="float">
            <text:p>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9.33808" calcext:value-type="float">
            <text:p>19.33808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7.6323" calcext:value-type="float">
            <text:p>7.6323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9.33808" calcext:value-type="float">
            <text:p>19.33808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8.47266" calcext:value-type="float">
            <text:p>18.47266</text:p>
          </table:table-cell>
          <table:table-cell office:value-type="float" office:value="5.9986" calcext:value-type="float">
            <text:p>5.9986</text:p>
          </table:table-cell>
          <table:table-cell office:value-type="float" office:value="8.32893" calcext:value-type="float">
            <text:p>8.328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8.47266" calcext:value-type="float">
            <text:p>18.47266</text:p>
          </table:table-cell>
          <table:table-cell office:value-type="float" office:value="5.9986" calcext:value-type="float">
            <text:p>5.9986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87058" calcext:value-type="float">
            <text:p>17.87058</text:p>
          </table:table-cell>
          <table:table-cell office:value-type="float" office:value="5.06189" calcext:value-type="float">
            <text:p>5.06189</text:p>
          </table:table-cell>
          <table:table-cell office:value-type="float" office:value="7.65042" calcext:value-type="float">
            <text:p>7.650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87058" calcext:value-type="float">
            <text:p>17.87058</text:p>
          </table:table-cell>
          <table:table-cell office:value-type="float" office:value="5.06189" calcext:value-type="float">
            <text:p>5.06189</text:p>
          </table:table-cell>
          <table:table-cell office:value-type="float" office:value="7.65042" calcext:value-type="float">
            <text:p>7.6504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7.80664" calcext:value-type="float">
            <text:p>17.80664</text:p>
          </table:table-cell>
          <table:table-cell office:value-type="float" office:value="5.09881" calcext:value-type="float">
            <text:p>5.09881</text:p>
          </table:table-cell>
          <table:table-cell office:value-type="float" office:value="6.70382" calcext:value-type="float">
            <text:p>6.7038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7.80664" calcext:value-type="float">
            <text:p>17.80664</text:p>
          </table:table-cell>
          <table:table-cell office:value-type="float" office:value="5.09881" calcext:value-type="float">
            <text:p>5.09881</text:p>
          </table:table-cell>
          <table:table-cell office:value-type="float" office:value="6.70382" calcext:value-type="float">
            <text:p>6.7038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3621" calcext:value-type="float">
            <text:p>18.3621</text:p>
          </table:table-cell>
          <table:table-cell office:value-type="float" office:value="5.581" calcext:value-type="float">
            <text:p>5.581</text:p>
          </table:table-cell>
          <table:table-cell office:value-type="float" office:value="9.52142" calcext:value-type="float">
            <text:p>9.521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3621" calcext:value-type="float">
            <text:p>18.3621</text:p>
          </table:table-cell>
          <table:table-cell office:value-type="float" office:value="5.581" calcext:value-type="float">
            <text:p>5.581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75905" calcext:value-type="float">
            <text:p>18.7590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0.72131" calcext:value-type="float">
            <text:p>10.72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75905" calcext:value-type="float">
            <text:p>18.7590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9.20661" calcext:value-type="float">
            <text:p>19.20661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0.72316" calcext:value-type="float">
            <text:p>10.723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9.20661" calcext:value-type="float">
            <text:p>19.20661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5033" calcext:value-type="float">
            <text:p>18.5033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1.91564" calcext:value-type="float">
            <text:p>11.915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5033" calcext:value-type="float">
            <text:p>18.5033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8.80434" calcext:value-type="float">
            <text:p>18.80434</text:p>
          </table:table-cell>
          <table:table-cell office:value-type="float" office:value="5.8717" calcext:value-type="float">
            <text:p>5.8717</text:p>
          </table:table-cell>
          <table:table-cell office:value-type="float" office:value="12.73467" calcext:value-type="float">
            <text:p>12.7346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8.80434" calcext:value-type="float">
            <text:p>18.80434</text:p>
          </table:table-cell>
          <table:table-cell office:value-type="float" office:value="5.8717" calcext:value-type="float">
            <text:p>5.8717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8.14232" calcext:value-type="float">
            <text:p>18.14232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8.26607" calcext:value-type="float">
            <text:p>8.2660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8.14232" calcext:value-type="float">
            <text:p>18.14232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09667" calcext:value-type="float">
            <text:p>17.09667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8.91131" calcext:value-type="float">
            <text:p>8.91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09667" calcext:value-type="float">
            <text:p>17.09667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6.81028" calcext:value-type="float">
            <text:p>16.81028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9.34209" calcext:value-type="float">
            <text:p>9.3420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6.81028" calcext:value-type="float">
            <text:p>16.81028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07438" calcext:value-type="float">
            <text:p>18.07438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7.80757" calcext:value-type="float">
            <text:p>7.8075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07438" calcext:value-type="float">
            <text:p>18.07438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7.80757" calcext:value-type="float">
            <text:p>7.807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8.97484" calcext:value-type="float">
            <text:p>18.97484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7.14384" calcext:value-type="float">
            <text:p>7.1438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8.97484" calcext:value-type="float">
            <text:p>18.97484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7.14384" calcext:value-type="float">
            <text:p>7.1438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20.00051" calcext:value-type="float">
            <text:p>20.00051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6.94232" calcext:value-type="float">
            <text:p>6.9423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.00051" calcext:value-type="float">
            <text:p>20.00051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.97556" calcext:value-type="float">
            <text:p>20.97556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8.6155" calcext:value-type="float">
            <text:p>8.61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0.97556" calcext:value-type="float">
            <text:p>20.97556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8.85585" calcext:value-type="float">
            <text:p>8.855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2.05051" calcext:value-type="float">
            <text:p>22.05051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8.44911" calcext:value-type="float">
            <text:p>8.449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.05051" calcext:value-type="float">
            <text:p>22.05051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1.37117" calcext:value-type="float">
            <text:p>21.37117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7.9185" calcext:value-type="float">
            <text:p>7.918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1.37117" calcext:value-type="float">
            <text:p>21.37117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3.17874" calcext:value-type="float">
            <text:p>23.17874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8.87249" calcext:value-type="float">
            <text:p>8.8724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3.17874" calcext:value-type="float">
            <text:p>23.17874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3.23469" calcext:value-type="float">
            <text:p>23.23469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8.67097" calcext:value-type="float">
            <text:p>8.670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3.23469" calcext:value-type="float">
            <text:p>23.23469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.83667" calcext:value-type="float">
            <text:p>19.83667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5.6352" calcext:value-type="float">
            <text:p>5.635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9.83667" calcext:value-type="float">
            <text:p>19.83667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1.21532" calcext:value-type="float">
            <text:p>21.21532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5.18409" calcext:value-type="float">
            <text:p>5.184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.21532" calcext:value-type="float">
            <text:p>21.21532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5.74059" calcext:value-type="float">
            <text:p>5.7405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99615" calcext:value-type="float">
            <text:p>18.99615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99615" calcext:value-type="float">
            <text:p>18.99615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75469" calcext:value-type="float">
            <text:p>17.75469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.62205" calcext:value-type="float">
            <text:p>4.622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75469" calcext:value-type="float">
            <text:p>17.75469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7.26717" calcext:value-type="float">
            <text:p>17.26717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5.65369" calcext:value-type="float">
            <text:p>5.6536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7.26717" calcext:value-type="float">
            <text:p>17.26717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6.29798" calcext:value-type="float">
            <text:p>16.29798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7.6323" calcext:value-type="float">
            <text:p>7.6323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6.29798" calcext:value-type="float">
            <text:p>16.29798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8.32893" calcext:value-type="float">
            <text:p>8.328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01434" calcext:value-type="float">
            <text:p>14.01434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9.52142" calcext:value-type="float">
            <text:p>9.521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01434" calcext:value-type="float">
            <text:p>14.01434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70433" calcext:value-type="float">
            <text:p>14.70433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0.72131" calcext:value-type="float">
            <text:p>10.72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70433" calcext:value-type="float">
            <text:p>14.70433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65541" calcext:value-type="float">
            <text:p>15.65541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0.72316" calcext:value-type="float">
            <text:p>10.723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65541" calcext:value-type="float">
            <text:p>15.65541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01301" calcext:value-type="float">
            <text:p>14.01301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1.91564" calcext:value-type="float">
            <text:p>11.915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01301" calcext:value-type="float">
            <text:p>14.01301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4.48721" calcext:value-type="float">
            <text:p>14.48721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2.73467" calcext:value-type="float">
            <text:p>12.7346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4.48721" calcext:value-type="float">
            <text:p>14.48721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.96746" calcext:value-type="float">
            <text:p>16.96746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8.26607" calcext:value-type="float">
            <text:p>8.2660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.96746" calcext:value-type="float">
            <text:p>16.96746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33874" calcext:value-type="float">
            <text:p>16.33874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8.91131" calcext:value-type="float">
            <text:p>8.91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33874" calcext:value-type="float">
            <text:p>16.33874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50622" calcext:value-type="float">
            <text:p>15.50622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9.34209" calcext:value-type="float">
            <text:p>9.3420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50622" calcext:value-type="float">
            <text:p>15.50622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8.88959" calcext:value-type="float">
            <text:p>18.88959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6.94232" calcext:value-type="float">
            <text:p>6.9423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8.88959" calcext:value-type="float">
            <text:p>18.88959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2392" calcext:value-type="float">
            <text:p>17.2392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8.6155" calcext:value-type="float">
            <text:p>8.61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2392" calcext:value-type="float">
            <text:p>17.2392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.20667" calcext:value-type="float">
            <text:p>-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20667" calcext:value-type="float">
            <text:p>-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7.73113" calcext:value-type="float">
            <text:p>-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7.73113" calcext:value-type="float">
            <text:p>-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8942" calcext:value-type="float">
            <text:p>16.8942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8.85585" calcext:value-type="float">
            <text:p>8.855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8942" calcext:value-type="float">
            <text:p>16.8942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.74865" calcext:value-type="float">
            <text:p>15.7486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8.44911" calcext:value-type="float">
            <text:p>8.449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.74865" calcext:value-type="float">
            <text:p>15.7486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7.9185" calcext:value-type="float">
            <text:p>7.918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.69137" calcext:value-type="float">
            <text:p>15.69137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8.87249" calcext:value-type="float">
            <text:p>8.8724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.69137" calcext:value-type="float">
            <text:p>15.69137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4.91613" calcext:value-type="float">
            <text:p>14.91613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8.67097" calcext:value-type="float">
            <text:p>8.670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4.91613" calcext:value-type="float">
            <text:p>14.91613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.29612" calcext:value-type="float">
            <text:p>16.29612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5.6352" calcext:value-type="float">
            <text:p>5.635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.29612" calcext:value-type="float">
            <text:p>16.29612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9235" calcext:value-type="float">
            <text:p>16.9235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5.18409" calcext:value-type="float">
            <text:p>5.184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9235" calcext:value-type="float">
            <text:p>16.9235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7.27383" calcext:value-type="float">
            <text:p>17.27383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5.74059" calcext:value-type="float">
            <text:p>5.7405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7.27383" calcext:value-type="float">
            <text:p>17.27383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5.1852" calcext:value-type="float">
            <text:p>15.1852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5.65369" calcext:value-type="float">
            <text:p>5.6536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.1852" calcext:value-type="float">
            <text:p>15.1852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-3.0401" calcext:value-type="float">
            <text:p>-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6.8764" calcext:value-type="float">
            <text:p>16.8764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-3.0401" calcext:value-type="float">
            <text:p>-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4.04139" calcext:value-type="float">
            <text:p>-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7.57303" calcext:value-type="float">
            <text:p>17.573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4.04139" calcext:value-type="float">
            <text:p>-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34776" calcext:value-type="float">
            <text:p>-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0.27732" calcext:value-type="float">
            <text:p>0.2773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34776" calcext:value-type="float">
            <text:p>-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05471" calcext:value-type="float">
            <text:p>-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1.47721" calcext:value-type="float">
            <text:p>1.477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05471" calcext:value-type="float">
            <text:p>-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3.55121" calcext:value-type="float">
            <text:p>-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1.47906" calcext:value-type="float">
            <text:p>1.4790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3.55121" calcext:value-type="float">
            <text:p>-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49029" calcext:value-type="float">
            <text:p>-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2.67154" calcext:value-type="float">
            <text:p>2.671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49029" calcext:value-type="float">
            <text:p>-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4.31713" calcext:value-type="float">
            <text:p>-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3.49057" calcext:value-type="float">
            <text:p>3.4905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4.31713" calcext:value-type="float">
            <text:p>-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1.17485" calcext:value-type="float">
            <text:p>-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7.51017" calcext:value-type="float">
            <text:p>17.510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1.17485" calcext:value-type="float">
            <text:p>-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75793" calcext:value-type="float">
            <text:p>-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18.15541" calcext:value-type="float">
            <text:p>18.155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75793" calcext:value-type="float">
            <text:p>-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30406" calcext:value-type="float">
            <text:p>-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0.09799" calcext:value-type="float">
            <text:p>0.0979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30406" calcext:value-type="float">
            <text:p>-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6.18642" calcext:value-type="float">
            <text:p>16.186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73636" calcext:value-type="float">
            <text:p>-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17.8596" calcext:value-type="float">
            <text:p>17.85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73636" calcext:value-type="float">
            <text:p>-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22736" calcext:value-type="float">
            <text:p>10.22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22736" calcext:value-type="float">
            <text:p>10.22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17844" calcext:value-type="float">
            <text:p>11.178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17844" calcext:value-type="float">
            <text:p>11.17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08971" calcext:value-type="float">
            <text:p>-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18.09995" calcext:value-type="float">
            <text:p>18.0999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08971" calcext:value-type="float">
            <text:p>-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6.30186" calcext:value-type="float">
            <text:p>-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7.69321" calcext:value-type="float">
            <text:p>17.693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6.30186" calcext:value-type="float">
            <text:p>-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6.30985" calcext:value-type="float">
            <text:p>-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7.1626" calcext:value-type="float">
            <text:p>17.162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6.30985" calcext:value-type="float">
            <text:p>-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7.48737" calcext:value-type="float">
            <text:p>-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18.11659" calcext:value-type="float">
            <text:p>18.1165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7.48737" calcext:value-type="float">
            <text:p>-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8.31856" calcext:value-type="float">
            <text:p>-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17.91507" calcext:value-type="float">
            <text:p>17.915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.31856" calcext:value-type="float">
            <text:p>-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54055" calcext:value-type="float">
            <text:p>-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4.8793" calcext:value-type="float">
            <text:p>14.87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54055" calcext:value-type="float">
            <text:p>-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4.29182" calcext:value-type="float">
            <text:p>-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4.42819" calcext:value-type="float">
            <text:p>14.428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4.29182" calcext:value-type="float">
            <text:p>-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4.71008" calcext:value-type="float">
            <text:p>-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4.98469" calcext:value-type="float">
            <text:p>14.9846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4.71008" calcext:value-type="float">
            <text:p>-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4.89779" calcext:value-type="float">
            <text:p>14.8977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7.30262" calcext:value-type="float">
            <text:p>7.30262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7.6323" calcext:value-type="float">
            <text:p>7.6323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7.30262" calcext:value-type="float">
            <text:p>7.30262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.16804" calcext:value-type="float">
            <text:p>8.16804</text:p>
          </table:table-cell>
          <table:table-cell office:value-type="float" office:value="5.9986" calcext:value-type="float">
            <text:p>5.9986</text:p>
          </table:table-cell>
          <table:table-cell office:value-type="float" office:value="8.32893" calcext:value-type="float">
            <text:p>8.328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.16804" calcext:value-type="float">
            <text:p>8.16804</text:p>
          </table:table-cell>
          <table:table-cell office:value-type="float" office:value="5.9986" calcext:value-type="float">
            <text:p>5.9986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2786" calcext:value-type="float">
            <text:p>8.2786</text:p>
          </table:table-cell>
          <table:table-cell office:value-type="float" office:value="5.581" calcext:value-type="float">
            <text:p>5.581</text:p>
          </table:table-cell>
          <table:table-cell office:value-type="float" office:value="9.52142" calcext:value-type="float">
            <text:p>9.521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2786" calcext:value-type="float">
            <text:p>8.2786</text:p>
          </table:table-cell>
          <table:table-cell office:value-type="float" office:value="5.581" calcext:value-type="float">
            <text:p>5.581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88165" calcext:value-type="float">
            <text:p>7.8816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0.72131" calcext:value-type="float">
            <text:p>10.72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88165" calcext:value-type="float">
            <text:p>7.8816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43409" calcext:value-type="float">
            <text:p>7.43409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0.72316" calcext:value-type="float">
            <text:p>10.723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43409" calcext:value-type="float">
            <text:p>7.43409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1374" calcext:value-type="float">
            <text:p>8.1374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1.91564" calcext:value-type="float">
            <text:p>11.915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1374" calcext:value-type="float">
            <text:p>8.1374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83636" calcext:value-type="float">
            <text:p>7.83636</text:p>
          </table:table-cell>
          <table:table-cell office:value-type="float" office:value="5.8717" calcext:value-type="float">
            <text:p>5.8717</text:p>
          </table:table-cell>
          <table:table-cell office:value-type="float" office:value="12.73467" calcext:value-type="float">
            <text:p>12.7346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83636" calcext:value-type="float">
            <text:p>7.83636</text:p>
          </table:table-cell>
          <table:table-cell office:value-type="float" office:value="5.8717" calcext:value-type="float">
            <text:p>5.8717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.49838" calcext:value-type="float">
            <text:p>8.49838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8.26607" calcext:value-type="float">
            <text:p>8.2660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.49838" calcext:value-type="float">
            <text:p>8.49838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54403" calcext:value-type="float">
            <text:p>9.54403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8.91131" calcext:value-type="float">
            <text:p>8.91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54403" calcext:value-type="float">
            <text:p>9.54403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83042" calcext:value-type="float">
            <text:p>9.83042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9.34209" calcext:value-type="float">
            <text:p>9.3420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83042" calcext:value-type="float">
            <text:p>9.83042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6.64019" calcext:value-type="float">
            <text:p>6.64019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6.94232" calcext:value-type="float">
            <text:p>6.9423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.64019" calcext:value-type="float">
            <text:p>6.64019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.66514" calcext:value-type="float">
            <text:p>5.66514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8.6155" calcext:value-type="float">
            <text:p>8.61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.66514" calcext:value-type="float">
            <text:p>5.66514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11368" calcext:value-type="float">
            <text:p>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11368" calcext:value-type="float">
            <text:p>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58922" calcext:value-type="float">
            <text:p>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58922" calcext:value-type="float">
            <text:p>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8.85585" calcext:value-type="float">
            <text:p>8.855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59019" calcext:value-type="float">
            <text:p>4.59019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8.44911" calcext:value-type="float">
            <text:p>8.449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59019" calcext:value-type="float">
            <text:p>4.59019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26953" calcext:value-type="float">
            <text:p>5.26953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7.9185" calcext:value-type="float">
            <text:p>7.918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26953" calcext:value-type="float">
            <text:p>5.26953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46196" calcext:value-type="float">
            <text:p>3.46196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8.87249" calcext:value-type="float">
            <text:p>8.8724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46196" calcext:value-type="float">
            <text:p>3.46196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40601" calcext:value-type="float">
            <text:p>3.40601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8.67097" calcext:value-type="float">
            <text:p>8.670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40601" calcext:value-type="float">
            <text:p>3.40601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.80403" calcext:value-type="float">
            <text:p>6.80403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5.6352" calcext:value-type="float">
            <text:p>5.635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6.80403" calcext:value-type="float">
            <text:p>6.80403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42538" calcext:value-type="float">
            <text:p>5.42538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5.18409" calcext:value-type="float">
            <text:p>5.184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42538" calcext:value-type="float">
            <text:p>5.42538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5.74059" calcext:value-type="float">
            <text:p>5.7405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65679" calcext:value-type="float">
            <text:p>4.65679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9.37353" calcext:value-type="float">
            <text:p>9.37353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5.65369" calcext:value-type="float">
            <text:p>5.6536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9.37353" calcext:value-type="float">
            <text:p>9.37353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-2.97763" calcext:value-type="float">
            <text:p>-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6.8764" calcext:value-type="float">
            <text:p>16.8764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-2.97763" calcext:value-type="float">
            <text:p>-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7.57303" calcext:value-type="float">
            <text:p>17.573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1.11092" calcext:value-type="float">
            <text:p>-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69399" calcext:value-type="float">
            <text:p>-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0.27732" calcext:value-type="float">
            <text:p>0.2773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69399" calcext:value-type="float">
            <text:p>-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1.38398" calcext:value-type="float">
            <text:p>-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1.47721" calcext:value-type="float">
            <text:p>1.477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1.38398" calcext:value-type="float">
            <text:p>-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2.33506" calcext:value-type="float">
            <text:p>-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1.47906" calcext:value-type="float">
            <text:p>1.4790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2.33506" calcext:value-type="float">
            <text:p>-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0.69266" calcext:value-type="float">
            <text:p>-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2.67154" calcext:value-type="float">
            <text:p>2.671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69266" calcext:value-type="float">
            <text:p>-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16686" calcext:value-type="float">
            <text:p>-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3.49057" calcext:value-type="float">
            <text:p>3.4905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16686" calcext:value-type="float">
            <text:p>-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64711" calcext:value-type="float">
            <text:p>-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7.51017" calcext:value-type="float">
            <text:p>17.510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64711" calcext:value-type="float">
            <text:p>-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01839" calcext:value-type="float">
            <text:p>-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18.15541" calcext:value-type="float">
            <text:p>18.155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01839" calcext:value-type="float">
            <text:p>-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2.18587" calcext:value-type="float">
            <text:p>-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0.09799" calcext:value-type="float">
            <text:p>0.0979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2.18587" calcext:value-type="float">
            <text:p>-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5.56924" calcext:value-type="float">
            <text:p>-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6.18642" calcext:value-type="float">
            <text:p>16.186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5.56924" calcext:value-type="float">
            <text:p>-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3.91885" calcext:value-type="float">
            <text:p>-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17.8596" calcext:value-type="float">
            <text:p>17.85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3.91885" calcext:value-type="float">
            <text:p>-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11368" calcext:value-type="float">
            <text:p>-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11368" calcext:value-type="float">
            <text:p>-5.1136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5.58922" calcext:value-type="float">
            <text:p>-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5.58922" calcext:value-type="float">
            <text:p>-5.5892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57385" calcext:value-type="float">
            <text:p>-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18.09995" calcext:value-type="float">
            <text:p>18.0999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57385" calcext:value-type="float">
            <text:p>-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2.4283" calcext:value-type="float">
            <text:p>-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7.69321" calcext:value-type="float">
            <text:p>17.693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2.4283" calcext:value-type="float">
            <text:p>-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74097" calcext:value-type="float">
            <text:p>-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7.1626" calcext:value-type="float">
            <text:p>17.162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74097" calcext:value-type="float">
            <text:p>-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2.37102" calcext:value-type="float">
            <text:p>-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18.11659" calcext:value-type="float">
            <text:p>18.1165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2.37102" calcext:value-type="float">
            <text:p>-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59578" calcext:value-type="float">
            <text:p>-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17.91507" calcext:value-type="float">
            <text:p>17.915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1.59578" calcext:value-type="float">
            <text:p>-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2.97577" calcext:value-type="float">
            <text:p>-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4.8793" calcext:value-type="float">
            <text:p>14.87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2.97577" calcext:value-type="float">
            <text:p>-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60315" calcext:value-type="float">
            <text:p>-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4.42819" calcext:value-type="float">
            <text:p>14.428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60315" calcext:value-type="float">
            <text:p>-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3.95348" calcext:value-type="float">
            <text:p>-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4.98469" calcext:value-type="float">
            <text:p>14.9846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3.95348" calcext:value-type="float">
            <text:p>-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1.86485" calcext:value-type="float">
            <text:p>-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4.89779" calcext:value-type="float">
            <text:p>14.8977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1.86485" calcext:value-type="float">
            <text:p>-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6.36045" calcext:value-type="float">
            <text:p>16.3604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7.6323" calcext:value-type="float">
            <text:p>7.6323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6.36045" calcext:value-type="float">
            <text:p>16.3604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36174" calcext:value-type="float">
            <text:p>17.36174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8.32893" calcext:value-type="float">
            <text:p>8.328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36174" calcext:value-type="float">
            <text:p>17.36174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66811" calcext:value-type="float">
            <text:p>17.66811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9.52142" calcext:value-type="float">
            <text:p>9.521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66811" calcext:value-type="float">
            <text:p>17.66811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37506" calcext:value-type="float">
            <text:p>17.37506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0.72131" calcext:value-type="float">
            <text:p>10.72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37506" calcext:value-type="float">
            <text:p>17.37506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6.87156" calcext:value-type="float">
            <text:p>16.87156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0.72316" calcext:value-type="float">
            <text:p>10.723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6.87156" calcext:value-type="float">
            <text:p>16.87156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81064" calcext:value-type="float">
            <text:p>17.81064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1.91564" calcext:value-type="float">
            <text:p>11.915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81064" calcext:value-type="float">
            <text:p>17.81064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7.63748" calcext:value-type="float">
            <text:p>17.63748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2.73467" calcext:value-type="float">
            <text:p>12.7346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7.63748" calcext:value-type="float">
            <text:p>17.63748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4.4952" calcext:value-type="float">
            <text:p>14.4952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8.26607" calcext:value-type="float">
            <text:p>8.2660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4.4952" calcext:value-type="float">
            <text:p>14.4952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4.07828" calcext:value-type="float">
            <text:p>14.07828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8.91131" calcext:value-type="float">
            <text:p>8.911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.07828" calcext:value-type="float">
            <text:p>14.07828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4.62441" calcext:value-type="float">
            <text:p>14.62441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9.34209" calcext:value-type="float">
            <text:p>9.3420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4.62441" calcext:value-type="float">
            <text:p>14.62441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6.94232" calcext:value-type="float">
            <text:p>6.9423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4.43127" calcext:value-type="float">
            <text:p>14.43127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.05671" calcext:value-type="float">
            <text:p>17.05671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8.6155" calcext:value-type="float">
            <text:p>8.61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.05671" calcext:value-type="float">
            <text:p>17.05671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41334" calcext:value-type="float">
            <text:p>16.41334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.41334" calcext:value-type="float">
            <text:p>16.41334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5.46226" calcext:value-type="float">
            <text:p>15.46226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.46226" calcext:value-type="float">
            <text:p>15.46226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41006" calcext:value-type="float">
            <text:p>18.4100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8.85585" calcext:value-type="float">
            <text:p>8.855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41006" calcext:value-type="float">
            <text:p>18.4100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9.62221" calcext:value-type="float">
            <text:p>19.62221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8.44911" calcext:value-type="float">
            <text:p>8.449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.62221" calcext:value-type="float">
            <text:p>19.62221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9.6302" calcext:value-type="float">
            <text:p>19.6302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7.9185" calcext:value-type="float">
            <text:p>7.918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9.6302" calcext:value-type="float">
            <text:p>19.6302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0.80772" calcext:value-type="float">
            <text:p>20.80772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8.87249" calcext:value-type="float">
            <text:p>8.8724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.80772" calcext:value-type="float">
            <text:p>20.80772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1.63891" calcext:value-type="float">
            <text:p>21.63891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8.67097" calcext:value-type="float">
            <text:p>8.670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1.63891" calcext:value-type="float">
            <text:p>21.63891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.8609" calcext:value-type="float">
            <text:p>16.8609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5.6352" calcext:value-type="float">
            <text:p>5.635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.8609" calcext:value-type="float">
            <text:p>16.8609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61217" calcext:value-type="float">
            <text:p>17.61217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5.18409" calcext:value-type="float">
            <text:p>5.184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61217" calcext:value-type="float">
            <text:p>17.61217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8.03043" calcext:value-type="float">
            <text:p>18.03043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5.74059" calcext:value-type="float">
            <text:p>5.7405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8.03043" calcext:value-type="float">
            <text:p>18.03043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5.40232" calcext:value-type="float">
            <text:p>15.40232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5.65369" calcext:value-type="float">
            <text:p>5.6536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.40232" calcext:value-type="float">
            <text:p>15.40232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6.01773" calcext:value-type="float">
            <text:p>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6.8764" calcext:value-type="float">
            <text:p>16.8764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6.01773" calcext:value-type="float">
            <text:p>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.15231" calcext:value-type="float">
            <text:p>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7.57303" calcext:value-type="float">
            <text:p>17.573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.15231" calcext:value-type="float">
            <text:p>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04175" calcext:value-type="float">
            <text:p>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0.27732" calcext:value-type="float">
            <text:p>0.2773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04175" calcext:value-type="float">
            <text:p>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4387" calcext:value-type="float">
            <text:p>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1.47721" calcext:value-type="float">
            <text:p>1.477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4387" calcext:value-type="float">
            <text:p>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88626" calcext:value-type="float">
            <text:p>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1.47906" calcext:value-type="float">
            <text:p>1.4790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88626" calcext:value-type="float">
            <text:p>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18295" calcext:value-type="float">
            <text:p>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2.67154" calcext:value-type="float">
            <text:p>2.6715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18295" calcext:value-type="float">
            <text:p>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48399" calcext:value-type="float">
            <text:p>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3.49057" calcext:value-type="float">
            <text:p>3.4905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48399" calcext:value-type="float">
            <text:p>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.82197" calcext:value-type="float">
            <text:p>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7.51017" calcext:value-type="float">
            <text:p>17.510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82197" calcext:value-type="float">
            <text:p>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77632" calcext:value-type="float">
            <text:p>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18.15541" calcext:value-type="float">
            <text:p>18.155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77632" calcext:value-type="float">
            <text:p>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48993" calcext:value-type="float">
            <text:p>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0.09799" calcext:value-type="float">
            <text:p>0.0979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48993" calcext:value-type="float">
            <text:p>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6.68016" calcext:value-type="float">
            <text:p>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6.18642" calcext:value-type="float">
            <text:p>16.186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6.68016" calcext:value-type="float">
            <text:p>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.65521" calcext:value-type="float">
            <text:p>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17.8596" calcext:value-type="float">
            <text:p>17.85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7.65521" calcext:value-type="float">
            <text:p>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20667" calcext:value-type="float">
            <text:p>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20667" calcext:value-type="float">
            <text:p>8.2066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73113" calcext:value-type="float">
            <text:p>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73113" calcext:value-type="float">
            <text:p>7.7311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18.09995" calcext:value-type="float">
            <text:p>18.0999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73016" calcext:value-type="float">
            <text:p>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7.69321" calcext:value-type="float">
            <text:p>17.6932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73016" calcext:value-type="float">
            <text:p>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05082" calcext:value-type="float">
            <text:p>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7.1626" calcext:value-type="float">
            <text:p>17.162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05082" calcext:value-type="float">
            <text:p>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85839" calcext:value-type="float">
            <text:p>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18.11659" calcext:value-type="float">
            <text:p>18.1165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85839" calcext:value-type="float">
            <text:p>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91434" calcext:value-type="float">
            <text:p>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17.91507" calcext:value-type="float">
            <text:p>17.915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91434" calcext:value-type="float">
            <text:p>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.51632" calcext:value-type="float">
            <text:p>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4.8793" calcext:value-type="float">
            <text:p>14.879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6.51632" calcext:value-type="float">
            <text:p>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4.42819" calcext:value-type="float">
            <text:p>14.428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4.98469" calcext:value-type="float">
            <text:p>14.9846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66356" calcext:value-type="float">
            <text:p>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3.94682" calcext:value-type="float">
            <text:p>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4.89779" calcext:value-type="float">
            <text:p>14.8977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.94682" calcext:value-type="float">
            <text:p>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0.28025" calcext:value-type="float">
            <text:p>10.2802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6118" calcext:value-type="float">
            <text:p>1.6118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0.28025" calcext:value-type="float">
            <text:p>10.2802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27896" calcext:value-type="float">
            <text:p>9.27896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0.91517" calcext:value-type="float">
            <text:p>0.915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27896" calcext:value-type="float">
            <text:p>9.27896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97259" calcext:value-type="float">
            <text:p>8.97259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18.21088" calcext:value-type="float">
            <text:p>18.2108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97259" calcext:value-type="float">
            <text:p>8.97259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26564" calcext:value-type="float">
            <text:p>9.26564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7.01099" calcext:value-type="float">
            <text:p>17.010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26564" calcext:value-type="float">
            <text:p>9.26564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76914" calcext:value-type="float">
            <text:p>9.76914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7.00914" calcext:value-type="float">
            <text:p>17.0091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76914" calcext:value-type="float">
            <text:p>9.76914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83006" calcext:value-type="float">
            <text:p>8.83006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5.81666" calcext:value-type="float">
            <text:p>15.8166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83006" calcext:value-type="float">
            <text:p>8.83006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00322" calcext:value-type="float">
            <text:p>9.00322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4.99763" calcext:value-type="float">
            <text:p>14.9976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00322" calcext:value-type="float">
            <text:p>9.00322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.1455" calcext:value-type="float">
            <text:p>12.1455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0.97803" calcext:value-type="float">
            <text:p>0.978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2.1455" calcext:value-type="float">
            <text:p>12.1455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56242" calcext:value-type="float">
            <text:p>12.56242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0.33279" calcext:value-type="float">
            <text:p>0.33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.56242" calcext:value-type="float">
            <text:p>12.56242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2.01629" calcext:value-type="float">
            <text:p>12.01629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18.39021" calcext:value-type="float">
            <text:p>18.3902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2.01629" calcext:value-type="float">
            <text:p>12.01629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.30178" calcext:value-type="float">
            <text:p>2.301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58399" calcext:value-type="float">
            <text:p>9.58399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0.6286" calcext:value-type="float">
            <text:p>0.628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58399" calcext:value-type="float">
            <text:p>9.58399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.23064" calcext:value-type="float">
            <text:p>8.23064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38825" calcext:value-type="float">
            <text:p>0.388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23064" calcext:value-type="float">
            <text:p>8.23064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01849" calcext:value-type="float">
            <text:p>7.01849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0.79499" calcext:value-type="float">
            <text:p>0.794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01849" calcext:value-type="float">
            <text:p>7.01849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.0105" calcext:value-type="float">
            <text:p>7.0105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1.3256" calcext:value-type="float">
            <text:p>1.32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.0105" calcext:value-type="float">
            <text:p>7.0105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83298" calcext:value-type="float">
            <text:p>5.83298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0.37161" calcext:value-type="float">
            <text:p>0.371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83298" calcext:value-type="float">
            <text:p>5.83298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.00179" calcext:value-type="float">
            <text:p>5.00179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0.57313" calcext:value-type="float">
            <text:p>0.5731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5.00179" calcext:value-type="float">
            <text:p>5.00179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7798" calcext:value-type="float">
            <text:p>9.7798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3.6089" calcext:value-type="float">
            <text:p>3.608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7798" calcext:value-type="float">
            <text:p>9.7798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02853" calcext:value-type="float">
            <text:p>9.02853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4.06001" calcext:value-type="float">
            <text:p>4.060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02853" calcext:value-type="float">
            <text:p>9.02853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61027" calcext:value-type="float">
            <text:p>8.61027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3.50351" calcext:value-type="float">
            <text:p>3.503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61027" calcext:value-type="float">
            <text:p>8.61027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1.23838" calcext:value-type="float">
            <text:p>11.23838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3.59041" calcext:value-type="float">
            <text:p>3.5904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1.23838" calcext:value-type="float">
            <text:p>11.23838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2.97763" calcext:value-type="float">
            <text:p>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0.8559" calcext:value-type="float">
            <text:p>10.8559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2.97763" calcext:value-type="float">
            <text:p>2.9776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0.15927" calcext:value-type="float">
            <text:p>10.159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69399" calcext:value-type="float">
            <text:p>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8.96678" calcext:value-type="float">
            <text:p>8.966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69399" calcext:value-type="float">
            <text:p>0.6939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.38398" calcext:value-type="float">
            <text:p>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7.76689" calcext:value-type="float">
            <text:p>7.76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38398" calcext:value-type="float">
            <text:p>1.3839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.33506" calcext:value-type="float">
            <text:p>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7.76504" calcext:value-type="float">
            <text:p>7.7650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.33506" calcext:value-type="float">
            <text:p>2.3350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69266" calcext:value-type="float">
            <text:p>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6.57256" calcext:value-type="float">
            <text:p>6.572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69266" calcext:value-type="float">
            <text:p>0.6926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5.75353" calcext:value-type="float">
            <text:p>5.7535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0.22213" calcext:value-type="float">
            <text:p>10.2221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01839" calcext:value-type="float">
            <text:p>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9.57689" calcext:value-type="float">
            <text:p>9.57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01839" calcext:value-type="float">
            <text:p>3.0183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.18587" calcext:value-type="float">
            <text:p>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9.14611" calcext:value-type="float">
            <text:p>9.1461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.18587" calcext:value-type="float">
            <text:p>2.1858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5.56924" calcext:value-type="float">
            <text:p>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1.54588" calcext:value-type="float">
            <text:p>11.5458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.56924" calcext:value-type="float">
            <text:p>5.5692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91885" calcext:value-type="float">
            <text:p>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9.8727" calcext:value-type="float">
            <text:p>9.87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91885" calcext:value-type="float">
            <text:p>3.918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57385" calcext:value-type="float">
            <text:p>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9.63235" calcext:value-type="float">
            <text:p>9.632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57385" calcext:value-type="float">
            <text:p>3.573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.4283" calcext:value-type="float">
            <text:p>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0.03909" calcext:value-type="float">
            <text:p>10.039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4283" calcext:value-type="float">
            <text:p>2.4283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74097" calcext:value-type="float">
            <text:p>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0.5697" calcext:value-type="float">
            <text:p>10.56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74097" calcext:value-type="float">
            <text:p>1.7409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.37102" calcext:value-type="float">
            <text:p>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9.61571" calcext:value-type="float">
            <text:p>9.615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37102" calcext:value-type="float">
            <text:p>2.3710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59578" calcext:value-type="float">
            <text:p>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9.81723" calcext:value-type="float">
            <text:p>9.8172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59578" calcext:value-type="float">
            <text:p>1.5957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.97577" calcext:value-type="float">
            <text:p>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2.853" calcext:value-type="float">
            <text:p>12.8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.97577" calcext:value-type="float">
            <text:p>2.9757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60315" calcext:value-type="float">
            <text:p>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3.30411" calcext:value-type="float">
            <text:p>13.30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.60315" calcext:value-type="float">
            <text:p>3.6031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95348" calcext:value-type="float">
            <text:p>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2.74761" calcext:value-type="float">
            <text:p>12.747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95348" calcext:value-type="float">
            <text:p>3.9534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.86485" calcext:value-type="float">
            <text:p>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2.83451" calcext:value-type="float">
            <text:p>12.8345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.86485" calcext:value-type="float">
            <text:p>1.864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9.33808" calcext:value-type="float">
            <text:p>19.33808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1.6118" calcext:value-type="float">
            <text:p>1.6118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9.33808" calcext:value-type="float">
            <text:p>19.33808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8.47266" calcext:value-type="float">
            <text:p>18.47266</text:p>
          </table:table-cell>
          <table:table-cell office:value-type="float" office:value="5.9986" calcext:value-type="float">
            <text:p>5.9986</text:p>
          </table:table-cell>
          <table:table-cell office:value-type="float" office:value="0.91517" calcext:value-type="float">
            <text:p>0.915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8.47266" calcext:value-type="float">
            <text:p>18.47266</text:p>
          </table:table-cell>
          <table:table-cell office:value-type="float" office:value="5.9986" calcext:value-type="float">
            <text:p>5.9986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3621" calcext:value-type="float">
            <text:p>18.3621</text:p>
          </table:table-cell>
          <table:table-cell office:value-type="float" office:value="5.581" calcext:value-type="float">
            <text:p>5.581</text:p>
          </table:table-cell>
          <table:table-cell office:value-type="float" office:value="18.21088" calcext:value-type="float">
            <text:p>18.2108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3621" calcext:value-type="float">
            <text:p>18.3621</text:p>
          </table:table-cell>
          <table:table-cell office:value-type="float" office:value="5.581" calcext:value-type="float">
            <text:p>5.581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75905" calcext:value-type="float">
            <text:p>18.7590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7.01099" calcext:value-type="float">
            <text:p>17.010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75905" calcext:value-type="float">
            <text:p>18.7590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9.20661" calcext:value-type="float">
            <text:p>19.20661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7.00914" calcext:value-type="float">
            <text:p>17.0091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9.20661" calcext:value-type="float">
            <text:p>19.20661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.5033" calcext:value-type="float">
            <text:p>18.5033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5.81666" calcext:value-type="float">
            <text:p>15.8166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.5033" calcext:value-type="float">
            <text:p>18.5033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8.80434" calcext:value-type="float">
            <text:p>18.80434</text:p>
          </table:table-cell>
          <table:table-cell office:value-type="float" office:value="5.8717" calcext:value-type="float">
            <text:p>5.8717</text:p>
          </table:table-cell>
          <table:table-cell office:value-type="float" office:value="14.99763" calcext:value-type="float">
            <text:p>14.9976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8.80434" calcext:value-type="float">
            <text:p>18.80434</text:p>
          </table:table-cell>
          <table:table-cell office:value-type="float" office:value="5.8717" calcext:value-type="float">
            <text:p>5.8717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8.14232" calcext:value-type="float">
            <text:p>18.14232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0.97803" calcext:value-type="float">
            <text:p>0.978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8.14232" calcext:value-type="float">
            <text:p>18.14232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.09667" calcext:value-type="float">
            <text:p>17.09667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0.33279" calcext:value-type="float">
            <text:p>0.33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.09667" calcext:value-type="float">
            <text:p>17.09667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6.81028" calcext:value-type="float">
            <text:p>16.81028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18.39021" calcext:value-type="float">
            <text:p>18.3902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6.81028" calcext:value-type="float">
            <text:p>16.81028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20.00051" calcext:value-type="float">
            <text:p>20.00051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2.30178" calcext:value-type="float">
            <text:p>2.301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.00051" calcext:value-type="float">
            <text:p>20.00051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.97556" calcext:value-type="float">
            <text:p>20.97556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0.6286" calcext:value-type="float">
            <text:p>0.628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0.97556" calcext:value-type="float">
            <text:p>20.97556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0.38825" calcext:value-type="float">
            <text:p>0.388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2.05051" calcext:value-type="float">
            <text:p>22.05051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0.79499" calcext:value-type="float">
            <text:p>0.794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.05051" calcext:value-type="float">
            <text:p>22.05051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1.37117" calcext:value-type="float">
            <text:p>21.37117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1.3256" calcext:value-type="float">
            <text:p>1.32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1.37117" calcext:value-type="float">
            <text:p>21.37117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3.17874" calcext:value-type="float">
            <text:p>23.17874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37161" calcext:value-type="float">
            <text:p>0.371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3.17874" calcext:value-type="float">
            <text:p>23.17874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3.23469" calcext:value-type="float">
            <text:p>23.23469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0.57313" calcext:value-type="float">
            <text:p>0.5731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3.23469" calcext:value-type="float">
            <text:p>23.23469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.83667" calcext:value-type="float">
            <text:p>19.83667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3.6089" calcext:value-type="float">
            <text:p>3.608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9.83667" calcext:value-type="float">
            <text:p>19.83667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1.21532" calcext:value-type="float">
            <text:p>21.21532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4.06001" calcext:value-type="float">
            <text:p>4.060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.21532" calcext:value-type="float">
            <text:p>21.21532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3.50351" calcext:value-type="float">
            <text:p>3.503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1.98391" calcext:value-type="float">
            <text:p>21.98391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7.26717" calcext:value-type="float">
            <text:p>17.26717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3.59041" calcext:value-type="float">
            <text:p>3.5904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7.26717" calcext:value-type="float">
            <text:p>17.26717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3.0401" calcext:value-type="float">
            <text:p>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0.8559" calcext:value-type="float">
            <text:p>10.8559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3.0401" calcext:value-type="float">
            <text:p>3.0401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.04139" calcext:value-type="float">
            <text:p>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0.15927" calcext:value-type="float">
            <text:p>10.159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04139" calcext:value-type="float">
            <text:p>4.0413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34776" calcext:value-type="float">
            <text:p>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8.96678" calcext:value-type="float">
            <text:p>8.966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34776" calcext:value-type="float">
            <text:p>4.3477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05471" calcext:value-type="float">
            <text:p>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7.76689" calcext:value-type="float">
            <text:p>7.76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05471" calcext:value-type="float">
            <text:p>4.0547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.55121" calcext:value-type="float">
            <text:p>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7.76504" calcext:value-type="float">
            <text:p>7.7650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.55121" calcext:value-type="float">
            <text:p>3.5512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49029" calcext:value-type="float">
            <text:p>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6.57256" calcext:value-type="float">
            <text:p>6.572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49029" calcext:value-type="float">
            <text:p>4.4902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31713" calcext:value-type="float">
            <text:p>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5.75353" calcext:value-type="float">
            <text:p>5.7535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31713" calcext:value-type="float">
            <text:p>4.3171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.17485" calcext:value-type="float">
            <text:p>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0.22213" calcext:value-type="float">
            <text:p>10.2221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.17485" calcext:value-type="float">
            <text:p>1.174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75793" calcext:value-type="float">
            <text:p>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9.57689" calcext:value-type="float">
            <text:p>9.57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75793" calcext:value-type="float">
            <text:p>0.7579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30406" calcext:value-type="float">
            <text:p>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9.14611" calcext:value-type="float">
            <text:p>9.1461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30406" calcext:value-type="float">
            <text:p>1.3040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1.54588" calcext:value-type="float">
            <text:p>11.5458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.11092" calcext:value-type="float">
            <text:p>1.1109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9.8727" calcext:value-type="float">
            <text:p>9.87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08971" calcext:value-type="float">
            <text:p>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9.63235" calcext:value-type="float">
            <text:p>9.632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.08971" calcext:value-type="float">
            <text:p>5.0897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.30186" calcext:value-type="float">
            <text:p>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0.03909" calcext:value-type="float">
            <text:p>10.039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.30186" calcext:value-type="float">
            <text:p>6.3018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.30985" calcext:value-type="float">
            <text:p>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0.5697" calcext:value-type="float">
            <text:p>10.56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6.30985" calcext:value-type="float">
            <text:p>6.309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.48737" calcext:value-type="float">
            <text:p>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9.61571" calcext:value-type="float">
            <text:p>9.615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48737" calcext:value-type="float">
            <text:p>7.4873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.31856" calcext:value-type="float">
            <text:p>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9.81723" calcext:value-type="float">
            <text:p>9.8172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.31856" calcext:value-type="float">
            <text:p>8.3185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54055" calcext:value-type="float">
            <text:p>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2.853" calcext:value-type="float">
            <text:p>12.8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4055" calcext:value-type="float">
            <text:p>3.5405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29182" calcext:value-type="float">
            <text:p>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3.30411" calcext:value-type="float">
            <text:p>13.30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.29182" calcext:value-type="float">
            <text:p>4.2918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4.71008" calcext:value-type="float">
            <text:p>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2.74761" calcext:value-type="float">
            <text:p>12.747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.71008" calcext:value-type="float">
            <text:p>4.7100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2.08197" calcext:value-type="float">
            <text:p>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2.83451" calcext:value-type="float">
            <text:p>12.8345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.08197" calcext:value-type="float">
            <text:p>2.0819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0.34272" calcext:value-type="float">
            <text:p>10.34272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1.6118" calcext:value-type="float">
            <text:p>1.6118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10.34272" calcext:value-type="float">
            <text:p>10.34272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0.91517" calcext:value-type="float">
            <text:p>0.9151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2.20943" calcext:value-type="float">
            <text:p>12.20943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62636" calcext:value-type="float">
            <text:p>12.62636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18.21088" calcext:value-type="float">
            <text:p>18.2108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.62636" calcext:value-type="float">
            <text:p>12.62636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.93637" calcext:value-type="float">
            <text:p>11.93637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7.01099" calcext:value-type="float">
            <text:p>17.010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1.93637" calcext:value-type="float">
            <text:p>11.93637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0.98529" calcext:value-type="float">
            <text:p>10.98529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7.00914" calcext:value-type="float">
            <text:p>17.0091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0.98529" calcext:value-type="float">
            <text:p>10.98529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62769" calcext:value-type="float">
            <text:p>12.62769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5.81666" calcext:value-type="float">
            <text:p>15.8166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.62769" calcext:value-type="float">
            <text:p>12.62769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2.15349" calcext:value-type="float">
            <text:p>12.15349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4.99763" calcext:value-type="float">
            <text:p>14.9976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2.15349" calcext:value-type="float">
            <text:p>12.15349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67324" calcext:value-type="float">
            <text:p>9.67324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0.97803" calcext:value-type="float">
            <text:p>0.978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67324" calcext:value-type="float">
            <text:p>9.67324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30196" calcext:value-type="float">
            <text:p>10.30196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0.33279" calcext:value-type="float">
            <text:p>0.33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30196" calcext:value-type="float">
            <text:p>10.30196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13448" calcext:value-type="float">
            <text:p>11.13448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18.39021" calcext:value-type="float">
            <text:p>18.3902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13448" calcext:value-type="float">
            <text:p>11.13448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7.75111" calcext:value-type="float">
            <text:p>7.75111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2.30178" calcext:value-type="float">
            <text:p>2.301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.75111" calcext:value-type="float">
            <text:p>7.75111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.4015" calcext:value-type="float">
            <text:p>9.4015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0.6286" calcext:value-type="float">
            <text:p>0.628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9.4015" calcext:value-type="float">
            <text:p>9.4015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7465" calcext:value-type="float">
            <text:p>9.7465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0.38825" calcext:value-type="float">
            <text:p>0.388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7465" calcext:value-type="float">
            <text:p>9.7465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89205" calcext:value-type="float">
            <text:p>10.8920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0.79499" calcext:value-type="float">
            <text:p>0.794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89205" calcext:value-type="float">
            <text:p>10.8920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57938" calcext:value-type="float">
            <text:p>11.57938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1.3256" calcext:value-type="float">
            <text:p>1.32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57938" calcext:value-type="float">
            <text:p>11.57938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.94933" calcext:value-type="float">
            <text:p>10.94933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0.37161" calcext:value-type="float">
            <text:p>0.371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.94933" calcext:value-type="float">
            <text:p>10.94933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1.72457" calcext:value-type="float">
            <text:p>11.72457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0.57313" calcext:value-type="float">
            <text:p>0.5731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1.72457" calcext:value-type="float">
            <text:p>11.72457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.34458" calcext:value-type="float">
            <text:p>10.34458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3.6089" calcext:value-type="float">
            <text:p>3.608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.34458" calcext:value-type="float">
            <text:p>10.34458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.7172" calcext:value-type="float">
            <text:p>9.7172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4.06001" calcext:value-type="float">
            <text:p>4.060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7172" calcext:value-type="float">
            <text:p>9.7172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9.36687" calcext:value-type="float">
            <text:p>9.36687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3.50351" calcext:value-type="float">
            <text:p>3.503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.36687" calcext:value-type="float">
            <text:p>9.36687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1.4555" calcext:value-type="float">
            <text:p>11.4555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3.59041" calcext:value-type="float">
            <text:p>3.5904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1.4555" calcext:value-type="float">
            <text:p>11.4555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-6.01773" calcext:value-type="float">
            <text:p>-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0.8559" calcext:value-type="float">
            <text:p>10.8559</text:p>
          </table:table-cell>
          <table:table-cell/>
          <table:table-cell office:value-type="string" calcext:value-type="string">
            <text:p>Zn</text:p>
          </table:table-cell>
          <table:table-cell office:value-type="float" office:value="-6.01773" calcext:value-type="float">
            <text:p>-6.0177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5.15231" calcext:value-type="float">
            <text:p>-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0.15927" calcext:value-type="float">
            <text:p>10.159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5.15231" calcext:value-type="float">
            <text:p>-5.1523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04175" calcext:value-type="float">
            <text:p>-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8.96678" calcext:value-type="float">
            <text:p>8.966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04175" calcext:value-type="float">
            <text:p>-5.0417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4387" calcext:value-type="float">
            <text:p>-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7.76689" calcext:value-type="float">
            <text:p>7.76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4387" calcext:value-type="float">
            <text:p>-5.4387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5.88626" calcext:value-type="float">
            <text:p>-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7.76504" calcext:value-type="float">
            <text:p>7.7650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5.88626" calcext:value-type="float">
            <text:p>-5.8862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5.18295" calcext:value-type="float">
            <text:p>-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6.57256" calcext:value-type="float">
            <text:p>6.572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18295" calcext:value-type="float">
            <text:p>-5.1829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5.48399" calcext:value-type="float">
            <text:p>-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5.75353" calcext:value-type="float">
            <text:p>5.7535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5.48399" calcext:value-type="float">
            <text:p>-5.4839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4.82197" calcext:value-type="float">
            <text:p>-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0.22213" calcext:value-type="float">
            <text:p>10.2221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4.82197" calcext:value-type="float">
            <text:p>-4.8219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3.77632" calcext:value-type="float">
            <text:p>-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9.57689" calcext:value-type="float">
            <text:p>9.576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3.77632" calcext:value-type="float">
            <text:p>-3.7763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3.48993" calcext:value-type="float">
            <text:p>-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14611" calcext:value-type="float">
            <text:p>9.1461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3.48993" calcext:value-type="float">
            <text:p>-3.4899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6.68016" calcext:value-type="float">
            <text:p>-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1.54588" calcext:value-type="float">
            <text:p>11.5458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6.68016" calcext:value-type="float">
            <text:p>-6.6801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7.65521" calcext:value-type="float">
            <text:p>-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9.8727" calcext:value-type="float">
            <text:p>9.8727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7.65521" calcext:value-type="float">
            <text:p>-7.6552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9.63235" calcext:value-type="float">
            <text:p>9.632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.73016" calcext:value-type="float">
            <text:p>-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0.03909" calcext:value-type="float">
            <text:p>10.039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73016" calcext:value-type="float">
            <text:p>-8.7301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8.05082" calcext:value-type="float">
            <text:p>-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0.5697" calcext:value-type="float">
            <text:p>10.569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.05082" calcext:value-type="float">
            <text:p>-8.0508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9.85839" calcext:value-type="float">
            <text:p>-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9.61571" calcext:value-type="float">
            <text:p>9.615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9.85839" calcext:value-type="float">
            <text:p>-9.8583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9.91434" calcext:value-type="float">
            <text:p>-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9.81723" calcext:value-type="float">
            <text:p>9.8172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9.91434" calcext:value-type="float">
            <text:p>-9.9143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6.51632" calcext:value-type="float">
            <text:p>-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2.853" calcext:value-type="float">
            <text:p>12.85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6.51632" calcext:value-type="float">
            <text:p>-6.5163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7.89497" calcext:value-type="float">
            <text:p>-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3.30411" calcext:value-type="float">
            <text:p>13.30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7.89497" calcext:value-type="float">
            <text:p>-7.8949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2.74761" calcext:value-type="float">
            <text:p>12.747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-8.66356" calcext:value-type="float">
            <text:p>-8.6635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-3.94682" calcext:value-type="float">
            <text:p>-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2.83451" calcext:value-type="float">
            <text:p>12.8345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-3.94682" calcext:value-type="float">
            <text:p>-3.9468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3.66307" calcext:value-type="float">
            <text:p>23.66307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5.52978" calcext:value-type="float">
            <text:p>25.52978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6.64203" calcext:value-type="float">
            <text:p>26.64203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0.83778" calcext:value-type="float">
            <text:p>10.837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6.64203" calcext:value-type="float">
            <text:p>26.64203</text:p>
          </table:table-cell>
          <table:table-cell office:value-type="float" office:value="10.19992" calcext:value-type="float">
            <text:p>10.19992</text:p>
          </table:table-cell>
          <table:table-cell office:value-type="float" office:value="11.78438" calcext:value-type="float">
            <text:p>11.784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94671" calcext:value-type="float">
            <text:p>25.94671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25672" calcext:value-type="float">
            <text:p>25.25672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4.30564" calcext:value-type="float">
            <text:p>24.30564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94804" calcext:value-type="float">
            <text:p>25.94804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5.47384" calcext:value-type="float">
            <text:p>25.47384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99359" calcext:value-type="float">
            <text:p>22.99359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62231" calcext:value-type="float">
            <text:p>23.62231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4.45483" calcext:value-type="float">
            <text:p>24.45483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88667" calcext:value-type="float">
            <text:p>21.88667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0.68063" calcext:value-type="float">
            <text:p>10.68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0.98488" calcext:value-type="float">
            <text:p>20.98488</text:p>
          </table:table-cell>
          <table:table-cell office:value-type="float" office:value="12.11716" calcext:value-type="float">
            <text:p>12.11716</text:p>
          </table:table-cell>
          <table:table-cell office:value-type="float" office:value="11.34436" calcext:value-type="float">
            <text:p>11.344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1.07146" calcext:value-type="float">
            <text:p>21.07146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72185" calcext:value-type="float">
            <text:p>22.721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52702" calcext:value-type="float">
            <text:p>21.52702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1.05148" calcext:value-type="float">
            <text:p>21.05148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06685" calcext:value-type="float">
            <text:p>23.066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4.2124" calcext:value-type="float">
            <text:p>24.2124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4.89973" calcext:value-type="float">
            <text:p>24.89973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4.26968" calcext:value-type="float">
            <text:p>24.26968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5.04492" calcext:value-type="float">
            <text:p>25.04492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3.66493" calcext:value-type="float">
            <text:p>23.66493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03755" calcext:value-type="float">
            <text:p>23.0375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2.68722" calcext:value-type="float">
            <text:p>22.68722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4.03524" calcext:value-type="float">
            <text:p>24.03524</text:p>
          </table:table-cell>
          <table:table-cell office:value-type="float" office:value="10.33143" calcext:value-type="float">
            <text:p>10.33143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4.59203" calcext:value-type="float">
            <text:p>24.59203</text:p>
          </table:table-cell>
          <table:table-cell office:value-type="float" office:value="11.44348" calcext:value-type="float">
            <text:p>11.44348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4.77585" calcext:value-type="float">
            <text:p>24.775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43.00115" calcext:value-type="float">
            <text:p>43.0011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4.00244" calcext:value-type="float">
            <text:p>44.00244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51261" calcext:value-type="float">
            <text:p>44.51261</text:p>
          </table:table-cell>
          <table:table-cell office:value-type="float" office:value="5.0642" calcext:value-type="float">
            <text:p>5.0642</text:p>
          </table:table-cell>
          <table:table-cell office:value-type="float" office:value="1.59368" calcext:value-type="float">
            <text:p>1.593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4.44868" calcext:value-type="float">
            <text:p>44.44868</text:p>
          </table:table-cell>
          <table:table-cell office:value-type="float" office:value="5.10111" calcext:value-type="float">
            <text:p>5.10111</text:p>
          </table:table-cell>
          <table:table-cell office:value-type="float" office:value="2.54028" calcext:value-type="float">
            <text:p>2.540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30881" calcext:value-type="float">
            <text:p>44.30881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01576" calcext:value-type="float">
            <text:p>44.01576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3.51226" calcext:value-type="float">
            <text:p>43.51226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45134" calcext:value-type="float">
            <text:p>44.45134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4.27818" calcext:value-type="float">
            <text:p>44.27818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1.1359" calcext:value-type="float">
            <text:p>41.1359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0.71898" calcext:value-type="float">
            <text:p>40.71898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26511" calcext:value-type="float">
            <text:p>41.26511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96105" calcext:value-type="float">
            <text:p>39.96105</text:p>
          </table:table-cell>
          <table:table-cell office:value-type="float" office:value="2.20102" calcext:value-type="float">
            <text:p>2.20102</text:p>
          </table:table-cell>
          <table:table-cell office:value-type="float" office:value="1.43653" calcext:value-type="float">
            <text:p>1.436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9.95972" calcext:value-type="float">
            <text:p>39.95972</text:p>
          </table:table-cell>
          <table:table-cell office:value-type="float" office:value="1.1605" calcext:value-type="float">
            <text:p>1.1605</text:p>
          </table:table-cell>
          <table:table-cell office:value-type="float" office:value="2.10026" calcext:value-type="float">
            <text:p>2.100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1.07197" calcext:value-type="float">
            <text:p>41.07197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69741" calcext:value-type="float">
            <text:p>43.69741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05404" calcext:value-type="float">
            <text:p>43.05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2.10296" calcext:value-type="float">
            <text:p>42.10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05076" calcext:value-type="float">
            <text:p>45.0507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6.26291" calcext:value-type="float">
            <text:p>46.26291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6.2709" calcext:value-type="float">
            <text:p>46.2709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7.44842" calcext:value-type="float">
            <text:p>47.44842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8.27961" calcext:value-type="float">
            <text:p>48.27961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5016" calcext:value-type="float">
            <text:p>43.5016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25287" calcext:value-type="float">
            <text:p>44.25287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4.67113" calcext:value-type="float">
            <text:p>44.67113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03139" calcext:value-type="float">
            <text:p>43.03139</text:p>
          </table:table-cell>
          <table:table-cell office:value-type="float" office:value="2.90932" calcext:value-type="float">
            <text:p>2.90932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2.34672" calcext:value-type="float">
            <text:p>42.34672</text:p>
          </table:table-cell>
          <table:table-cell office:value-type="float" office:value="3.94754" calcext:value-type="float">
            <text:p>3.9475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2.04302" calcext:value-type="float">
            <text:p>42.04302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2.65843" calcext:value-type="float">
            <text:p>32.6584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.79301" calcext:value-type="float">
            <text:p>31.7930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19093" calcext:value-type="float">
            <text:p>31.19093</text:p>
          </table:table-cell>
          <table:table-cell office:value-type="float" office:value="18.00963" calcext:value-type="float">
            <text:p>18.00963</text:p>
          </table:table-cell>
          <table:table-cell office:value-type="float" office:value="10.83778" calcext:value-type="float">
            <text:p>10.837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12699" calcext:value-type="float">
            <text:p>31.12699</text:p>
          </table:table-cell>
          <table:table-cell office:value-type="float" office:value="17.97272" calcext:value-type="float">
            <text:p>17.97272</text:p>
          </table:table-cell>
          <table:table-cell office:value-type="float" office:value="11.78438" calcext:value-type="float">
            <text:p>11.784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68245" calcext:value-type="float">
            <text:p>31.6824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0794" calcext:value-type="float">
            <text:p>32.0794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52696" calcext:value-type="float">
            <text:p>32.5269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82365" calcext:value-type="float">
            <text:p>31.8236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12469" calcext:value-type="float">
            <text:p>32.1246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.46267" calcext:value-type="float">
            <text:p>31.4626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41702" calcext:value-type="float">
            <text:p>30.4170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13063" calcext:value-type="float">
            <text:p>30.1306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39473" calcext:value-type="float">
            <text:p>31.3947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0.68063" calcext:value-type="float">
            <text:p>10.68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2.29519" calcext:value-type="float">
            <text:p>32.29519</text:p>
          </table:table-cell>
          <table:table-cell office:value-type="float" office:value="12.11486" calcext:value-type="float">
            <text:p>12.11486</text:p>
          </table:table-cell>
          <table:table-cell office:value-type="float" office:value="11.34436" calcext:value-type="float">
            <text:p>11.344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3.32086" calcext:value-type="float">
            <text:p>33.3208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4.29591" calcext:value-type="float">
            <text:p>34.2959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84737" calcext:value-type="float">
            <text:p>34.8473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37183" calcext:value-type="float">
            <text:p>34.3718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30426" calcext:value-type="float">
            <text:p>35.3042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37086" calcext:value-type="float">
            <text:p>35.3708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69152" calcext:value-type="float">
            <text:p>34.6915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49909" calcext:value-type="float">
            <text:p>36.4990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55504" calcext:value-type="float">
            <text:p>36.5550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3.15702" calcext:value-type="float">
            <text:p>33.1570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53567" calcext:value-type="float">
            <text:p>34.5356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30426" calcext:value-type="float">
            <text:p>35.3042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3165" calcext:value-type="float">
            <text:p>32.3165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.07504" calcext:value-type="float">
            <text:p>31.07504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0.58752" calcext:value-type="float">
            <text:p>30.5875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42.93868" calcext:value-type="float">
            <text:p>42.93868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1.07197" calcext:value-type="float">
            <text:p>41.07197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95972" calcext:value-type="float">
            <text:p>39.95972</text:p>
          </table:table-cell>
          <table:table-cell office:value-type="float" office:value="12.94543" calcext:value-type="float">
            <text:p>12.94543</text:p>
          </table:table-cell>
          <table:table-cell office:value-type="float" office:value="1.59368" calcext:value-type="float">
            <text:p>1.593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9.95972" calcext:value-type="float">
            <text:p>39.95972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2.54028" calcext:value-type="float">
            <text:p>2.540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0.65504" calcext:value-type="float">
            <text:p>40.65504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1.34503" calcext:value-type="float">
            <text:p>41.34503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2.29611" calcext:value-type="float">
            <text:p>42.29611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0.65371" calcext:value-type="float">
            <text:p>40.65371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12791" calcext:value-type="float">
            <text:p>41.12791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60816" calcext:value-type="float">
            <text:p>43.60816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97944" calcext:value-type="float">
            <text:p>42.97944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2.14692" calcext:value-type="float">
            <text:p>42.14692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71508" calcext:value-type="float">
            <text:p>44.71508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1.43653" calcext:value-type="float">
            <text:p>1.436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5.61687" calcext:value-type="float">
            <text:p>45.61687</text:p>
          </table:table-cell>
          <table:table-cell office:value-type="float" office:value="10.95436" calcext:value-type="float">
            <text:p>10.95436</text:p>
          </table:table-cell>
          <table:table-cell office:value-type="float" office:value="2.10026" calcext:value-type="float">
            <text:p>2.100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5.53029" calcext:value-type="float">
            <text:p>45.53029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8799" calcext:value-type="float">
            <text:p>43.8799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8.43403" calcext:value-type="float">
            <text:p>18.43403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8.90957" calcext:value-type="float">
            <text:p>18.90957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5349" calcext:value-type="float">
            <text:p>43.5349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38935" calcext:value-type="float">
            <text:p>42.3893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70202" calcext:value-type="float">
            <text:p>41.70202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33207" calcext:value-type="float">
            <text:p>42.33207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55683" calcext:value-type="float">
            <text:p>41.55683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2.93682" calcext:value-type="float">
            <text:p>42.93682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5642" calcext:value-type="float">
            <text:p>43.5642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3.91453" calcext:value-type="float">
            <text:p>43.91453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56651" calcext:value-type="float">
            <text:p>42.56651</text:p>
          </table:table-cell>
          <table:table-cell office:value-type="float" office:value="12.74009" calcext:value-type="float">
            <text:p>12.74009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2.00972" calcext:value-type="float">
            <text:p>42.00972</text:p>
          </table:table-cell>
          <table:table-cell office:value-type="float" office:value="11.62805" calcext:value-type="float">
            <text:p>11.62805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1.8259" calcext:value-type="float">
            <text:p>41.8259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3.6006" calcext:value-type="float">
            <text:p>23.6006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59931" calcext:value-type="float">
            <text:p>22.59931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08914" calcext:value-type="float">
            <text:p>22.08914</text:p>
          </table:table-cell>
          <table:table-cell office:value-type="float" office:value="18.00732" calcext:value-type="float">
            <text:p>18.00732</text:p>
          </table:table-cell>
          <table:table-cell office:value-type="float" office:value="10.83778" calcext:value-type="float">
            <text:p>10.837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2.15307" calcext:value-type="float">
            <text:p>22.15307</text:p>
          </table:table-cell>
          <table:table-cell office:value-type="float" office:value="17.97041" calcext:value-type="float">
            <text:p>17.97041</text:p>
          </table:table-cell>
          <table:table-cell office:value-type="float" office:value="11.78438" calcext:value-type="float">
            <text:p>11.784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29294" calcext:value-type="float">
            <text:p>22.29294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58599" calcext:value-type="float">
            <text:p>22.58599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3.08949" calcext:value-type="float">
            <text:p>23.08949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15041" calcext:value-type="float">
            <text:p>22.15041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2.32357" calcext:value-type="float">
            <text:p>22.32357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5.46585" calcext:value-type="float">
            <text:p>25.465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88277" calcext:value-type="float">
            <text:p>25.88277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5.33664" calcext:value-type="float">
            <text:p>25.33664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6.6407" calcext:value-type="float">
            <text:p>26.6407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10.68063" calcext:value-type="float">
            <text:p>10.68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6.64203" calcext:value-type="float">
            <text:p>26.64203</text:p>
          </table:table-cell>
          <table:table-cell office:value-type="float" office:value="21.91103" calcext:value-type="float">
            <text:p>21.91103</text:p>
          </table:table-cell>
          <table:table-cell office:value-type="float" office:value="11.34436" calcext:value-type="float">
            <text:p>11.344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5.52978" calcext:value-type="float">
            <text:p>25.52978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90434" calcext:value-type="float">
            <text:p>22.90434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86806" calcext:value-type="float">
            <text:p>36.86806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7.81914" calcext:value-type="float">
            <text:p>37.81914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55099" calcext:value-type="float">
            <text:p>21.55099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0.33884" calcext:value-type="float">
            <text:p>20.33884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0.33085" calcext:value-type="float">
            <text:p>20.330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9.15333" calcext:value-type="float">
            <text:p>19.15333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8.32214" calcext:value-type="float">
            <text:p>18.32214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3.10015" calcext:value-type="float">
            <text:p>23.1001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34888" calcext:value-type="float">
            <text:p>22.34888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1.93062" calcext:value-type="float">
            <text:p>21.93062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57036" calcext:value-type="float">
            <text:p>23.57036</text:p>
          </table:table-cell>
          <table:table-cell office:value-type="float" office:value="20.1622" calcext:value-type="float">
            <text:p>20.1622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4.25503" calcext:value-type="float">
            <text:p>24.25503</text:p>
          </table:table-cell>
          <table:table-cell office:value-type="float" office:value="19.12399" calcext:value-type="float">
            <text:p>19.1239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4.55873" calcext:value-type="float">
            <text:p>24.55873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3.94332" calcext:value-type="float">
            <text:p>33.94332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4.80874" calcext:value-type="float">
            <text:p>34.80874</text:p>
          </table:table-cell>
          <table:table-cell office:value-type="float" office:value="5.9986" calcext:value-type="float">
            <text:p>5.9986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41082" calcext:value-type="float">
            <text:p>35.41082</text:p>
          </table:table-cell>
          <table:table-cell office:value-type="float" office:value="5.06189" calcext:value-type="float">
            <text:p>5.06189</text:p>
          </table:table-cell>
          <table:table-cell office:value-type="float" office:value="1.59368" calcext:value-type="float">
            <text:p>1.593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47476" calcext:value-type="float">
            <text:p>35.47476</text:p>
          </table:table-cell>
          <table:table-cell office:value-type="float" office:value="5.09881" calcext:value-type="float">
            <text:p>5.09881</text:p>
          </table:table-cell>
          <table:table-cell office:value-type="float" office:value="2.54028" calcext:value-type="float">
            <text:p>2.540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9193" calcext:value-type="float">
            <text:p>34.9193</text:p>
          </table:table-cell>
          <table:table-cell office:value-type="float" office:value="5.581" calcext:value-type="float">
            <text:p>5.581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52235" calcext:value-type="float">
            <text:p>34.5223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07479" calcext:value-type="float">
            <text:p>34.07479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7781" calcext:value-type="float">
            <text:p>34.7781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47706" calcext:value-type="float">
            <text:p>34.47706</text:p>
          </table:table-cell>
          <table:table-cell office:value-type="float" office:value="5.8717" calcext:value-type="float">
            <text:p>5.8717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5.13908" calcext:value-type="float">
            <text:p>35.13908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18473" calcext:value-type="float">
            <text:p>36.18473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47112" calcext:value-type="float">
            <text:p>36.47112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20702" calcext:value-type="float">
            <text:p>35.20702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1.43653" calcext:value-type="float">
            <text:p>1.436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4.30656" calcext:value-type="float">
            <text:p>34.30656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2.10026" calcext:value-type="float">
            <text:p>2.100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3.28089" calcext:value-type="float">
            <text:p>33.28089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2.30584" calcext:value-type="float">
            <text:p>32.30584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75438" calcext:value-type="float">
            <text:p>31.7543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22992" calcext:value-type="float">
            <text:p>32.2299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29749" calcext:value-type="float">
            <text:p>31.29749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23089" calcext:value-type="float">
            <text:p>31.23089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91023" calcext:value-type="float">
            <text:p>31.91023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10266" calcext:value-type="float">
            <text:p>30.10266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04671" calcext:value-type="float">
            <text:p>30.04671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3.44473" calcext:value-type="float">
            <text:p>33.44473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06608" calcext:value-type="float">
            <text:p>32.06608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29749" calcext:value-type="float">
            <text:p>31.29749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28525" calcext:value-type="float">
            <text:p>34.28525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5.52671" calcext:value-type="float">
            <text:p>35.52671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6.01423" calcext:value-type="float">
            <text:p>36.01423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9.6808" calcext:value-type="float">
            <text:p>29.6808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68209" calcext:value-type="float">
            <text:p>30.6820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19226" calcext:value-type="float">
            <text:p>31.19226</text:p>
          </table:table-cell>
          <table:table-cell office:value-type="float" office:value="18.00732" calcext:value-type="float">
            <text:p>18.00732</text:p>
          </table:table-cell>
          <table:table-cell office:value-type="float" office:value="16.89452" calcext:value-type="float">
            <text:p>16.894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12833" calcext:value-type="float">
            <text:p>31.12833</text:p>
          </table:table-cell>
          <table:table-cell office:value-type="float" office:value="17.97041" calcext:value-type="float">
            <text:p>17.97041</text:p>
          </table:table-cell>
          <table:table-cell office:value-type="float" office:value="15.94792" calcext:value-type="float">
            <text:p>15.947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98846" calcext:value-type="float">
            <text:p>30.9884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69541" calcext:value-type="float">
            <text:p>30.6954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19191" calcext:value-type="float">
            <text:p>30.1919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13099" calcext:value-type="float">
            <text:p>31.1309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95783" calcext:value-type="float">
            <text:p>30.9578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7.81555" calcext:value-type="float">
            <text:p>27.8155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7.39863" calcext:value-type="float">
            <text:p>27.3986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7.94476" calcext:value-type="float">
            <text:p>27.9447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6.6407" calcext:value-type="float">
            <text:p>26.6407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17.05167" calcext:value-type="float">
            <text:p>17.051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6.63937" calcext:value-type="float">
            <text:p>26.63937</text:p>
          </table:table-cell>
          <table:table-cell office:value-type="float" office:value="21.91103" calcext:value-type="float">
            <text:p>21.91103</text:p>
          </table:table-cell>
          <table:table-cell office:value-type="float" office:value="16.38794" calcext:value-type="float">
            <text:p>16.387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7.75162" calcext:value-type="float">
            <text:p>27.7516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37706" calcext:value-type="float">
            <text:p>30.3770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73041" calcext:value-type="float">
            <text:p>31.7304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94256" calcext:value-type="float">
            <text:p>32.9425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95055" calcext:value-type="float">
            <text:p>32.9505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12807" calcext:value-type="float">
            <text:p>34.1280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95926" calcext:value-type="float">
            <text:p>34.9592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18125" calcext:value-type="float">
            <text:p>30.1812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93252" calcext:value-type="float">
            <text:p>30.9325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35078" calcext:value-type="float">
            <text:p>31.3507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71104" calcext:value-type="float">
            <text:p>29.71104</text:p>
          </table:table-cell>
          <table:table-cell office:value-type="float" office:value="20.1622" calcext:value-type="float">
            <text:p>20.1622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9.02637" calcext:value-type="float">
            <text:p>29.02637</text:p>
          </table:table-cell>
          <table:table-cell office:value-type="float" office:value="19.12399" calcext:value-type="float">
            <text:p>19.1239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8.72267" calcext:value-type="float">
            <text:p>28.7226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6.98342" calcext:value-type="float">
            <text:p>36.98342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8.85013" calcext:value-type="float">
            <text:p>38.85013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96238" calcext:value-type="float">
            <text:p>39.96238</text:p>
          </table:table-cell>
          <table:table-cell office:value-type="float" office:value="12.94543" calcext:value-type="float">
            <text:p>12.94543</text:p>
          </table:table-cell>
          <table:table-cell office:value-type="float" office:value="7.65042" calcext:value-type="float">
            <text:p>7.650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9.96238" calcext:value-type="float">
            <text:p>39.96238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6.70382" calcext:value-type="float">
            <text:p>6.703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26706" calcext:value-type="float">
            <text:p>39.26706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8.57707" calcext:value-type="float">
            <text:p>38.57707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7.62599" calcext:value-type="float">
            <text:p>37.62599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26839" calcext:value-type="float">
            <text:p>39.26839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79419" calcext:value-type="float">
            <text:p>38.79419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31394" calcext:value-type="float">
            <text:p>36.31394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94266" calcext:value-type="float">
            <text:p>36.94266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7.77518" calcext:value-type="float">
            <text:p>37.77518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20702" calcext:value-type="float">
            <text:p>35.20702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7.80757" calcext:value-type="float">
            <text:p>7.807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4.30523" calcext:value-type="float">
            <text:p>34.30523</text:p>
          </table:table-cell>
          <table:table-cell office:value-type="float" office:value="10.95436" calcext:value-type="float">
            <text:p>10.95436</text:p>
          </table:table-cell>
          <table:table-cell office:value-type="float" office:value="7.14384" calcext:value-type="float">
            <text:p>7.143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4.39181" calcext:value-type="float">
            <text:p>34.39181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0422" calcext:value-type="float">
            <text:p>36.0422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3872" calcext:value-type="float">
            <text:p>36.3872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7.53275" calcext:value-type="float">
            <text:p>37.5327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22008" calcext:value-type="float">
            <text:p>38.22008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7.59003" calcext:value-type="float">
            <text:p>37.59003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36527" calcext:value-type="float">
            <text:p>38.36527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98528" calcext:value-type="float">
            <text:p>36.98528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3579" calcext:value-type="float">
            <text:p>36.3579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00757" calcext:value-type="float">
            <text:p>36.00757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7.35559" calcext:value-type="float">
            <text:p>37.35559</text:p>
          </table:table-cell>
          <table:table-cell office:value-type="float" office:value="12.74009" calcext:value-type="float">
            <text:p>12.74009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7.91238" calcext:value-type="float">
            <text:p>37.91238</text:p>
          </table:table-cell>
          <table:table-cell office:value-type="float" office:value="11.62805" calcext:value-type="float">
            <text:p>11.62805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8.0962" calcext:value-type="float">
            <text:p>38.0962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0.62297" calcext:value-type="float">
            <text:p>20.62297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1.48839" calcext:value-type="float">
            <text:p>21.48839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09047" calcext:value-type="float">
            <text:p>22.09047</text:p>
          </table:table-cell>
          <table:table-cell office:value-type="float" office:value="18.00963" calcext:value-type="float">
            <text:p>18.00963</text:p>
          </table:table-cell>
          <table:table-cell office:value-type="float" office:value="16.89452" calcext:value-type="float">
            <text:p>16.894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2.15441" calcext:value-type="float">
            <text:p>22.15441</text:p>
          </table:table-cell>
          <table:table-cell office:value-type="float" office:value="17.97272" calcext:value-type="float">
            <text:p>17.97272</text:p>
          </table:table-cell>
          <table:table-cell office:value-type="float" office:value="15.94792" calcext:value-type="float">
            <text:p>15.947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59895" calcext:value-type="float">
            <text:p>21.5989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202" calcext:value-type="float">
            <text:p>21.202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0.75444" calcext:value-type="float">
            <text:p>20.75444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45775" calcext:value-type="float">
            <text:p>21.4577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1.15671" calcext:value-type="float">
            <text:p>21.15671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1.81873" calcext:value-type="float">
            <text:p>21.81873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86438" calcext:value-type="float">
            <text:p>22.86438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3.15077" calcext:value-type="float">
            <text:p>23.15077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88667" calcext:value-type="float">
            <text:p>21.88667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7.05167" calcext:value-type="float">
            <text:p>17.051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0.98621" calcext:value-type="float">
            <text:p>20.98621</text:p>
          </table:table-cell>
          <table:table-cell office:value-type="float" office:value="12.11486" calcext:value-type="float">
            <text:p>12.11486</text:p>
          </table:table-cell>
          <table:table-cell office:value-type="float" office:value="16.38794" calcext:value-type="float">
            <text:p>16.387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19.96054" calcext:value-type="float">
            <text:p>19.96054</text:p>
          </table:table-cell>
          <table:table-cell office:value-type="float" office:value="12.807" calcext:value-type="float">
            <text:p>12.807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8.98549" calcext:value-type="float">
            <text:p>18.98549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7.97714" calcext:value-type="float">
            <text:p>17.97714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7.91054" calcext:value-type="float">
            <text:p>17.91054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8.58988" calcext:value-type="float">
            <text:p>18.58988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6.78231" calcext:value-type="float">
            <text:p>16.78231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6.72636" calcext:value-type="float">
            <text:p>16.72636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0.12438" calcext:value-type="float">
            <text:p>20.12438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8.74573" calcext:value-type="float">
            <text:p>18.74573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7.97714" calcext:value-type="float">
            <text:p>17.97714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0.9649" calcext:value-type="float">
            <text:p>20.9649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20636" calcext:value-type="float">
            <text:p>22.20636</text:p>
          </table:table-cell>
          <table:table-cell office:value-type="float" office:value="15.57559" calcext:value-type="float">
            <text:p>15.57559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2.69388" calcext:value-type="float">
            <text:p>22.69388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6.92095" calcext:value-type="float">
            <text:p>36.9209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5.91966" calcext:value-type="float">
            <text:p>35.91966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40949" calcext:value-type="float">
            <text:p>35.40949</text:p>
          </table:table-cell>
          <table:table-cell office:value-type="float" office:value="5.0642" calcext:value-type="float">
            <text:p>5.0642</text:p>
          </table:table-cell>
          <table:table-cell office:value-type="float" office:value="7.65042" calcext:value-type="float">
            <text:p>7.650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47342" calcext:value-type="float">
            <text:p>35.47342</text:p>
          </table:table-cell>
          <table:table-cell office:value-type="float" office:value="5.10111" calcext:value-type="float">
            <text:p>5.10111</text:p>
          </table:table-cell>
          <table:table-cell office:value-type="float" office:value="6.70382" calcext:value-type="float">
            <text:p>6.703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61329" calcext:value-type="float">
            <text:p>35.61329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90634" calcext:value-type="float">
            <text:p>35.90634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40984" calcext:value-type="float">
            <text:p>36.40984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47076" calcext:value-type="float">
            <text:p>35.47076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64392" calcext:value-type="float">
            <text:p>35.64392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8.7862" calcext:value-type="float">
            <text:p>38.7862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20312" calcext:value-type="float">
            <text:p>39.20312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65699" calcext:value-type="float">
            <text:p>38.65699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96105" calcext:value-type="float">
            <text:p>39.96105</text:p>
          </table:table-cell>
          <table:table-cell office:value-type="float" office:value="2.20102" calcext:value-type="float">
            <text:p>2.20102</text:p>
          </table:table-cell>
          <table:table-cell office:value-type="float" office:value="7.80757" calcext:value-type="float">
            <text:p>7.807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9.96238" calcext:value-type="float">
            <text:p>39.96238</text:p>
          </table:table-cell>
          <table:table-cell office:value-type="float" office:value="1.1605" calcext:value-type="float">
            <text:p>1.1605</text:p>
          </table:table-cell>
          <table:table-cell office:value-type="float" office:value="7.14384" calcext:value-type="float">
            <text:p>7.143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8.85013" calcext:value-type="float">
            <text:p>38.85013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22469" calcext:value-type="float">
            <text:p>36.22469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87134" calcext:value-type="float">
            <text:p>34.87134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3.65919" calcext:value-type="float">
            <text:p>33.65919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3.6512" calcext:value-type="float">
            <text:p>33.6512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47368" calcext:value-type="float">
            <text:p>32.47368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64249" calcext:value-type="float">
            <text:p>31.64249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4205" calcext:value-type="float">
            <text:p>36.4205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66923" calcext:value-type="float">
            <text:p>35.66923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25097" calcext:value-type="float">
            <text:p>35.25097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89071" calcext:value-type="float">
            <text:p>36.89071</text:p>
          </table:table-cell>
          <table:table-cell office:value-type="float" office:value="2.90932" calcext:value-type="float">
            <text:p>2.90932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7.57538" calcext:value-type="float">
            <text:p>37.57538</text:p>
          </table:table-cell>
          <table:table-cell office:value-type="float" office:value="3.94754" calcext:value-type="float">
            <text:p>3.9475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7.87908" calcext:value-type="float">
            <text:p>37.87908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9.61833" calcext:value-type="float">
            <text:p>29.6183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7.75162" calcext:value-type="float">
            <text:p>27.7516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6.63937" calcext:value-type="float">
            <text:p>26.63937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6.89452" calcext:value-type="float">
            <text:p>16.894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6.63937" calcext:value-type="float">
            <text:p>26.63937</text:p>
          </table:table-cell>
          <table:table-cell office:value-type="float" office:value="10.19992" calcext:value-type="float">
            <text:p>10.19992</text:p>
          </table:table-cell>
          <table:table-cell office:value-type="float" office:value="15.94792" calcext:value-type="float">
            <text:p>15.947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7.33469" calcext:value-type="float">
            <text:p>27.3346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8.02468" calcext:value-type="float">
            <text:p>28.0246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97576" calcext:value-type="float">
            <text:p>28.9757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7.33336" calcext:value-type="float">
            <text:p>27.3333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7.80756" calcext:value-type="float">
            <text:p>27.8075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28781" calcext:value-type="float">
            <text:p>30.2878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65909" calcext:value-type="float">
            <text:p>29.6590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82657" calcext:value-type="float">
            <text:p>28.8265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39473" calcext:value-type="float">
            <text:p>31.39473</text:p>
          </table:table-cell>
          <table:table-cell office:value-type="float" office:value="12.63627" calcext:value-type="float">
            <text:p>12.63627</text:p>
          </table:table-cell>
          <table:table-cell office:value-type="float" office:value="17.05167" calcext:value-type="float">
            <text:p>17.051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2.29652" calcext:value-type="float">
            <text:p>32.29652</text:p>
          </table:table-cell>
          <table:table-cell office:value-type="float" office:value="12.11716" calcext:value-type="float">
            <text:p>12.11716</text:p>
          </table:table-cell>
          <table:table-cell office:value-type="float" office:value="16.38794" calcext:value-type="float">
            <text:p>16.387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2.20994" calcext:value-type="float">
            <text:p>32.2099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55955" calcext:value-type="float">
            <text:p>30.5595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21455" calcext:value-type="float">
            <text:p>30.2145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069" calcext:value-type="float">
            <text:p>29.069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38167" calcext:value-type="float">
            <text:p>28.3816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01172" calcext:value-type="float">
            <text:p>29.0117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23648" calcext:value-type="float">
            <text:p>28.2364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9.61647" calcext:value-type="float">
            <text:p>29.6164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24385" calcext:value-type="float">
            <text:p>30.2438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59418" calcext:value-type="float">
            <text:p>30.5941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24616" calcext:value-type="float">
            <text:p>29.24616</text:p>
          </table:table-cell>
          <table:table-cell office:value-type="float" office:value="10.33143" calcext:value-type="float">
            <text:p>10.33143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8.68937" calcext:value-type="float">
            <text:p>28.68937</text:p>
          </table:table-cell>
          <table:table-cell office:value-type="float" office:value="11.44348" calcext:value-type="float">
            <text:p>11.44348</text:p>
          </table:table-cell>
          <table:table-cell office:value-type="float" office:value="13.86615" calcext:value-type="float">
            <text:p>13.86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8.50555" calcext:value-type="float">
            <text:p>28.5055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45.97878" calcext:value-type="float">
            <text:p>45.97878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5.11336" calcext:value-type="float">
            <text:p>45.11336</text:p>
          </table:table-cell>
          <table:table-cell office:value-type="float" office:value="5.9986" calcext:value-type="float">
            <text:p>5.9986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51128" calcext:value-type="float">
            <text:p>44.51128</text:p>
          </table:table-cell>
          <table:table-cell office:value-type="float" office:value="5.06189" calcext:value-type="float">
            <text:p>5.06189</text:p>
          </table:table-cell>
          <table:table-cell office:value-type="float" office:value="7.65042" calcext:value-type="float">
            <text:p>7.650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4.44734" calcext:value-type="float">
            <text:p>44.44734</text:p>
          </table:table-cell>
          <table:table-cell office:value-type="float" office:value="5.09881" calcext:value-type="float">
            <text:p>5.09881</text:p>
          </table:table-cell>
          <table:table-cell office:value-type="float" office:value="6.70382" calcext:value-type="float">
            <text:p>6.703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0028" calcext:value-type="float">
            <text:p>45.0028</text:p>
          </table:table-cell>
          <table:table-cell office:value-type="float" office:value="5.581" calcext:value-type="float">
            <text:p>5.581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39975" calcext:value-type="float">
            <text:p>45.3997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5.84731" calcext:value-type="float">
            <text:p>45.84731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144" calcext:value-type="float">
            <text:p>45.144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5.44504" calcext:value-type="float">
            <text:p>45.44504</text:p>
          </table:table-cell>
          <table:table-cell office:value-type="float" office:value="5.8717" calcext:value-type="float">
            <text:p>5.8717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4.78302" calcext:value-type="float">
            <text:p>44.78302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73737" calcext:value-type="float">
            <text:p>43.73737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3.45098" calcext:value-type="float">
            <text:p>43.45098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71508" calcext:value-type="float">
            <text:p>44.71508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7.80757" calcext:value-type="float">
            <text:p>7.807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5.61554" calcext:value-type="float">
            <text:p>45.61554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7.14384" calcext:value-type="float">
            <text:p>7.143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6.64121" calcext:value-type="float">
            <text:p>46.64121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7.61626" calcext:value-type="float">
            <text:p>47.61626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8.62461" calcext:value-type="float">
            <text:p>48.62461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8.69121" calcext:value-type="float">
            <text:p>48.69121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8.01187" calcext:value-type="float">
            <text:p>48.01187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9.81944" calcext:value-type="float">
            <text:p>49.81944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9.87539" calcext:value-type="float">
            <text:p>49.87539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6.47737" calcext:value-type="float">
            <text:p>46.47737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7.85602" calcext:value-type="float">
            <text:p>47.85602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8.62461" calcext:value-type="float">
            <text:p>48.62461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63685" calcext:value-type="float">
            <text:p>45.63685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4.39539" calcext:value-type="float">
            <text:p>44.39539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.62205" calcext:value-type="float">
            <text:p>4.622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3.90787" calcext:value-type="float">
            <text:p>43.90787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42.93868" calcext:value-type="float">
            <text:p>42.93868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1.07197" calcext:value-type="float">
            <text:p>41.07197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0.65504" calcext:value-type="float">
            <text:p>40.65504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1.34503" calcext:value-type="float">
            <text:p>41.34503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2.29611" calcext:value-type="float">
            <text:p>42.29611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0.65371" calcext:value-type="float">
            <text:p>40.65371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12791" calcext:value-type="float">
            <text:p>41.12791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60816" calcext:value-type="float">
            <text:p>43.60816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97944" calcext:value-type="float">
            <text:p>42.97944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2.14692" calcext:value-type="float">
            <text:p>42.14692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5.53029" calcext:value-type="float">
            <text:p>45.53029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8799" calcext:value-type="float">
            <text:p>43.8799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8.43403" calcext:value-type="float">
            <text:p>18.43403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8.90957" calcext:value-type="float">
            <text:p>18.90957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5349" calcext:value-type="float">
            <text:p>43.5349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38935" calcext:value-type="float">
            <text:p>42.3893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70202" calcext:value-type="float">
            <text:p>41.70202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2.33207" calcext:value-type="float">
            <text:p>42.33207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55683" calcext:value-type="float">
            <text:p>41.55683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2.93682" calcext:value-type="float">
            <text:p>42.93682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5642" calcext:value-type="float">
            <text:p>43.5642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3.91453" calcext:value-type="float">
            <text:p>43.91453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1.8259" calcext:value-type="float">
            <text:p>41.8259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3.6006" calcext:value-type="float">
            <text:p>23.6006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59931" calcext:value-type="float">
            <text:p>22.59931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29294" calcext:value-type="float">
            <text:p>22.29294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58599" calcext:value-type="float">
            <text:p>22.58599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3.08949" calcext:value-type="float">
            <text:p>23.08949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15041" calcext:value-type="float">
            <text:p>22.15041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2.32357" calcext:value-type="float">
            <text:p>22.32357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5.46585" calcext:value-type="float">
            <text:p>25.4658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88277" calcext:value-type="float">
            <text:p>25.88277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5.33664" calcext:value-type="float">
            <text:p>25.33664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5.52978" calcext:value-type="float">
            <text:p>25.52978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90434" calcext:value-type="float">
            <text:p>22.90434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86806" calcext:value-type="float">
            <text:p>36.86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7.81914" calcext:value-type="float">
            <text:p>37.81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55099" calcext:value-type="float">
            <text:p>21.55099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0.33884" calcext:value-type="float">
            <text:p>20.33884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0.33085" calcext:value-type="float">
            <text:p>20.3308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9.15333" calcext:value-type="float">
            <text:p>19.15333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8.32214" calcext:value-type="float">
            <text:p>18.32214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3.10015" calcext:value-type="float">
            <text:p>23.1001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34888" calcext:value-type="float">
            <text:p>22.34888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1.93062" calcext:value-type="float">
            <text:p>21.93062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4.55873" calcext:value-type="float">
            <text:p>24.55873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3.94332" calcext:value-type="float">
            <text:p>33.94332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4.80874" calcext:value-type="float">
            <text:p>34.80874</text:p>
          </table:table-cell>
          <table:table-cell office:value-type="float" office:value="5.9986" calcext:value-type="float">
            <text:p>5.9986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9193" calcext:value-type="float">
            <text:p>34.9193</text:p>
          </table:table-cell>
          <table:table-cell office:value-type="float" office:value="5.581" calcext:value-type="float">
            <text:p>5.581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52235" calcext:value-type="float">
            <text:p>34.5223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07479" calcext:value-type="float">
            <text:p>34.07479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7781" calcext:value-type="float">
            <text:p>34.7781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47706" calcext:value-type="float">
            <text:p>34.47706</text:p>
          </table:table-cell>
          <table:table-cell office:value-type="float" office:value="5.8717" calcext:value-type="float">
            <text:p>5.8717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5.13908" calcext:value-type="float">
            <text:p>35.13908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18473" calcext:value-type="float">
            <text:p>36.18473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47112" calcext:value-type="float">
            <text:p>36.47112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3.28089" calcext:value-type="float">
            <text:p>33.28089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2.30584" calcext:value-type="float">
            <text:p>32.30584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75438" calcext:value-type="float">
            <text:p>31.75438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22992" calcext:value-type="float">
            <text:p>32.22992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29749" calcext:value-type="float">
            <text:p>31.29749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23089" calcext:value-type="float">
            <text:p>31.23089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91023" calcext:value-type="float">
            <text:p>31.91023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10266" calcext:value-type="float">
            <text:p>30.10266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04671" calcext:value-type="float">
            <text:p>30.04671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3.44473" calcext:value-type="float">
            <text:p>33.44473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06608" calcext:value-type="float">
            <text:p>32.06608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29749" calcext:value-type="float">
            <text:p>31.29749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6.01423" calcext:value-type="float">
            <text:p>36.01423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3.66307" calcext:value-type="float">
            <text:p>23.66307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5.52978" calcext:value-type="float">
            <text:p>25.52978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94671" calcext:value-type="float">
            <text:p>25.94671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25672" calcext:value-type="float">
            <text:p>25.25672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4.30564" calcext:value-type="float">
            <text:p>24.30564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5.94804" calcext:value-type="float">
            <text:p>25.94804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5.47384" calcext:value-type="float">
            <text:p>25.47384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99359" calcext:value-type="float">
            <text:p>22.99359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62231" calcext:value-type="float">
            <text:p>23.62231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4.45483" calcext:value-type="float">
            <text:p>24.45483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1.07146" calcext:value-type="float">
            <text:p>21.07146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2.72185" calcext:value-type="float">
            <text:p>22.7218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52702" calcext:value-type="float">
            <text:p>21.52702</text:p>
          </table:table-cell>
          <table:table-cell office:value-type="float" office:value="8.85716" calcext:value-type="float">
            <text:p>8.8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1.05148" calcext:value-type="float">
            <text:p>21.05148</text:p>
          </table:table-cell>
          <table:table-cell office:value-type="float" office:value="9.68081" calcext:value-type="float">
            <text:p>9.6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06685" calcext:value-type="float">
            <text:p>23.0668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4.2124" calcext:value-type="float">
            <text:p>24.2124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4.89973" calcext:value-type="float">
            <text:p>24.89973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4.26968" calcext:value-type="float">
            <text:p>24.26968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5.04492" calcext:value-type="float">
            <text:p>25.04492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3.66493" calcext:value-type="float">
            <text:p>23.66493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3.03755" calcext:value-type="float">
            <text:p>23.0375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2.68722" calcext:value-type="float">
            <text:p>22.68722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4.77585" calcext:value-type="float">
            <text:p>24.7758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43.00115" calcext:value-type="float">
            <text:p>43.0011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7.6323" calcext:value-type="float">
            <text:p>7.63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4.00244" calcext:value-type="float">
            <text:p>44.00244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8.32893" calcext:value-type="float">
            <text:p>8.32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30881" calcext:value-type="float">
            <text:p>44.30881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9.52142" calcext:value-type="float">
            <text:p>9.52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01576" calcext:value-type="float">
            <text:p>44.01576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0.72131" calcext:value-type="float">
            <text:p>10.72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3.51226" calcext:value-type="float">
            <text:p>43.51226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0.72316" calcext:value-type="float">
            <text:p>10.72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45134" calcext:value-type="float">
            <text:p>44.45134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1.91564" calcext:value-type="float">
            <text:p>11.915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4.27818" calcext:value-type="float">
            <text:p>44.27818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2.73467" calcext:value-type="float">
            <text:p>12.734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1.1359" calcext:value-type="float">
            <text:p>41.1359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8.26607" calcext:value-type="float">
            <text:p>8.26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0.71898" calcext:value-type="float">
            <text:p>40.71898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8.91131" calcext:value-type="float">
            <text:p>8.911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1.26511" calcext:value-type="float">
            <text:p>41.26511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9.34209" calcext:value-type="float">
            <text:p>9.342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1.07197" calcext:value-type="float">
            <text:p>41.07197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6.94232" calcext:value-type="float">
            <text:p>6.942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69741" calcext:value-type="float">
            <text:p>43.69741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8.6155" calcext:value-type="float">
            <text:p>8.6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05404" calcext:value-type="float">
            <text:p>43.05404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2.10296" calcext:value-type="float">
            <text:p>42.10296</text:p>
          </table:table-cell>
          <table:table-cell office:value-type="float" office:value="0" calcext:value-type="float">
            <text:p>0</text:p>
          </table:table-cell>
          <table:table-cell office:value-type="float" office:value="9.2441" calcext:value-type="float">
            <text:p>9.2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05076" calcext:value-type="float">
            <text:p>45.0507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8.85585" calcext:value-type="float">
            <text:p>8.85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6.26291" calcext:value-type="float">
            <text:p>46.26291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8.44911" calcext:value-type="float">
            <text:p>8.44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6.2709" calcext:value-type="float">
            <text:p>46.2709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7.9185" calcext:value-type="float">
            <text:p>7.91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7.44842" calcext:value-type="float">
            <text:p>47.44842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8.87249" calcext:value-type="float">
            <text:p>8.87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8.27961" calcext:value-type="float">
            <text:p>48.27961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8.67097" calcext:value-type="float">
            <text:p>8.670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3.5016" calcext:value-type="float">
            <text:p>43.5016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5.6352" calcext:value-type="float">
            <text:p>5.6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4.25287" calcext:value-type="float">
            <text:p>44.25287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5.18409" calcext:value-type="float">
            <text:p>5.184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4.67113" calcext:value-type="float">
            <text:p>44.67113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5.74059" calcext:value-type="float">
            <text:p>5.74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2.04302" calcext:value-type="float">
            <text:p>42.04302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5.65369" calcext:value-type="float">
            <text:p>5.65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2.65843" calcext:value-type="float">
            <text:p>32.65843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6.8764" calcext:value-type="float">
            <text:p>16.87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.79301" calcext:value-type="float">
            <text:p>31.79301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7.57303" calcext:value-type="float">
            <text:p>17.573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68245" calcext:value-type="float">
            <text:p>31.6824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0.27732" calcext:value-type="float">
            <text:p>0.27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0794" calcext:value-type="float">
            <text:p>32.0794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1.47721" calcext:value-type="float">
            <text:p>1.4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52696" calcext:value-type="float">
            <text:p>32.52696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1.47906" calcext:value-type="float">
            <text:p>1.479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82365" calcext:value-type="float">
            <text:p>31.8236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2.67154" calcext:value-type="float">
            <text:p>2.67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12469" calcext:value-type="float">
            <text:p>32.12469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3.49057" calcext:value-type="float">
            <text:p>3.490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1.46267" calcext:value-type="float">
            <text:p>31.46267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7.51017" calcext:value-type="float">
            <text:p>17.5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41702" calcext:value-type="float">
            <text:p>30.41702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18.15541" calcext:value-type="float">
            <text:p>18.155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13063" calcext:value-type="float">
            <text:p>30.13063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0.09799" calcext:value-type="float">
            <text:p>0.09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3.32086" calcext:value-type="float">
            <text:p>33.32086</text:p>
          </table:table-cell>
          <table:table-cell office:value-type="float" office:value="12.807" calcext:value-type="float">
            <text:p>12.807</text:p>
          </table:table-cell>
          <table:table-cell office:value-type="float" office:value="16.18642" calcext:value-type="float">
            <text:p>16.186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4.29591" calcext:value-type="float">
            <text:p>34.29591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17.8596" calcext:value-type="float">
            <text:p>17.85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84737" calcext:value-type="float">
            <text:p>34.84737</text:p>
          </table:table-cell>
          <table:table-cell office:value-type="float" office:value="14.21437" calcext:value-type="float">
            <text:p>14.2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37183" calcext:value-type="float">
            <text:p>34.37183</text:p>
          </table:table-cell>
          <table:table-cell office:value-type="float" office:value="13.39071" calcext:value-type="float">
            <text:p>13.39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30426" calcext:value-type="float">
            <text:p>35.30426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18.09995" calcext:value-type="float">
            <text:p>18.09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37086" calcext:value-type="float">
            <text:p>35.37086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7.69321" calcext:value-type="float">
            <text:p>17.693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69152" calcext:value-type="float">
            <text:p>34.69152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7.1626" calcext:value-type="float">
            <text:p>17.16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49909" calcext:value-type="float">
            <text:p>36.49909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18.11659" calcext:value-type="float">
            <text:p>18.1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55504" calcext:value-type="float">
            <text:p>36.55504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17.91507" calcext:value-type="float">
            <text:p>17.915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3.15702" calcext:value-type="float">
            <text:p>33.15702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4.8793" calcext:value-type="float">
            <text:p>14.87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53567" calcext:value-type="float">
            <text:p>34.53567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4.42819" calcext:value-type="float">
            <text:p>14.42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30426" calcext:value-type="float">
            <text:p>35.30426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4.98469" calcext:value-type="float">
            <text:p>14.98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0.58752" calcext:value-type="float">
            <text:p>30.58752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4.89779" calcext:value-type="float">
            <text:p>14.897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6.92095" calcext:value-type="float">
            <text:p>36.92095</text:p>
          </table:table-cell>
          <table:table-cell office:value-type="float" office:value="2.49703" calcext:value-type="float">
            <text:p>2.49703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5.91966" calcext:value-type="float">
            <text:p>35.91966</text:p>
          </table:table-cell>
          <table:table-cell office:value-type="float" office:value="4.07443" calcext:value-type="float">
            <text:p>4.07443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61329" calcext:value-type="float">
            <text:p>35.61329</text:p>
          </table:table-cell>
          <table:table-cell office:value-type="float" office:value="4.37898" calcext:value-type="float">
            <text:p>4.37898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90634" calcext:value-type="float">
            <text:p>35.90634</text:p>
          </table:table-cell>
          <table:table-cell office:value-type="float" office:value="3.75143" calcext:value-type="float">
            <text:p>3.7514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40984" calcext:value-type="float">
            <text:p>36.40984</text:p>
          </table:table-cell>
          <table:table-cell office:value-type="float" office:value="2.94393" calcext:value-type="float">
            <text:p>2.9439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47076" calcext:value-type="float">
            <text:p>35.47076</text:p>
          </table:table-cell>
          <table:table-cell office:value-type="float" office:value="4.29822" calcext:value-type="float">
            <text:p>4.29822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64392" calcext:value-type="float">
            <text:p>35.64392</text:p>
          </table:table-cell>
          <table:table-cell office:value-type="float" office:value="3.85064" calcext:value-type="float">
            <text:p>3.85064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8.7862" calcext:value-type="float">
            <text:p>38.7862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20312" calcext:value-type="float">
            <text:p>39.20312</text:p>
          </table:table-cell>
          <table:table-cell office:value-type="float" office:value="3.76758" calcext:value-type="float">
            <text:p>3.76758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65699" calcext:value-type="float">
            <text:p>38.65699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8.85013" calcext:value-type="float">
            <text:p>38.85013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22469" calcext:value-type="float">
            <text:p>36.22469</text:p>
          </table:table-cell>
          <table:table-cell office:value-type="float" office:value="1.00823" calcext:value-type="float">
            <text:p>1.0082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87134" calcext:value-type="float">
            <text:p>34.87134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3.65919" calcext:value-type="float">
            <text:p>33.65919</text:p>
          </table:table-cell>
          <table:table-cell office:value-type="float" office:value="1.24817" calcext:value-type="float">
            <text:p>1.24817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3.6512" calcext:value-type="float">
            <text:p>33.6512</text:p>
          </table:table-cell>
          <table:table-cell office:value-type="float" office:value="2.03722" calcext:value-type="float">
            <text:p>2.03722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47368" calcext:value-type="float">
            <text:p>32.47368</text:p>
          </table:table-cell>
          <table:table-cell office:value-type="float" office:value="0.62985" calcext:value-type="float">
            <text:p>0.62985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64249" calcext:value-type="float">
            <text:p>31.64249</text:p>
          </table:table-cell>
          <table:table-cell office:value-type="float" office:value="1.04514" calcext:value-type="float">
            <text:p>1.04514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4205" calcext:value-type="float">
            <text:p>36.4205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5.66923" calcext:value-type="float">
            <text:p>35.66923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5.25097" calcext:value-type="float">
            <text:p>35.25097</text:p>
          </table:table-cell>
          <table:table-cell office:value-type="float" office:value="0.40606" calcext:value-type="float">
            <text:p>0.40606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7.87908" calcext:value-type="float">
            <text:p>37.87908</text:p>
          </table:table-cell>
          <table:table-cell office:value-type="float" office:value="4.33514" calcext:value-type="float">
            <text:p>4.33514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9.61833" calcext:value-type="float">
            <text:p>29.61833</text:p>
          </table:table-cell>
          <table:table-cell office:value-type="float" office:value="10.15147" calcext:value-type="float">
            <text:p>10.15147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7.75162" calcext:value-type="float">
            <text:p>27.75162</text:p>
          </table:table-cell>
          <table:table-cell office:value-type="float" office:value="10.07303" calcext:value-type="float">
            <text:p>10.0730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7.33469" calcext:value-type="float">
            <text:p>27.33469</text:p>
          </table:table-cell>
          <table:table-cell office:value-type="float" office:value="9.95998" calcext:value-type="float">
            <text:p>9.95998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8.02468" calcext:value-type="float">
            <text:p>28.02468</text:p>
          </table:table-cell>
          <table:table-cell office:value-type="float" office:value="9.89999" calcext:value-type="float">
            <text:p>9.8999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97576" calcext:value-type="float">
            <text:p>28.97576</text:p>
          </table:table-cell>
          <table:table-cell office:value-type="float" office:value="9.93229" calcext:value-type="float">
            <text:p>9.93229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7.33336" calcext:value-type="float">
            <text:p>27.33336</text:p>
          </table:table-cell>
          <table:table-cell office:value-type="float" office:value="9.79617" calcext:value-type="float">
            <text:p>9.79617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7.80756" calcext:value-type="float">
            <text:p>27.80756</text:p>
          </table:table-cell>
          <table:table-cell office:value-type="float" office:value="9.72234" calcext:value-type="float">
            <text:p>9.72234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28781" calcext:value-type="float">
            <text:p>30.28781</text:p>
          </table:table-cell>
          <table:table-cell office:value-type="float" office:value="11.91875" calcext:value-type="float">
            <text:p>11.91875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65909" calcext:value-type="float">
            <text:p>29.65909</text:p>
          </table:table-cell>
          <table:table-cell office:value-type="float" office:value="12.76317" calcext:value-type="float">
            <text:p>12.76317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82657" calcext:value-type="float">
            <text:p>28.82657</text:p>
          </table:table-cell>
          <table:table-cell office:value-type="float" office:value="12.6132" calcext:value-type="float">
            <text:p>12.6132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2.20994" calcext:value-type="float">
            <text:p>32.20994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55955" calcext:value-type="float">
            <text:p>30.55955</text:p>
          </table:table-cell>
          <table:table-cell office:value-type="float" office:value="8.80409" calcext:value-type="float">
            <text:p>8.80409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21455" calcext:value-type="float">
            <text:p>30.21455</text:p>
          </table:table-cell>
          <table:table-cell office:value-type="float" office:value="7.44057" calcext:value-type="float">
            <text:p>7.44057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069" calcext:value-type="float">
            <text:p>29.069</text:p>
          </table:table-cell>
          <table:table-cell office:value-type="float" office:value="6.70228" calcext:value-type="float">
            <text:p>6.70228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38167" calcext:value-type="float">
            <text:p>28.38167</text:p>
          </table:table-cell>
          <table:table-cell office:value-type="float" office:value="7.08988" calcext:value-type="float">
            <text:p>7.08988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.01172" calcext:value-type="float">
            <text:p>29.01172</text:p>
          </table:table-cell>
          <table:table-cell office:value-type="float" office:value="5.36644" calcext:value-type="float">
            <text:p>5.3664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8.23648" calcext:value-type="float">
            <text:p>28.23648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9.61647" calcext:value-type="float">
            <text:p>29.61647</text:p>
          </table:table-cell>
          <table:table-cell office:value-type="float" office:value="9.57468" calcext:value-type="float">
            <text:p>9.57468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24385" calcext:value-type="float">
            <text:p>30.24385</text:p>
          </table:table-cell>
          <table:table-cell office:value-type="float" office:value="8.34497" calcext:value-type="float">
            <text:p>8.34497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59418" calcext:value-type="float">
            <text:p>30.59418</text:p>
          </table:table-cell>
          <table:table-cell office:value-type="float" office:value="7.65975" calcext:value-type="float">
            <text:p>7.65975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8.50555" calcext:value-type="float">
            <text:p>28.50555</text:p>
          </table:table-cell>
          <table:table-cell office:value-type="float" office:value="11.90029" calcext:value-type="float">
            <text:p>11.90029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45.97878" calcext:value-type="float">
            <text:p>45.97878</text:p>
          </table:table-cell>
          <table:table-cell office:value-type="float" office:value="7.65444" calcext:value-type="float">
            <text:p>7.65444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5.11336" calcext:value-type="float">
            <text:p>45.11336</text:p>
          </table:table-cell>
          <table:table-cell office:value-type="float" office:value="5.9986" calcext:value-type="float">
            <text:p>5.9986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0028" calcext:value-type="float">
            <text:p>45.0028</text:p>
          </table:table-cell>
          <table:table-cell office:value-type="float" office:value="5.581" calcext:value-type="float">
            <text:p>5.581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39975" calcext:value-type="float">
            <text:p>45.39975</text:p>
          </table:table-cell>
          <table:table-cell office:value-type="float" office:value="6.14856" calcext:value-type="float">
            <text:p>6.14856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5.84731" calcext:value-type="float">
            <text:p>45.84731</text:p>
          </table:table-cell>
          <table:table-cell office:value-type="float" office:value="6.98836" calcext:value-type="float">
            <text:p>6.98836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5.144" calcext:value-type="float">
            <text:p>45.144</text:p>
          </table:table-cell>
          <table:table-cell office:value-type="float" office:value="5.49794" calcext:value-type="float">
            <text:p>5.49794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5.44504" calcext:value-type="float">
            <text:p>45.44504</text:p>
          </table:table-cell>
          <table:table-cell office:value-type="float" office:value="5.8717" calcext:value-type="float">
            <text:p>5.8717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4.78302" calcext:value-type="float">
            <text:p>44.78302</text:p>
          </table:table-cell>
          <table:table-cell office:value-type="float" office:value="9.11787" calcext:value-type="float">
            <text:p>9.1178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3.73737" calcext:value-type="float">
            <text:p>43.73737</text:p>
          </table:table-cell>
          <table:table-cell office:value-type="float" office:value="8.99559" calcext:value-type="float">
            <text:p>8.99559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3.45098" calcext:value-type="float">
            <text:p>43.45098</text:p>
          </table:table-cell>
          <table:table-cell office:value-type="float" office:value="8.19962" calcext:value-type="float">
            <text:p>8.1996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6.64121" calcext:value-type="float">
            <text:p>46.64121</text:p>
          </table:table-cell>
          <table:table-cell office:value-type="float" office:value="10.26452" calcext:value-type="float">
            <text:p>10.26452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7.61626" calcext:value-type="float">
            <text:p>47.61626</text:p>
          </table:table-cell>
          <table:table-cell office:value-type="float" office:value="7.79587" calcext:value-type="float">
            <text:p>7.79587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8.62461" calcext:value-type="float">
            <text:p>48.62461</text:p>
          </table:table-cell>
          <table:table-cell office:value-type="float" office:value="6.81533" calcext:value-type="float">
            <text:p>6.81533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8.69121" calcext:value-type="float">
            <text:p>48.69121</text:p>
          </table:table-cell>
          <table:table-cell office:value-type="float" office:value="5.45411" calcext:value-type="float">
            <text:p>5.45411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8.01187" calcext:value-type="float">
            <text:p>48.01187</text:p>
          </table:table-cell>
          <table:table-cell office:value-type="float" office:value="5.05266" calcext:value-type="float">
            <text:p>5.05266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9.81944" calcext:value-type="float">
            <text:p>49.81944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9.87539" calcext:value-type="float">
            <text:p>49.87539</text:p>
          </table:table-cell>
          <table:table-cell office:value-type="float" office:value="3.80911" calcext:value-type="float">
            <text:p>3.80911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46.47737" calcext:value-type="float">
            <text:p>46.47737</text:p>
          </table:table-cell>
          <table:table-cell office:value-type="float" office:value="7.36443" calcext:value-type="float">
            <text:p>7.36443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47.85602" calcext:value-type="float">
            <text:p>47.85602</text:p>
          </table:table-cell>
          <table:table-cell office:value-type="float" office:value="7.29291" calcext:value-type="float">
            <text:p>7.29291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48.62461" calcext:value-type="float">
            <text:p>48.62461</text:p>
          </table:table-cell>
          <table:table-cell office:value-type="float" office:value="7.25369" calcext:value-type="float">
            <text:p>7.25369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43.90787" calcext:value-type="float">
            <text:p>43.90787</text:p>
          </table:table-cell>
          <table:table-cell office:value-type="float" office:value="7.56515" calcext:value-type="float">
            <text:p>7.56515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9.6808" calcext:value-type="float">
            <text:p>29.6808</text:p>
          </table:table-cell>
          <table:table-cell office:value-type="float" office:value="20.57449" calcext:value-type="float">
            <text:p>20.57449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68209" calcext:value-type="float">
            <text:p>30.68209</text:p>
          </table:table-cell>
          <table:table-cell office:value-type="float" office:value="18.99709" calcext:value-type="float">
            <text:p>18.99709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98846" calcext:value-type="float">
            <text:p>30.98846</text:p>
          </table:table-cell>
          <table:table-cell office:value-type="float" office:value="18.69255" calcext:value-type="float">
            <text:p>18.69255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69541" calcext:value-type="float">
            <text:p>30.69541</text:p>
          </table:table-cell>
          <table:table-cell office:value-type="float" office:value="19.32009" calcext:value-type="float">
            <text:p>19.32009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19191" calcext:value-type="float">
            <text:p>30.19191</text:p>
          </table:table-cell>
          <table:table-cell office:value-type="float" office:value="20.1276" calcext:value-type="float">
            <text:p>20.127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13099" calcext:value-type="float">
            <text:p>31.1309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0.95783" calcext:value-type="float">
            <text:p>30.95783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7.81555" calcext:value-type="float">
            <text:p>27.81555</text:p>
          </table:table-cell>
          <table:table-cell office:value-type="float" office:value="20.27064" calcext:value-type="float">
            <text:p>20.27064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7.39863" calcext:value-type="float">
            <text:p>27.39863</text:p>
          </table:table-cell>
          <table:table-cell office:value-type="float" office:value="19.30394" calcext:value-type="float">
            <text:p>19.303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7.94476" calcext:value-type="float">
            <text:p>27.94476</text:p>
          </table:table-cell>
          <table:table-cell office:value-type="float" office:value="18.65794" calcext:value-type="float">
            <text:p>18.65794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7.75162" calcext:value-type="float">
            <text:p>27.75162</text:p>
          </table:table-cell>
          <table:table-cell office:value-type="float" office:value="22.45321" calcext:value-type="float">
            <text:p>22.45321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37706" calcext:value-type="float">
            <text:p>30.37706</text:p>
          </table:table-cell>
          <table:table-cell office:value-type="float" office:value="22.0633" calcext:value-type="float">
            <text:p>22.0633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1.73041" calcext:value-type="float">
            <text:p>31.73041</text:p>
          </table:table-cell>
          <table:table-cell office:value-type="float" office:value="22.44628" calcext:value-type="float">
            <text:p>22.44628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2.94256" calcext:value-type="float">
            <text:p>32.94256</text:p>
          </table:table-cell>
          <table:table-cell office:value-type="float" office:value="21.82335" calcext:value-type="float">
            <text:p>21.82335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2.95055" calcext:value-type="float">
            <text:p>32.95055</text:p>
          </table:table-cell>
          <table:table-cell office:value-type="float" office:value="21.03431" calcext:value-type="float">
            <text:p>21.03431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4.12807" calcext:value-type="float">
            <text:p>34.12807</text:p>
          </table:table-cell>
          <table:table-cell office:value-type="float" office:value="22.44167" calcext:value-type="float">
            <text:p>22.44167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4.95926" calcext:value-type="float">
            <text:p>34.95926</text:p>
          </table:table-cell>
          <table:table-cell office:value-type="float" office:value="22.02638" calcext:value-type="float">
            <text:p>22.02638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0.18125" calcext:value-type="float">
            <text:p>30.18125</text:p>
          </table:table-cell>
          <table:table-cell office:value-type="float" office:value="20.86127" calcext:value-type="float">
            <text:p>20.86127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0.93252" calcext:value-type="float">
            <text:p>30.93252</text:p>
          </table:table-cell>
          <table:table-cell office:value-type="float" office:value="22.01946" calcext:value-type="float">
            <text:p>22.01946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1.35078" calcext:value-type="float">
            <text:p>31.35078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8.72267" calcext:value-type="float">
            <text:p>28.72267</text:p>
          </table:table-cell>
          <table:table-cell office:value-type="float" office:value="18.73638" calcext:value-type="float">
            <text:p>18.73638</text:p>
          </table:table-cell>
          <table:table-cell office:value-type="float" office:value="12.83451" calcext:value-type="float">
            <text:p>12.83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36.98342" calcext:value-type="float">
            <text:p>36.98342</text:p>
          </table:table-cell>
          <table:table-cell office:value-type="float" office:value="12.92005" calcext:value-type="float">
            <text:p>12.92005</text:p>
          </table:table-cell>
          <table:table-cell office:value-type="float" office:value="1.6118" calcext:value-type="float">
            <text:p>1.6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8.85013" calcext:value-type="float">
            <text:p>38.85013</text:p>
          </table:table-cell>
          <table:table-cell office:value-type="float" office:value="12.9985" calcext:value-type="float">
            <text:p>12.9985</text:p>
          </table:table-cell>
          <table:table-cell office:value-type="float" office:value="0.91517" calcext:value-type="float">
            <text:p>0.9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26706" calcext:value-type="float">
            <text:p>39.26706</text:p>
          </table:table-cell>
          <table:table-cell office:value-type="float" office:value="13.11155" calcext:value-type="float">
            <text:p>13.11155</text:p>
          </table:table-cell>
          <table:table-cell office:value-type="float" office:value="18.21088" calcext:value-type="float">
            <text:p>18.210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8.57707" calcext:value-type="float">
            <text:p>38.57707</text:p>
          </table:table-cell>
          <table:table-cell office:value-type="float" office:value="13.17153" calcext:value-type="float">
            <text:p>13.17153</text:p>
          </table:table-cell>
          <table:table-cell office:value-type="float" office:value="17.01099" calcext:value-type="float">
            <text:p>17.010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7.62599" calcext:value-type="float">
            <text:p>37.62599</text:p>
          </table:table-cell>
          <table:table-cell office:value-type="float" office:value="13.13923" calcext:value-type="float">
            <text:p>13.13923</text:p>
          </table:table-cell>
          <table:table-cell office:value-type="float" office:value="17.00914" calcext:value-type="float">
            <text:p>17.009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9.26839" calcext:value-type="float">
            <text:p>39.26839</text:p>
          </table:table-cell>
          <table:table-cell office:value-type="float" office:value="13.27535" calcext:value-type="float">
            <text:p>13.27535</text:p>
          </table:table-cell>
          <table:table-cell office:value-type="float" office:value="15.81666" calcext:value-type="float">
            <text:p>15.81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79419" calcext:value-type="float">
            <text:p>38.79419</text:p>
          </table:table-cell>
          <table:table-cell office:value-type="float" office:value="13.34918" calcext:value-type="float">
            <text:p>13.34918</text:p>
          </table:table-cell>
          <table:table-cell office:value-type="float" office:value="14.99763" calcext:value-type="float">
            <text:p>14.997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31394" calcext:value-type="float">
            <text:p>36.31394</text:p>
          </table:table-cell>
          <table:table-cell office:value-type="float" office:value="11.15277" calcext:value-type="float">
            <text:p>11.15277</text:p>
          </table:table-cell>
          <table:table-cell office:value-type="float" office:value="0.97803" calcext:value-type="float">
            <text:p>0.97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94266" calcext:value-type="float">
            <text:p>36.94266</text:p>
          </table:table-cell>
          <table:table-cell office:value-type="float" office:value="10.30836" calcext:value-type="float">
            <text:p>10.30836</text:p>
          </table:table-cell>
          <table:table-cell office:value-type="float" office:value="0.33279" calcext:value-type="float">
            <text:p>0.3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7.77518" calcext:value-type="float">
            <text:p>37.77518</text:p>
          </table:table-cell>
          <table:table-cell office:value-type="float" office:value="10.45832" calcext:value-type="float">
            <text:p>10.45832</text:p>
          </table:table-cell>
          <table:table-cell office:value-type="float" office:value="18.39021" calcext:value-type="float">
            <text:p>18.39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4.39181" calcext:value-type="float">
            <text:p>34.39181</text:p>
          </table:table-cell>
          <table:table-cell office:value-type="float" office:value="12.18869" calcext:value-type="float">
            <text:p>12.18869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0422" calcext:value-type="float">
            <text:p>36.0422</text:p>
          </table:table-cell>
          <table:table-cell office:value-type="float" office:value="14.26743" calcext:value-type="float">
            <text:p>14.26743</text:p>
          </table:table-cell>
          <table:table-cell office:value-type="float" office:value="0.6286" calcext:value-type="float">
            <text:p>0.6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3872" calcext:value-type="float">
            <text:p>36.3872</text:p>
          </table:table-cell>
          <table:table-cell office:value-type="float" office:value="15.63096" calcext:value-type="float">
            <text:p>15.63096</text:p>
          </table:table-cell>
          <table:table-cell office:value-type="float" office:value="0.38825" calcext:value-type="float">
            <text:p>0.388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7.53275" calcext:value-type="float">
            <text:p>37.53275</text:p>
          </table:table-cell>
          <table:table-cell office:value-type="float" office:value="16.36925" calcext:value-type="float">
            <text:p>16.36925</text:p>
          </table:table-cell>
          <table:table-cell office:value-type="float" office:value="0.79499" calcext:value-type="float">
            <text:p>0.794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22008" calcext:value-type="float">
            <text:p>38.22008</text:p>
          </table:table-cell>
          <table:table-cell office:value-type="float" office:value="15.98164" calcext:value-type="float">
            <text:p>15.98164</text:p>
          </table:table-cell>
          <table:table-cell office:value-type="float" office:value="1.3256" calcext:value-type="float">
            <text:p>1.3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7.59003" calcext:value-type="float">
            <text:p>37.59003</text:p>
          </table:table-cell>
          <table:table-cell office:value-type="float" office:value="17.70509" calcext:value-type="float">
            <text:p>17.70509</text:p>
          </table:table-cell>
          <table:table-cell office:value-type="float" office:value="0.37161" calcext:value-type="float">
            <text:p>0.37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8.36527" calcext:value-type="float">
            <text:p>38.36527</text:p>
          </table:table-cell>
          <table:table-cell office:value-type="float" office:value="18.21727" calcext:value-type="float">
            <text:p>18.21727</text:p>
          </table:table-cell>
          <table:table-cell office:value-type="float" office:value="0.57313" calcext:value-type="float">
            <text:p>0.57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6.98528" calcext:value-type="float">
            <text:p>36.98528</text:p>
          </table:table-cell>
          <table:table-cell office:value-type="float" office:value="13.49684" calcext:value-type="float">
            <text:p>13.49684</text:p>
          </table:table-cell>
          <table:table-cell office:value-type="float" office:value="3.6089" calcext:value-type="float">
            <text:p>3.6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6.3579" calcext:value-type="float">
            <text:p>36.3579</text:p>
          </table:table-cell>
          <table:table-cell office:value-type="float" office:value="14.72655" calcext:value-type="float">
            <text:p>14.72655</text:p>
          </table:table-cell>
          <table:table-cell office:value-type="float" office:value="4.06001" calcext:value-type="float">
            <text:p>4.06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36.00757" calcext:value-type="float">
            <text:p>36.00757</text:p>
          </table:table-cell>
          <table:table-cell office:value-type="float" office:value="15.41178" calcext:value-type="float">
            <text:p>15.41178</text:p>
          </table:table-cell>
          <table:table-cell office:value-type="float" office:value="3.50351" calcext:value-type="float">
            <text:p>3.50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38.0962" calcext:value-type="float">
            <text:p>38.0962</text:p>
          </table:table-cell>
          <table:table-cell office:value-type="float" office:value="11.17123" calcext:value-type="float">
            <text:p>11.17123</text:p>
          </table:table-cell>
          <table:table-cell office:value-type="float" office:value="3.59041" calcext:value-type="float">
            <text:p>3.59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20.62297" calcext:value-type="float">
            <text:p>20.62297</text:p>
          </table:table-cell>
          <table:table-cell office:value-type="float" office:value="15.41708" calcext:value-type="float">
            <text:p>15.41708</text:p>
          </table:table-cell>
          <table:table-cell office:value-type="float" office:value="10.8559" calcext:value-type="float">
            <text:p>10.85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1.48839" calcext:value-type="float">
            <text:p>21.48839</text:p>
          </table:table-cell>
          <table:table-cell office:value-type="float" office:value="17.07293" calcext:value-type="float">
            <text:p>17.07293</text:p>
          </table:table-cell>
          <table:table-cell office:value-type="float" office:value="10.15927" calcext:value-type="float">
            <text:p>10.15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59895" calcext:value-type="float">
            <text:p>21.59895</text:p>
          </table:table-cell>
          <table:table-cell office:value-type="float" office:value="17.49052" calcext:value-type="float">
            <text:p>17.49052</text:p>
          </table:table-cell>
          <table:table-cell office:value-type="float" office:value="8.96678" calcext:value-type="float">
            <text:p>8.966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202" calcext:value-type="float">
            <text:p>21.202</text:p>
          </table:table-cell>
          <table:table-cell office:value-type="float" office:value="16.92296" calcext:value-type="float">
            <text:p>16.92296</text:p>
          </table:table-cell>
          <table:table-cell office:value-type="float" office:value="7.76689" calcext:value-type="float">
            <text:p>7.76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0.75444" calcext:value-type="float">
            <text:p>20.75444</text:p>
          </table:table-cell>
          <table:table-cell office:value-type="float" office:value="16.08316" calcext:value-type="float">
            <text:p>16.08316</text:p>
          </table:table-cell>
          <table:table-cell office:value-type="float" office:value="7.76504" calcext:value-type="float">
            <text:p>7.76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1.45775" calcext:value-type="float">
            <text:p>21.45775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6.57256" calcext:value-type="float">
            <text:p>6.572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1.15671" calcext:value-type="float">
            <text:p>21.15671</text:p>
          </table:table-cell>
          <table:table-cell office:value-type="float" office:value="17.19982" calcext:value-type="float">
            <text:p>17.19982</text:p>
          </table:table-cell>
          <table:table-cell office:value-type="float" office:value="5.75353" calcext:value-type="float">
            <text:p>5.75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1.81873" calcext:value-type="float">
            <text:p>21.81873</text:p>
          </table:table-cell>
          <table:table-cell office:value-type="float" office:value="13.95366" calcext:value-type="float">
            <text:p>13.95366</text:p>
          </table:table-cell>
          <table:table-cell office:value-type="float" office:value="10.22213" calcext:value-type="float">
            <text:p>10.22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2.86438" calcext:value-type="float">
            <text:p>22.86438</text:p>
          </table:table-cell>
          <table:table-cell office:value-type="float" office:value="14.07594" calcext:value-type="float">
            <text:p>14.07594</text:p>
          </table:table-cell>
          <table:table-cell office:value-type="float" office:value="9.57689" calcext:value-type="float">
            <text:p>9.576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23.15077" calcext:value-type="float">
            <text:p>23.15077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14611" calcext:value-type="float">
            <text:p>9.146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19.96054" calcext:value-type="float">
            <text:p>19.96054</text:p>
          </table:table-cell>
          <table:table-cell office:value-type="float" office:value="12.807" calcext:value-type="float">
            <text:p>12.807</text:p>
          </table:table-cell>
          <table:table-cell office:value-type="float" office:value="11.54588" calcext:value-type="float">
            <text:p>11.545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8.98549" calcext:value-type="float">
            <text:p>18.98549</text:p>
          </table:table-cell>
          <table:table-cell office:value-type="float" office:value="15.27566" calcext:value-type="float">
            <text:p>15.27566</text:p>
          </table:table-cell>
          <table:table-cell office:value-type="float" office:value="9.8727" calcext:value-type="float">
            <text:p>9.87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7.97714" calcext:value-type="float">
            <text:p>17.97714</text:p>
          </table:table-cell>
          <table:table-cell office:value-type="float" office:value="16.2562" calcext:value-type="float">
            <text:p>16.2562</text:p>
          </table:table-cell>
          <table:table-cell office:value-type="float" office:value="9.63235" calcext:value-type="float">
            <text:p>9.632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7.91054" calcext:value-type="float">
            <text:p>17.91054</text:p>
          </table:table-cell>
          <table:table-cell office:value-type="float" office:value="17.61741" calcext:value-type="float">
            <text:p>17.61741</text:p>
          </table:table-cell>
          <table:table-cell office:value-type="float" office:value="10.03909" calcext:value-type="float">
            <text:p>10.03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8.58988" calcext:value-type="float">
            <text:p>18.58988</text:p>
          </table:table-cell>
          <table:table-cell office:value-type="float" office:value="18.01886" calcext:value-type="float">
            <text:p>18.01886</text:p>
          </table:table-cell>
          <table:table-cell office:value-type="float" office:value="10.5697" calcext:value-type="float">
            <text:p>10.56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6.78231" calcext:value-type="float">
            <text:p>16.78231</text:p>
          </table:table-cell>
          <table:table-cell office:value-type="float" office:value="18.33494" calcext:value-type="float">
            <text:p>18.33494</text:p>
          </table:table-cell>
          <table:table-cell office:value-type="float" office:value="9.61571" calcext:value-type="float">
            <text:p>9.61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6.72636" calcext:value-type="float">
            <text:p>16.72636</text:p>
          </table:table-cell>
          <table:table-cell office:value-type="float" office:value="19.26241" calcext:value-type="float">
            <text:p>19.26241</text:p>
          </table:table-cell>
          <table:table-cell office:value-type="float" office:value="9.81723" calcext:value-type="float">
            <text:p>9.81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float" office:value="20.12438" calcext:value-type="float">
            <text:p>20.12438</text:p>
          </table:table-cell>
          <table:table-cell office:value-type="float" office:value="15.70709" calcext:value-type="float">
            <text:p>15.70709</text:p>
          </table:table-cell>
          <table:table-cell office:value-type="float" office:value="12.853" calcext:value-type="float">
            <text:p>12.8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18.74573" calcext:value-type="float">
            <text:p>18.74573</text:p>
          </table:table-cell>
          <table:table-cell office:value-type="float" office:value="15.77861" calcext:value-type="float">
            <text:p>15.77861</text:p>
          </table:table-cell>
          <table:table-cell office:value-type="float" office:value="13.30411" calcext:value-type="float">
            <text:p>13.304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office:value-type="float" office:value="17.97714" calcext:value-type="float">
            <text:p>17.97714</text:p>
          </table:table-cell>
          <table:table-cell office:value-type="float" office:value="15.81784" calcext:value-type="float">
            <text:p>15.81784</text:p>
          </table:table-cell>
          <table:table-cell office:value-type="float" office:value="12.74761" calcext:value-type="float">
            <text:p>12.747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22.69388" calcext:value-type="float">
            <text:p>22.69388</text:p>
          </table:table-cell>
          <table:table-cell office:value-type="float" office:value="15.50637" calcext:value-type="float">
            <text:p>15.50637</text:p>
          </table:table-cell>
          <table:table-cell office:value-type="float" office:value="12.83451" calcext:value-type="float">
            <text:p>12.83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3:01:46.777722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1.6.2$Linux_X86_64 LibreOffice_project/10$Build-2</meta:generator>
    <dc:date>2021-10-21T13:27:27.997635618</dc:date>
    <meta:editing-duration>PT15M30S</meta:editing-duration>
    <meta:editing-cycles>1</meta:editing-cycles>
    <meta:document-statistic meta:table-count="1" meta:cell-count="7202" meta:object-count="0"/>
  </office:meta>
</office:document-meta>
</file>